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2B10000016AC4C5EC0E5575AB55.png" manifest:media-type="image/png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Pictures/100002010000016100000295BAFE577E0D8280F8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StarSymbol1" svg:font-family="Star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StarSymbol" svg:font-family="Star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Ultrafine_20_Dashed" svg:stroke-width="0.081cm" svg:stroke-color="#666666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5" style:family="graphic" style:parent-style-name="standard">
      <style:graphic-properties svg:stroke-color="#000000" draw:fill-color="#212121" draw:textarea-horizontal-align="justify" draw:textarea-vertical-align="middle" draw:auto-grow-height="false" fo:min-height="1.194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8cm" fo:min-width="0cm"/>
    </style:style>
    <style:style style:name="gr7" style:family="graphic" style:parent-style-name="standard">
      <style:graphic-properties svg:stroke-color="#000000" draw:fill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-1%" draw:blue="0%" fo:clip="rect(0cm, 0cm, 0cm, 0cm)" draw:image-opacity="94%" style:mirror="non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94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95cm" fo:min-width="0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012cm" fo:min-width="7.412cm" fo:padding-top="0.151cm" fo:padding-bottom="0.151cm" fo:padding-left="0.276cm" fo:padding-right="0.276cm"/>
    </style:style>
    <style:style style:name="gr14" style:family="graphic" style:parent-style-name="standard" style:list-style-name="L1">
      <style:graphic-properties draw:stroke="solid" svg:stroke-color="#000000" draw:fill="none" draw:fill-color="#ffffff" fo:min-height="2.976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535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34cm" fo:min-width="2.148cm"/>
      <style:paragraph-properties style:writing-mode="lr-tb"/>
    </style:style>
    <style:style style:name="gr17" style:family="graphic" style:parent-style-name="objectwithoutfill">
      <style:graphic-properties draw:stroke="dash" draw:stroke-dash="Ultrafine_20_Dashed" svg:stroke-width="0.081cm" svg:stroke-color="#666666" draw:marker-start="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1.423cm" fo:min-width="2.6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21" style:family="graphic" style:parent-style-name="standard">
      <style:graphic-properties draw:stroke="none" draw:fill="none" fo:min-height="0.713cm"/>
      <style:paragraph-properties style:writing-mode="lr-tb"/>
    </style:style>
    <style:style style:name="gr22" style:family="graphic" style:parent-style-name="standard">
      <style:graphic-properties draw:stroke="none" draw:fill="none" fo:min-height="1.474cm"/>
      <style:paragraph-properties style:writing-mode="lr-tb"/>
    </style:style>
    <style:style style:name="gr23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24" style:family="graphic" style:parent-style-name="standard">
      <style:graphic-properties svg:stroke-color="#666666" draw:fill-color="#666666" draw:textarea-vertical-align="middle"/>
    </style:style>
    <style:style style:name="gr25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7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31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4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5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6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8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9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40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4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3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5" style:family="graphic" style:parent-style-name="objectwithoutfill">
      <style:graphic-properties draw:stroke="solid" draw:stroke-dash="Double_20_Dash" svg:stroke-color="#000000" draw:marker-end="Arrow" draw:marker-end-width="0.3cm" draw:fill="solid" draw:textarea-vertical-align="middle"/>
    </style:style>
    <style:style style:name="gr46" style:family="graphic" style:parent-style-name="objectwithoutfill">
      <style:graphic-properties svg:stroke-width="0.035cm" svg:stroke-color="#8d281e" draw:marker-start-width="0.252cm" draw:marker-end="Symmetric_20_Arrow" draw:marker-end-width="0.352cm" draw:fill="solid" draw:fill-color="#8d281e" draw:textarea-vertical-align="middle" fo:padding-top="0.142cm" fo:padding-bottom="0.142cm" fo:padding-left="0.267cm" fo:padding-right="0.267cm"/>
    </style:style>
    <style:style style:name="gr47" style:family="graphic" style:parent-style-name="objectwithoutfill">
      <style:graphic-properties draw:stroke="dash" draw:stroke-dash="Ultrafine_20_Dashed" svg:stroke-width="0.106cm" svg:stroke-color="#000000" draw:marker-start-width="0.358cm" draw:marker-end="Symmetric_20_Arrow" draw:marker-end-width="0.458cm" draw:fill="solid" draw:textarea-vertical-align="middle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028cm" draw:marker-start-width="0.242cm" draw:marker-end="Symmetric_20_Arrow" draw:marker-end-width="0.342cm" draw:fill="solid" draw:fill-color="#355269" draw:textarea-vertical-align="middle" fo:padding-top="0.139cm" fo:padding-bottom="0.139cm" fo:padding-left="0.264cm" fo:padding-right="0.264cm"/>
    </style:style>
    <style:style style:name="gr49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fill-color="#000000" draw:textarea-vertical-align="middle" fo:padding-top="0.142cm" fo:padding-bottom="0.142cm" fo:padding-left="0.267cm" fo:padding-right="0.267cm"/>
    </style:style>
    <style:style style:name="gr50" style:family="graphic" style:parent-style-name="objectwithoutfill">
      <style:graphic-properties draw:stroke="solid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draw:stroke="dash" draw:stroke-dash="Long_20_Dash" svg:stroke-width="0.035cm" svg:stroke-color="#8d281e" draw:marker-start-width="0.252cm" draw:marker-end="" draw:marker-end-width="0.352cm" draw:fill="solid" draw:fill-color="#8d281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3" style:family="graphic" style:parent-style-name="standard">
      <style:graphic-properties draw:stroke="none" draw:fill="solid" draw:fill-color="#355269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5" style:family="graphic" style:parent-style-name="standard">
      <style:graphic-properties draw:stroke="none" draw:fill="solid" draw:fill-color="#8d28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6" style:family="graphic" style:parent-style-name="Object_20_with_20_no_20_fill_20_and_20_no_20_line">
      <style:graphic-properties draw:fill="bitmap" draw:fill-image-name="Bitmap_20_6" draw:opacity="100%" style:repeat="no-repeat" draw:textarea-horizontal-align="center" draw:textarea-vertical-align="middle"/>
    </style:style>
    <style:style style:name="gr57" style:family="graphic" style:parent-style-name="Object_20_with_20_no_20_fill_20_and_20_no_20_line">
      <style:graphic-properties draw:fill="solid" draw:fill-color="#ffffff" draw:opacity="100%" draw:opacity-name="Transparency_20_1575" style:repeat="no-repeat" draw:textarea-horizontal-align="center" draw:textarea-vertical-align="middle"/>
    </style:style>
    <style:style style:name="gr58" style:family="graphic" style:parent-style-name="objectwithoutfill">
      <style:graphic-properties draw:stroke="dash" draw:stroke-dash="Ultrafine_20_Dashed" svg:stroke-width="0.106cm" svg:stroke-color="#33333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59" style:family="graphic" style:parent-style-name="standard">
      <style:graphic-properties draw:stroke="solid" svg:stroke-width="0.035cm" svg:stroke-color="#333333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55cm" fo:min-width="1.907cm"/>
      <style:paragraph-properties style:writing-mode="lr-tb"/>
    </style:style>
    <style:style style:name="gr6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255cm" fo:min-width="1.907cm"/>
      <style:paragraph-properties style:writing-mode="lr-tb"/>
    </style:style>
    <style:style style:name="gr62" style:family="graphic" style:parent-style-name="objectwithoutfill">
      <style:graphic-properties draw:stroke="solid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3" style:family="graphic" style:parent-style-name="objectwithoutfill">
      <style:graphic-properties draw:stroke="dash" draw:stroke-dash="Long_20_Dash" svg:stroke-color="#000000" draw:marker-end="" draw:marker-end-width="0.3cm" draw:fill="solid" draw:textarea-vertical-align="middle"/>
    </style:style>
    <style:style style:name="gr64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66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68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69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73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74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76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79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80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81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82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84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88" style:family="graphic" style:parent-style-name="standard">
      <style:graphic-properties svg:stroke-color="#666666" draw:fill-color="#808080" draw:textarea-vertical-align="middle"/>
    </style:style>
    <style:style style:name="gr89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91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2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93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94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9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96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100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01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102" style:family="graphic" style:parent-style-name="objectwithoutfill">
      <style:graphic-properties svg:stroke-color="#000000" draw:marker-start="Arrow" draw:marker-end="Arrow" draw:fill="solid" draw:textarea-vertical-align="middle"/>
    </style:style>
    <style:style style:name="gr10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104" style:family="graphic" style:parent-style-name="standard">
      <style:graphic-properties draw:stroke="none" svg:stroke-color="#80808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05" style:family="graphic" style:parent-style-name="standard">
      <style:graphic-properties svg:stroke-color="#000000" draw:fill-color="#000000" draw:textarea-vertical-align="middle"/>
    </style:style>
    <style:style style:name="gr106" style:family="graphic" style:parent-style-name="objectwithoutfill">
      <style:graphic-properties draw:stroke="solid" svg:stroke-width="0.028cm" svg:stroke-color="#000000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25cm"/>
      <style:paragraph-properties style:writing-mode="lr-tb"/>
    </style:style>
    <style:style style:name="gr108" style:family="graphic" style:parent-style-name="objectwithoutfill">
      <style:graphic-properties draw:stroke="solid" draw:stroke-dash="Ultrafine_20_Dashed" svg:stroke-width="0.106cm" svg:stroke-color="#000000" draw:marker-start-width="0.356cm" draw:marker-end="Rounded_20_short_20_Arrow" draw:marker-end-width="0.456cm" draw:fill="none" draw:fill-color="#8d281e" draw:textarea-vertical-align="middle" fo:padding-top="0.175cm" fo:padding-bottom="0.175cm" fo:padding-left="0.3cm" fo:padding-right="0.3cm"/>
    </style:style>
    <style:style style:name="gr109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9cm" fo:min-width="1.437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42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  <style:paragraph-properties style:writing-mode="lr-tb"/>
    </style:style>
    <style:style style:name="gr113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11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119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20" style:family="graphic" style:parent-style-name="standard">
      <style:graphic-properties draw:stroke="solid" svg:stroke-width="0.035cm" svg:stroke-color="#ffd428" draw:marker-start-width="0.252cm" draw:marker-end-width="0.252cm" draw:fill="none" draw:textarea-horizontal-align="justify" draw:textarea-vertical-align="middle" draw:auto-grow-height="false" fo:min-height="0.259cm" fo:min-width="1.411cm" fo:padding-top="0.142cm" fo:padding-bottom="0.142cm" fo:padding-left="0.267cm" fo:padding-right="0.267cm"/>
    </style:style>
    <style:style style:name="gr121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2" style:family="graphic" style:parent-style-name="Object_20_with_20_no_20_fill_20_and_20_no_20_line">
      <style:graphic-properties draw:stroke="solid" svg:stroke-width="0.106cm" svg:stroke-color="#ffd428" draw:marker-start-width="0.358cm" draw:marker-end-width="0.358cm" draw:fill="none" draw:textarea-horizontal-align="center" draw:textarea-vertical-align="middle" draw:color-mode="standard" draw:luminance="0%" draw:contrast="0%" draw:gamma="100%" draw:red="0%" draw:green="0%" draw:blue="0%" fo:clip="rect(2.043cm, 0cm, 1.518cm, 0cm)" draw:image-opacity="100%" style:mirror="non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396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811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633cm"/>
      <style:paragraph-properties style:writing-mode="lr-tb"/>
    </style:style>
    <style:style style:name="gr127" style:family="graphic" style:parent-style-name="objectwithoutfill">
      <style:graphic-properties svg:stroke-width="0.053cm" svg:stroke-color="#000000" draw:marker-start="Dimension_20_Lines" draw:marker-start-width="0.279cm" draw:marker-end="Dimension_20_Lines" draw:marker-end-width="0.279cm" draw:fill="solid" draw:textarea-vertical-align="middle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14cm"/>
      <style:paragraph-properties style:writing-mode="lr-tb"/>
    </style:style>
    <style:style style:name="gr129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130" style:family="graphic" style:parent-style-name="Object_20_with_20_no_20_fill_20_and_20_no_20_line">
      <style:graphic-properties draw:stroke="none" draw:fill="none" draw:opacity="9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1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491cm, 0cm, 0cm)" draw:image-opacity="100%" style:mirror="none"/>
    </style:style>
    <style:style style:name="gr135" style:family="graphic" style:parent-style-name="Object_20_with_20_no_20_fill_20_and_20_no_20_line">
      <style:graphic-properties draw:stroke="none" draw:fill="none" draw:opacity="99%" draw:textarea-horizontal-align="center" draw:textarea-vertical-align="middle" draw:color-mode="standard" draw:luminance="0%" draw:contrast="0%" draw:gamma="100%" draw:red="0%" draw:green="0%" draw:blue="0%" fo:clip="rect(0cm, 18.619cm, 0cm, 0cm)" draw:image-opacity="100%" style:mirror="none"/>
    </style:style>
    <style:style style:name="gr1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.218cm, 0.211cm, 0.272cm, 0.248cm)" draw:image-opacity="93%" style:mirror="horizontal"/>
    </style:style>
    <style:style style:name="gr1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.187cm, 11.046cm, 0.28cm)" draw:image-opacity="93%" style:mirror="horizontal"/>
    </style:style>
    <style:style style:name="gr138" style:family="graphic" style:parent-style-name="objectwithoutfill">
      <style:graphic-properties svg:stroke-width="0.159cm" svg:stroke-color="#000000" draw:marker-start="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139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90%" style:mirror="horizontal"/>
    </style:style>
    <style:style style:name="gr141" style:family="graphic" style:parent-style-name="standard">
      <style:graphic-properties draw:stroke="solid" svg:stroke-width="0.106cm" svg:stroke-color="#c9211e" draw:marker-start="Arrow" draw:marker-start-width="0.359cm" draw:marker-end="" draw:marker-end-width="0.359cm" draw:fill="none" draw:fill-color="#c9211e" draw:textarea-vertical-align="middle" fo:padding-top="0.178cm" fo:padding-bottom="0.178cm" fo:padding-left="0.303cm" fo:padding-right="0.303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143" style:family="graphic" style:parent-style-name="standard">
      <style:graphic-properties draw:stroke="none" draw:fill-color="#004586" draw:textarea-horizontal-align="justify" draw:textarea-vertical-align="middle" draw:auto-grow-height="false" fo:min-height="4.072cm" fo:min-width="0cm"/>
    </style:style>
    <style:style style:name="gr1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0%" style:mirror="horizontal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5cm"/>
      <style:paragraph-properties style:writing-mode="lr-tb"/>
    </style:style>
    <style:style style:name="gr147" style:family="graphic" style:parent-style-name="standard">
      <style:graphic-properties draw:stroke="solid" svg:stroke-width="0.106cm" svg:stroke-color="#c9211e" draw:marker-start="" draw:marker-start-width="0.359cm" draw:marker-end="Arrow" draw:marker-end-width="0.359cm" draw:fill="none" draw:fill-color="#c9211e" draw:textarea-vertical-align="middle" fo:padding-top="0.178cm" fo:padding-bottom="0.178cm" fo:padding-left="0.303cm" fo:padding-right="0.303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152cm"/>
      <style:paragraph-properties style:writing-mode="lr-tb"/>
    </style:style>
    <style:style style:name="gr1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211cm, 0.272cm, 0.248cm)" draw:image-opacity="93%" style:mirror="horizontal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87cm, 11.046cm, 0.28cm)" draw:image-opacity="93%" style:mirror="horizontal"/>
    </style:style>
    <style:style style:name="gr151" style:family="graphic" style:parent-style-name="standard">
      <style:graphic-properties svg:stroke-width="0.081cm" svg:stroke-color="#c9211e" draw:marker-start="" draw:marker-start-width="0.321cm" draw:marker-end="Arrow" draw:marker-end-width="0.321cm" draw:fill-color="#c9211e" draw:textarea-vertical-align="middle" fo:padding-top="0.165cm" fo:padding-bottom="0.165cm" fo:padding-left="0.29cm" fo:padding-right="0.29cm"/>
    </style:style>
    <style:style style:name="gr152" style:family="graphic" style:parent-style-name="standard">
      <style:graphic-properties draw:stroke="none" draw:fill-color="#333333" draw:textarea-horizontal-align="justify" draw:textarea-vertical-align="middle" draw:auto-grow-height="false" fo:min-height="4.072cm" fo:min-width="0cm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cm, 0cm, 0cm, 0cm)" draw:image-opacity="90%" style:mirror="horizontal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4cm" fo:min-width="0.607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88cm" fo:min-width="3.152cm"/>
      <style:paragraph-properties style:writing-mode="lr-tb"/>
    </style:style>
    <style:style style:name="gr156" style:family="graphic" style:parent-style-name="objectwithoutfill">
      <style:graphic-properties draw:stroke="dash" draw:stroke-dash="Ultrafine_20_Dashed" svg:stroke-width="0.212cm" svg:stroke-color="#333333" draw:marker-start="Symmetric_20_Arrow" draw:marker-start-width="0.618cm" draw:marker-end="" draw:marker-end-width="0.618cm" draw:fill="solid" draw:textarea-vertical-align="middle" fo:padding-top="0.231cm" fo:padding-bottom="0.231cm" fo:padding-left="0.356cm" fo:padding-right="0.356cm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58" style:family="graphic" style:parent-style-name="standard">
      <style:graphic-properties draw:stroke="none" svg:stroke-color="#004586" draw:fill-color="#355269" draw:textarea-horizontal-align="justify" draw:textarea-vertical-align="middle" draw:auto-grow-height="false" fo:min-height="8.837cm" fo:min-width="0cm"/>
    </style:style>
    <style:style style:name="gr1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.218cm, 0.211cm, 0.272cm, 0.248cm)" draw:image-opacity="93%" style:mirror="horizontal"/>
    </style:style>
    <style:style style:name="gr160" style:family="graphic" style:parent-style-name="standard">
      <style:graphic-properties draw:stroke="none" draw:fill-color="#355269" draw:textarea-horizontal-align="justify" draw:textarea-vertical-align="middle" draw:auto-grow-height="false" fo:min-height="4.072cm" fo:min-width="0cm"/>
    </style:style>
    <style:style style:name="gr1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.197cm, 0cm)" draw:image-opacity="93%" style:mirror="none"/>
    </style:style>
    <style:style style:name="gr162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3.793cm" fo:min-width="0.002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6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67" style:family="graphic" style:parent-style-name="standard">
      <style:graphic-properties draw:stroke="none" svg:stroke-color="#004586" draw:fill-color="#004586" draw:textarea-horizontal-align="justify" draw:textarea-vertical-align="middle" draw:auto-grow-height="false" fo:min-height="7.929cm" fo:min-width="0cm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88cm" fo:min-width="3.152cm"/>
      <style:paragraph-properties style:writing-mode="lr-tb"/>
    </style:style>
    <style:style style:name="gr169" style:family="graphic" style:parent-style-name="objectwithoutfill">
      <style:graphic-properties draw:stroke="dash" draw:stroke-dash="Ultrafine_20_Dashed" svg:stroke-width="0.106cm" svg:stroke-color="#333333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71" style:family="graphic" style:parent-style-name="standard">
      <style:graphic-properties draw:stroke="none" svg:stroke-color="#004586" draw:fill-color="#333333" draw:textarea-horizontal-align="justify" draw:textarea-vertical-align="middle" draw:auto-grow-height="false" fo:min-height="8.837cm" fo:min-width="0cm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0cm, 0.197cm, 0cm)" draw:image-opacity="93%" style:mirror="none"/>
    </style:style>
    <style:style style:name="gr173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3.793cm" fo:min-width="0.002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4.316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88cm" fo:min-width="3.152cm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77" style:family="graphic" style:parent-style-name="objectwithoutfill">
      <style:graphic-properties draw:stroke="dash" draw:stroke-dash="Ultrafine_20_Dashed" svg:stroke-width="0.882cm" svg:stroke-color="#808080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7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179" style:family="graphic" style:parent-style-name="objectwithoutfill">
      <style:graphic-properties draw:stroke="dash" draw:stroke-dash="Ultrafine_20_Dashed" svg:stroke-width="0.882cm" svg:stroke-color="#808080" draw:marker-start="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80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181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7.745cm, 0cm, 3.126cm)" draw:image-opacity="100%" style:mirror="horizontal"/>
    </style:style>
    <style:style style:name="gr183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cm" fo:min-width="3.435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187" style:family="graphic" style:parent-style-name="objectwithoutfill">
      <style:graphic-properties draw:stroke="dash" draw:stroke-dash="Ultrafine_20_Dashed" svg:stroke-width="2.469cm" svg:stroke-color="#808080" draw:marker-start-width="3.894cm" draw:marker-end="" draw:marker-end-width="3.994cm" draw:fill="solid" draw:opacity="35%" draw:textarea-vertical-align="middle" fo:padding-top="1.35cm" fo:padding-bottom="1.35cm" fo:padding-left="1.475cm" fo:padding-right="1.475cm"/>
    </style:style>
    <style:style style:name="gr188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fo:min-height="2.036cm" fo:min-width="6.871cm"/>
    </style:style>
    <style:style style:name="gr189" style:family="graphic" style:parent-style-name="objectwithoutfill">
      <style:graphic-properties draw:stroke="dash" draw:stroke-dash="Ultrafine_20_Dashed" svg:stroke-width="2.469cm" svg:stroke-color="#808080" draw:marker-start="" draw:marker-start-width="3.883cm" draw:marker-end="" draw:marker-end-width="3.983cm" draw:fill="solid" draw:opacity="35%" draw:textarea-vertical-align="middle" fo:padding-top="1.339cm" fo:padding-bottom="1.339cm" fo:padding-left="1.464cm" fo:padding-right="1.464cm"/>
    </style:style>
    <style:style style:name="gr19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188cm" fo:min-width="4.834cm"/>
    </style:style>
    <style:style style:name="gr19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239cm" fo:min-width="5.493cm"/>
    </style:style>
    <style:style style:name="gr192" style:family="graphic" style:parent-style-name="standard">
      <style:graphic-properties draw:stroke="none" draw:fill="solid" draw:fill-color="#000000" draw:opacity="100%" draw:textarea-horizontal-align="justify" draw:textarea-vertical-align="middle" draw:auto-grow-height="false" fo:min-height="0.031cm" fo:min-width="6.961cm"/>
    </style:style>
    <style:style style:name="gr1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10%" draw:green="10%" draw:blue="33%" fo:clip="rect(0cm, 9.528cm, 0.083cm, 3.126cm)" draw:image-opacity="100%" style:mirror="horizontal"/>
    </style:style>
    <style:style style:name="gr194" style:family="graphic" style:parent-style-name="standard">
      <style:graphic-properties svg:stroke-color="#000000" draw:fill="solid" draw:fill-color="#808080" draw:opacity="100%" draw:textarea-horizontal-align="justify" draw:textarea-vertical-align="middle" draw:auto-grow-height="false" fo:min-height="0.05cm" fo:min-width="6.974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1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9cm" fo:min-width="3.661cm"/>
      <style:paragraph-properties style:writing-mode="lr-tb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777cm"/>
      <style:paragraph-properties style:writing-mode="lr-tb"/>
    </style:style>
    <style:style style:name="gr198" style:family="graphic" style:parent-style-name="standard">
      <style:graphic-properties draw:stroke="none" draw:fill="solid" draw:fill-color="#000000" draw:opacity="100%" draw:textarea-horizontal-align="justify" draw:textarea-vertical-align="middle" draw:auto-grow-height="false" fo:min-height="0.014cm" fo:min-width="6.961cm"/>
    </style:style>
    <style:style style:name="gr199" style:family="graphic" style:parent-style-name="objectwithoutfill">
      <style:graphic-properties draw:stroke="solid" draw:stroke-dash="Ultrafine_20_Dashed" svg:stroke-width="0.6cm" svg:stroke-color="#666666" draw:marker-start-width="1.196cm" draw:marker-end="Rounded_20_short_20_Arrow" draw:marker-end-width="1.196cm" draw:fill="none" draw:textarea-horizontal-align="center" draw:textarea-vertical-align="middle" fo:padding-top="0.421cm" fo:padding-bottom="0.421cm" fo:padding-left="0.546cm" fo:padding-right="0.546cm"/>
    </style:style>
    <style:style style:name="gr200" style:family="graphic" style:parent-style-name="standard">
      <style:graphic-properties draw:stroke="dash" draw:stroke-dash="Long_20_Dash" svg:stroke-width="0.053cm" svg:stroke-color="#000000" draw:marker-start-width="0.38cm" draw:marker-end-width="0.38cm" draw:fill="none" draw:textarea-horizontal-align="justify" draw:textarea-vertical-align="middle" draw:auto-grow-height="false" fo:min-height="3.1cm" fo:min-width="0.767cm" fo:padding-top="0.152cm" fo:padding-bottom="0.152cm" fo:padding-left="0.277cm" fo:padding-right="0.277cm"/>
    </style:style>
    <style:style style:name="gr201" style:family="graphic" style:parent-style-name="objectwithoutfill">
      <style:graphic-properties svg:stroke-width="0.081cm" svg:stroke-color="#000000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02" style:family="graphic" style:parent-style-name="standard">
      <style:graphic-properties draw:stroke="none" svg:stroke-color="#000000" draw:fill="solid" draw:fill-color="#ffffff" draw:opacity="74%" draw:textarea-horizontal-align="left" draw:auto-grow-height="true" draw:auto-grow-width="true" fo:min-height="1.576cm" fo:min-width="8.232cm"/>
      <style:paragraph-properties style:writing-mode="lr-tb"/>
    </style:style>
    <style:style style:name="gr203" style:family="graphic" style:parent-style-name="standard">
      <style:graphic-properties draw:stroke="none" draw:fill="solid" draw:fill-color="#3465a4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204" style:family="graphic" style:parent-style-name="objectwithoutfill">
      <style:graphic-properties svg:stroke-width="0.159cm" svg:stroke-color="#3465a4" draw:marker-start="Dimension_20_Lines" draw:marker-start-width="0.538cm" draw:marker-end="Dimension_20_Lines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05" style:family="graphic" style:parent-style-name="objectwithoutfill">
      <style:graphic-properties svg:stroke-width="0.159cm" svg:stroke-color="#000000" draw:marker-start="Dimension_20_Lines" draw:marker-start-width="0.538cm" draw:marker-end="Dimension_20_Lines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cm" fo:margin-bottom="0.051cm" fo:text-align="center"/>
    </style:style>
    <style:style style:name="P16" style:family="paragraph">
      <loext:graphic-properties draw:fill="none"/>
      <style:paragraph-properties fo:margin-top="0cm" fo:margin-bottom="0.051cm" fo:text-align="center" style:writing-mode="lr-tb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loext:graphic-properties draw:fill="solid" draw:fill-color="#c9211e"/>
      <style:paragraph-properties fo:text-align="center"/>
    </style:style>
    <style:style style:name="P19" style:family="paragraph">
      <loext:graphic-properties draw:fill="solid"/>
      <style:paragraph-properties fo:text-align="center" style:writing-mode="lr-tb"/>
    </style:style>
    <style:style style:name="P20" style:family="paragraph">
      <loext:graphic-properties draw:fill="solid" draw:fill-color="#127622"/>
      <style:paragraph-properties fo:text-align="center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6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7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8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9" style:family="paragraph">
      <loext:graphic-properties draw:fill-color="#ffffff" draw:opacity="80%"/>
      <style:paragraph-properties fo:text-align="cente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2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3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4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6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7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8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9" style:family="paragraph">
      <loext:graphic-properties draw:fill="none" draw:fill-color="#ffffff"/>
      <style:paragraph-properties style:writing-mode="lr-tb"/>
      <style:text-properties fo:color="#000000"/>
    </style:style>
    <style:style style:name="P40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1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solid" draw:fill-color="#8d281e"/>
      <style:paragraph-properties fo:text-align="center"/>
    </style:style>
    <style:style style:name="P44" style:family="paragraph">
      <loext:graphic-properties draw:fill="solid" draw:fill-color="#355269"/>
      <style:paragraph-properties fo:text-align="center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7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8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49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0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51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2" style:family="paragraph">
      <loext:graphic-properties draw:fill="solid" draw:fill-color="#355269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6" style:family="paragraph">
      <loext:graphic-properties draw:fill="solid" draw:fill-color="#8d28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7" style:family="paragraph">
      <loext:graphic-properties draw:fill="bitmap" draw:fill-image-name="Bitmap_20_6" draw:opacity="100%" style:repeat="no-repeat"/>
      <style:paragraph-properties fo:text-align="center"/>
    </style:style>
    <style:style style:name="P58" style:family="paragraph">
      <loext:graphic-properties draw:fill="solid" draw:fill-color="#ffffff" draw:opacity="100%" draw:opacity-name="Transparency_20_1575" style:repeat="no-repeat"/>
      <style:paragraph-properties fo:text-align="center"/>
    </style:style>
    <style:style style:name="P5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60" style:family="paragraph">
      <loext:graphic-properties draw:fill-color="#000000"/>
      <style:paragraph-properties fo:text-align="center" style:writing-mode="lr-tb"/>
    </style:style>
    <style:style style:name="P61" style:family="paragraph">
      <loext:graphic-properties draw:fill="none" draw:fill-color="#ffffff"/>
      <style:paragraph-properties style:writing-mode="lr-tb"/>
      <style:text-properties fo:font-size="16pt" fo:font-weight="bold" style:font-size-asian="26pt" style:font-size-complex="26pt"/>
    </style:style>
    <style:style style:name="P62" style:family="paragraph">
      <loext:graphic-properties draw:fill="solid" draw:fill-color="#ffffff"/>
      <style:paragraph-properties style:writing-mode="lr-tb"/>
      <style:text-properties fo:font-size="16pt" fo:font-weight="bold" style:font-size-asian="26pt" style:font-size-complex="26pt"/>
    </style:style>
    <style:style style:name="P63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64" style:family="paragraph">
      <loext:graphic-properties draw:fill="none" draw:fill-color="#ffffff"/>
      <style:paragraph-properties style:writing-mode="lr-tb"/>
      <style:text-properties fo:font-size="18pt"/>
    </style:style>
    <style:style style:name="P65" style:family="paragraph">
      <style:paragraph-properties fo:margin-top="0cm" fo:margin-bottom="0.61cm" fo:text-align="center"/>
      <style:text-properties fo:color="#127622"/>
    </style:style>
    <style:style style:name="P66" style:family="paragraph">
      <loext:graphic-properties draw:fill-color="#004586"/>
      <style:paragraph-properties fo:text-align="center"/>
    </style:style>
    <style:style style:name="P67" style:family="paragraph">
      <style:paragraph-properties fo:margin-top="0cm" fo:margin-bottom="0.61cm"/>
    </style:style>
    <style:style style:name="P68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69" style:family="paragraph">
      <style:paragraph-properties fo:margin-left="0cm" fo:margin-right="0cm" fo:margin-top="0.2cm" fo:margin-bottom="0.2cm" fo:line-height="100%" fo:text-indent="0cm"/>
    </style:style>
    <style:style style:name="P70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71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74" style:family="paragraph">
      <loext:graphic-properties draw:fill-color="#c9211e"/>
      <style:paragraph-properties fo:text-align="center"/>
      <style:text-properties fo:color="#c9211e"/>
    </style:style>
    <style:style style:name="P75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76" style:family="paragraph">
      <loext:graphic-properties draw:fill-color="#808080"/>
      <style:paragraph-properties fo:text-align="center"/>
    </style:style>
    <style:style style:name="P77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78" style:family="paragraph">
      <style:paragraph-properties style:writing-mode="lr-tb"/>
    </style:style>
    <style:style style:name="P79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80" style:family="paragraph">
      <loext:graphic-properties draw:fill="none" draw:fill-color="#ffffff"/>
      <style:paragraph-properties style:writing-mode="lr-tb"/>
      <style:text-properties fo:color="#3465a4"/>
    </style:style>
    <style:style style:name="P81" style:family="paragraph">
      <loext:graphic-properties draw:fill="solid" draw:fill-color="#ffffff"/>
      <style:paragraph-properties style:writing-mode="lr-tb"/>
      <style:text-properties fo:color="#000000" fo:font-size="12pt"/>
    </style:style>
    <style:style style:name="P82" style:family="paragraph">
      <loext:graphic-properties draw:fill="none" draw:fill-color="#ffffff"/>
      <style:paragraph-properties style:writing-mode="lr-tb"/>
      <style:text-properties fo:font-size="12pt" fo:font-style="italic" style:font-size-asian="18pt" style:font-size-complex="18pt"/>
    </style:style>
    <style:style style:name="P83" style:family="paragraph">
      <loext:graphic-properties draw:fill="none" draw:fill-color="#ffffff"/>
      <style:paragraph-properties style:writing-mode="lr-tb"/>
      <style:text-properties fo:font-size="12pt"/>
    </style:style>
    <style:style style:name="P84" style:family="paragraph">
      <style:paragraph-properties fo:text-align="start"/>
    </style:style>
    <style:style style:name="P85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86" style:family="paragraph">
      <loext:graphic-properties draw:fill="none" draw:fill-color="#8d281e"/>
      <style:paragraph-properties fo:text-align="center" style:writing-mode="lr-tb"/>
    </style:style>
    <style:style style:name="P87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88" style:family="paragraph">
      <style:paragraph-properties fo:text-align="end"/>
    </style:style>
    <style:style style:name="P89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90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9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2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93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94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95" style:family="paragraph">
      <loext:graphic-properties draw:fill="none" draw:fill-color="#ffffff"/>
      <style:paragraph-properties style:writing-mode="lr-tb"/>
      <style:text-properties fo:color="#ffffff" fo:font-size="20pt" style:font-size-asian="20pt" style:font-size-complex="20pt"/>
    </style:style>
    <style:style style:name="P9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97" style:family="paragraph">
      <loext:graphic-properties draw:fill="none"/>
      <style:paragraph-properties fo:margin-top="0.305cm" fo:margin-bottom="0cm" fo:text-align="center"/>
    </style:style>
    <style:style style:name="P98" style:family="paragraph">
      <loext:graphic-properties draw:fill="none" draw:opacity="99%"/>
      <style:paragraph-properties fo:text-align="center"/>
    </style:style>
    <style:style style:name="P99" style:family="paragraph">
      <loext:graphic-properties draw:fill="none" draw:fill-color="#c9211e"/>
      <style:paragraph-properties fo:text-align="center"/>
    </style:style>
    <style:style style:name="P100" style:family="paragraph">
      <loext:graphic-properties draw:fill="none" draw:fill-color="#ffffff"/>
      <style:paragraph-properties style:writing-mode="lr-tb"/>
      <style:text-properties fo:color="#c9211e" fo:font-size="26pt" style:font-size-asian="54pt" style:font-size-complex="54pt"/>
    </style:style>
    <style:style style:name="P101" style:family="paragraph">
      <style:paragraph-properties fo:margin-left="0cm" fo:margin-right="0cm" fo:margin-top="0.051cm" fo:margin-bottom="0cm" fo:line-height="100%" fo:text-align="start" fo:text-indent="0cm" style:writing-mode="lr-tb"/>
    </style:style>
    <style:style style:name="P102" style:family="paragraph">
      <loext:graphic-properties draw:fill="none" draw:fill-color="#ffffff"/>
      <style:paragraph-properties fo:margin-left="0cm" fo:margin-right="0cm" fo:margin-top="0.051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/>
      <style:paragraph-properties fo:text-align="center"/>
      <style:text-properties fo:color="#666666"/>
    </style:style>
    <style:style style:name="P104" style:family="paragraph">
      <style:paragraph-properties fo:margin-top="0cm" fo:margin-bottom="0.61cm" style:writing-mode="lr-tb"/>
    </style:style>
    <style:style style:name="P105" style:family="paragraph">
      <loext:graphic-properties draw:fill="none" draw:fill-color="#ffffff"/>
      <style:paragraph-properties fo:margin-top="0cm" fo:margin-bottom="0.61cm" style:writing-mode="lr-tb"/>
      <style:text-properties fo:color="#127622" fo:font-size="26pt" style:font-size-asian="20pt" style:font-size-complex="20pt"/>
    </style:style>
    <style:style style:name="P106" style:family="paragraph">
      <style:paragraph-properties fo:margin-left="0cm" fo:margin-right="0cm" fo:margin-top="0.2cm" fo:margin-bottom="0.2cm" fo:line-height="100%" fo:text-indent="0cm" style:writing-mode="lr-tb"/>
    </style:style>
    <style:style style:name="P10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style:writing-mode="lr-tb"/>
      <style:text-properties fo:color="#c9211e" fo:font-size="26pt" style:font-size-asian="26pt" style:font-size-complex="26pt"/>
    </style:style>
    <style:style style:name="P109" style:family="paragraph">
      <loext:graphic-properties draw:fill-color="#355269"/>
      <style:paragraph-properties fo:text-align="center"/>
    </style:style>
    <style:style style:name="P110" style:family="paragraph">
      <style:paragraph-properties fo:text-align="center" style:writing-mode="lr-tb"/>
    </style:style>
    <style:style style:name="P111" style:family="paragraph">
      <loext:graphic-properties draw:fill-color="#004586"/>
      <style:paragraph-properties fo:text-align="center" style:writing-mode="lr-tb"/>
    </style:style>
    <style:style style:name="P112" style:family="paragraph">
      <style:paragraph-properties fo:margin-left="0cm" fo:margin-right="0cm" fo:margin-top="0.051cm" fo:margin-bottom="0cm" fo:line-height="100%" fo:text-align="start" fo:text-indent="0cm"/>
    </style:style>
    <style:style style:name="P113" style:family="paragraph">
      <loext:graphic-properties draw:fill-color="#333333"/>
      <style:paragraph-properties fo:text-align="center" style:writing-mode="lr-tb"/>
    </style:style>
    <style:style style:name="P114" style:family="paragraph">
      <loext:graphic-properties draw:fill="solid" draw:opacity="35%"/>
      <style:paragraph-properties fo:text-align="center" style:writing-mode="lr-tb"/>
    </style:style>
    <style:style style:name="P115" style:family="paragraph">
      <loext:graphic-properties draw:fill-color="#ffffff" draw:opacity="100%"/>
      <style:paragraph-properties fo:text-align="center"/>
    </style:style>
    <style:style style:name="P116" style:family="paragraph">
      <loext:graphic-properties draw:fill-color="#000000" draw:opacity="100%"/>
      <style:paragraph-properties fo:text-align="center"/>
    </style:style>
    <style:style style:name="P117" style:family="paragraph">
      <loext:graphic-properties draw:fill-color="#808080" draw:opacity="100%"/>
      <style:paragraph-properties fo:text-align="center"/>
    </style:style>
    <style:style style:name="P118" style:family="paragraph">
      <loext:graphic-properties draw:fill="solid" draw:fill-color="#ffffff" draw:opacity="100%"/>
      <style:paragraph-properties fo:text-align="center"/>
    </style:style>
    <style:style style:name="P119" style:family="paragraph">
      <loext:graphic-properties draw:fill="solid" draw:fill-color="#ffffff"/>
      <style:paragraph-properties fo:text-align="center"/>
    </style:style>
    <style:style style:name="P120" style:family="paragraph">
      <loext:graphic-properties draw:fill="solid" draw:fill-color="#000000" draw:opacity="100%"/>
      <style:paragraph-properties fo:text-align="center"/>
    </style:style>
    <style:style style:name="P121" style:family="paragraph">
      <loext:graphic-properties draw:fill="solid" draw:fill-color="#808080" draw:opacity="100%"/>
      <style:paragraph-properties fo:text-align="center"/>
    </style:style>
    <style:style style:name="P122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23" style:family="paragraph">
      <loext:graphic-properties draw:fill="none"/>
      <style:paragraph-properties fo:text-align="center" style:writing-mode="lr-tb"/>
    </style:style>
    <style:style style:name="P124" style:family="paragraph">
      <loext:graphic-properties draw:fill="solid" draw:fill-color="#ffffff" draw:opacity="74%"/>
      <style:paragraph-properties style:writing-mode="lr-tb"/>
      <style:text-properties fo:font-size="40pt" style:font-size-asian="32pt" style:font-size-complex="32pt"/>
    </style:style>
    <style:style style:name="P125" style:family="paragraph">
      <loext:graphic-properties draw:fill="solid" draw:fill-color="#3465a4"/>
      <style:paragraph-properties fo:text-align="center" style:writing-mode="lr-tb"/>
      <style:text-properties fo:color="#000000" style:text-outline="false" style:text-line-through-style="none" style:text-line-through-type="none" style:font-name="StarSymbol1" fo:font-size="40.5999984741211pt" fo:font-style="normal" fo:text-shadow="none" style:text-underline-style="none" fo:font-weight="normal" style:text-underline-mode="continuous" style:text-overline-mode="continuous" style:text-line-through-mode="continuous" style:font-name-asian="StarSymbol1" style:font-size-asian="40.5999984741211pt" style:font-name-complex="StarSymbol1" style:font-size-complex="40.5999984741211pt" style:text-scale="100%" style:text-overline-style="none" style:text-overline-color="font-color"/>
    </style:style>
    <style:style style:name="P126" style:family="paragraph">
      <loext:graphic-properties draw:fill="none" draw:fill-color="#ffffff"/>
      <style:paragraph-properties style:writing-mode="lr-tb"/>
      <style:text-properties fo:font-size="40pt" style:font-size-asian="60pt" style:font-size-complex="60pt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18pt" style:font-size-asian="15pt" style:font-size-complex="15pt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color="#000000"/>
    </style:style>
    <style:style style:name="T5" style:family="text">
      <style:text-properties fo:font-size="16pt" fo:font-weight="bold" style:font-size-asian="26pt" style:font-size-complex="26pt"/>
    </style:style>
    <style:style style:name="T6" style:family="text">
      <style:text-properties fo:color="#000000" fo:font-size="18pt"/>
    </style:style>
    <style:style style:name="T7" style:family="text">
      <style:text-properties fo:font-size="18pt"/>
    </style:style>
    <style:style style:name="T8" style:family="text">
      <style:text-properties fo:color="#127622" style:font-name="Liberation Sans3" fo:font-size="32pt" style:font-name-asian="Liberation Sans3" style:font-size-asian="24pt" style:font-name-complex="Liberation Sans3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9211e" style:font-name="Liberation Sans3" fo:font-size="36pt" style:font-name-asian="Liberation Sans3" style:font-size-asian="36pt" style:font-name-complex="Liberation Sans3" style:font-size-complex="36pt"/>
    </style:style>
    <style:style style:name="T13" style:family="text">
      <style:text-properties fo:font-size="18pt" fo:font-style="italic" style:font-size-asian="18pt" style:font-size-complex="18pt"/>
    </style:style>
    <style:style style:name="T14" style:family="text">
      <style:text-properties fo:color="#3465a4"/>
    </style:style>
    <style:style style:name="T15" style:family="text">
      <style:text-properties fo:color="#000000" fo:font-size="12pt"/>
    </style:style>
    <style:style style:name="T16" style:family="text">
      <style:text-properties fo:font-size="12pt" fo:font-style="italic" style:font-size-asian="18pt" style:font-size-complex="18pt"/>
    </style:style>
    <style:style style:name="T17" style:family="text">
      <style:text-properties fo:font-size="12pt"/>
    </style:style>
    <style:style style:name="T18" style:family="text">
      <style:text-properties fo:font-size="12pt" fo:font-weight="bold"/>
    </style:style>
    <style:style style:name="T19" style:family="text">
      <style:text-properties fo:color="#ffffff" fo:font-size="20pt" style:font-size-asian="20pt" style:font-size-complex="20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c9211e" style:font-name="Liberation Sans3" fo:font-size="26pt" style:font-name-asian="Liberation Sans3" style:font-size-asian="54pt" style:font-name-complex="Liberation Sans3" style:font-size-complex="54pt"/>
    </style:style>
    <style:style style:name="T22" style:family="text">
      <style:text-properties fo:color="#c9211e" fo:font-size="26pt" style:font-size-asian="54pt" style:font-size-complex="54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127622" fo:font-size="26pt" style:font-size-asian="20pt" style:font-size-complex="20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9211e" fo:font-size="26pt" style:font-size-asian="26pt" style:font-size-complex="26pt"/>
    </style:style>
    <style:style style:name="T27" style:family="text">
      <style:text-properties fo:color="#127622" style:font-name="Liberation Sans3" fo:font-size="26pt" style:font-name-asian="Liberation Sans3" style:font-size-asian="20pt" style:font-name-complex="Liberation Sans3" style:font-size-complex="20pt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c9211e" style:font-name="Liberation Sans3" fo:font-size="26pt" style:font-name-asian="Liberation Sans3" style:font-size-asian="26pt" style:font-name-complex="Liberation Sans3" style:font-size-complex="26pt"/>
    </style:style>
    <style:style style:name="T30" style:family="text">
      <style:text-properties fo:font-size="40pt" style:font-size-asian="40pt" style:font-size-complex="40pt"/>
    </style:style>
    <style:style style:name="T31" style:family="text">
      <style:text-properties fo:font-size="40pt" style:font-size-asian="32pt" style:font-size-complex="32pt"/>
    </style:style>
    <style:style style:name="T32" style:family="text">
      <style:text-properties fo:font-size="4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style:font-name="Star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1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3.791cm" svg:y1="9.363cm" svg:x2="23.534cm" svg:y2="8.781cm">
            <text:p/>
          </draw:line>
          <draw:connector draw:style-name="gr2" draw:text-style-name="P1" draw:layer="layout" draw:type="line" svg:x1="2.749cm" svg:y1="8.819cm" svg:x2="23.577cm" svg:y2="8.833cm" svg:d="M2749 8819l20828 14" svg:viewBox="0 0 20829 15">
            <text:p/>
          </draw:connector>
          <draw:g>
            <draw:rect draw:style-name="gr3" draw:text-style-name="P2" draw:layer="layout" svg:width="9.634cm" svg:height="1.406cm" svg:x="3.269cm" svg:y="8.134cm">
              <text:p/>
            </draw:rect>
            <draw:rect draw:style-name="gr4" draw:text-style-name="P3" draw:layer="layout" svg:width="9.634cm" svg:height="1.406cm" svg:x="3.269cm" svg:y="8.134cm">
              <text:p/>
            </draw:rect>
          </draw:g>
          <draw:g>
            <draw:rect draw:style-name="gr3" draw:text-style-name="P2" draw:layer="layout" svg:width="7.138cm" svg:height="1.406cm" svg:x="14.627cm" svg:y="8.123cm">
              <text:p/>
            </draw:rect>
            <draw:rect draw:style-name="gr4" draw:text-style-name="P3" draw:layer="layout" svg:width="7.138cm" svg:height="1.406cm" svg:x="14.627cm" svg:y="8.123cm">
              <text:p/>
            </draw:rect>
          </draw:g>
          <draw:custom-shape draw:style-name="gr5" draw:text-style-name="P4" draw:layer="layout" svg:width="0.068cm" svg:height="1.444cm" draw:transform="skewX (-0.632856386773144) rotate (0.398633201155505) translate (22.81cm 8.3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xml:id="id3" draw:id="id3">
            <draw:custom-shape draw:style-name="gr6" draw:text-style-name="P5" draw:layer="layout" svg:width="0.172cm" svg:height="1.05cm" svg:x="22.151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2cm" svg:height="1.05cm" svg:x="22.151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" draw:id="id1">
            <draw:custom-shape draw:style-name="gr6" draw:text-style-name="P5" draw:layer="layout" svg:width="0.171cm" svg:height="1.05cm" svg:x="14.124cm" svg:y="8.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0.171cm" svg:height="1.05cm" svg:x="14.124cm" svg:y="7.6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ellipse draw:style-name="gr7" draw:text-style-name="P6" xml:id="id11" draw:id="id11" draw:layer="layout" svg:width="1.142cm" svg:height="1.554cm" svg:x="2.467cm" svg:y="8.069cm" draw:kind="cut" draw:start-angle="88.96" draw:end-angle="271.12">
            <text:p/>
          </draw:ellipse>
          <draw:connector draw:style-name="gr8" draw:text-style-name="P1" draw:layer="layout" draw:type="line" svg:x1="3.063cm" svg:y1="7.214cm" svg:x2="13.367cm" svg:y2="7.282cm" svg:d="M3063 7214l10304 68" svg:viewBox="0 0 10305 69">
            <text:p/>
          </draw:connector>
          <draw:connector draw:style-name="gr8" draw:text-style-name="P1" draw:layer="layout" draw:type="line" svg:x1="14.18cm" svg:y1="7.282cm" svg:x2="22.28cm" svg:y2="7.282cm" svg:d="M14180 7282h8100" svg:viewBox="0 0 8101 1">
            <text:p/>
          </draw:connector>
          <draw:connector draw:style-name="gr8" draw:text-style-name="P1" draw:layer="layout" draw:type="line" svg:x1="13.366cm" svg:y1="7.282cm" svg:x2="14.192cm" svg:y2="7.282cm" svg:d="M13366 7282h826" svg:viewBox="0 0 827 1">
            <text:p/>
          </draw:connector>
          <draw:connector draw:style-name="gr8" draw:text-style-name="P1" draw:layer="layout" draw:type="line" svg:x1="22.262cm" svg:y1="7.282cm" svg:x2="23.584cm" svg:y2="7.282cm" svg:d="M22262 7282h1322" svg:viewBox="0 0 1323 1">
            <text:p/>
          </draw:connector>
          <draw:connector draw:style-name="gr9" draw:text-style-name="P1" draw:layer="layout" svg:x1="14.209cm" svg:y1="9.98cm" svg:x2="16.608cm" svg:y2="13.267cm" draw:start-shape="id1" draw:start-glue-point="2" draw:end-shape="id2" draw:end-glue-point="3" svg:d="M14209 9980v3287h2399" svg:viewBox="0 0 2400 3288">
            <text:p/>
          </draw:connector>
          <draw:connector draw:style-name="gr9" draw:text-style-name="P1" draw:layer="layout" svg:x1="22.237cm" svg:y1="9.98cm" svg:x2="19.785cm" svg:y2="13.267cm" draw:start-shape="id3" draw:start-glue-point="2" draw:end-shape="id2" draw:end-glue-point="1" svg:d="M22237 9980v3287h-2452" svg:viewBox="0 0 2453 3288">
            <text:p/>
          </draw:connector>
          <draw:connector draw:style-name="gr9" draw:text-style-name="P1" draw:layer="layout" svg:x1="13.379cm" svg:y1="9.326cm" svg:x2="12.068cm" svg:y2="13.267cm" draw:start-shape="id4" draw:start-glue-point="1" draw:end-shape="id5" draw:end-glue-point="1" svg:d="M13379 9326v3941h-1311" svg:viewBox="0 0 1312 3942">
            <text:p/>
          </draw:connector>
          <draw:connector draw:style-name="gr8" draw:text-style-name="P1" draw:layer="layout" draw:type="line" svg:x1="3.269cm" svg:y1="9.901cm" svg:x2="12.903cm" svg:y2="9.901cm" svg:d="M3269 9901h9634" svg:viewBox="0 0 9635 1">
            <text:p/>
          </draw:connector>
          <draw:connector draw:style-name="gr8" draw:text-style-name="P1" draw:layer="layout" draw:type="line" svg:x1="14.627cm" svg:y1="9.901cm" svg:x2="21.688cm" svg:y2="9.901cm" svg:d="M14627 9901h7061" svg:viewBox="0 0 7062 1">
            <text:p/>
          </draw:connector>
          <draw:g>
            <draw:frame draw:style-name="gr10" draw:text-style-name="P7" xml:id="id4" draw:id="id4" draw:layer="layout" svg:width="0.999cm" svg:height="0.102cm" draw:transform="rotate (-1.5707963267949) translate (13.43cm 8.327cm)">
              <draw:image xlink:href="Pictures/100002010000033D0000033DBB3ECB1074B64378.png" xlink:type="simple" xlink:show="embed" xlink:actuate="onLoad" loext:mime-type="image/png">
                <text:p/>
              </draw:image>
            </draw:frame>
            <draw:g>
              <draw:custom-shape draw:style-name="gr11" draw:text-style-name="P5" draw:layer="layout" svg:width="0.051cm" svg:height="0.644cm" svg:x="13.431cm" svg:y="7.8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5" draw:layer="layout" svg:width="0.051cm" svg:height="0.645cm" svg:x="13.431cm" svg:y="9.19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3" draw:text-style-name="P7" xml:id="id5" draw:id="id5" draw:layer="layout" svg:width="7.964cm" svg:height="4.314cm" svg:x="4.104cm" svg:y="11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9" xml:id="id6" draw:id="id6" draw:layer="layout" svg:width="3.451cm" svg:height="3.226cm" svg:x="8.509cm" svg:y="11.652cm">
            <draw:text-box>
              <text:p text:style-name="P8"><text:span text:style-name="T1">Cadmium frame with</text:span></text:p>
              <text:p><text:span text:style-name="T1">~1x1 cm²</text:span></text:p>
              <text:p text:style-name="P8"><text:span text:style-name="T1">aperture</text:span></text:p>
            </draw:text-box>
          </draw:frame>
          <draw:frame draw:style-name="gr10" draw:text-style-name="P7" xml:id="id10" draw:id="id10" draw:layer="layout" svg:width="3.562cm" svg:height="0.289cm" draw:transform="rotate (-1.5707963267949) translate (7.521cm 11.497cm)">
            <draw:image xlink:href="Pictures/100002010000033D0000033DBB3ECB1074B64378.png" xlink:type="simple" xlink:show="embed" xlink:actuate="onLoad" loext:mime-type="image/png">
              <text:p/>
            </draw:image>
          </draw:frame>
          <draw:custom-shape draw:style-name="gr15" draw:text-style-name="P5" xml:id="id7" draw:id="id7" draw:layer="layout" svg:width="0.144cm" svg:height="0.785cm" svg:x="7.52cm" svg:y="11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xml:id="id8" draw:id="id8" draw:layer="layout" svg:width="0.144cm" svg:height="0.785cm" svg:x="7.52cm" svg:y="14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1" draw:layer="layout" draw:type="line" svg:x1="8.509cm" svg:y1="13.265cm" svg:x2="7.664cm" svg:y2="11.513cm" draw:start-shape="id6" draw:start-glue-point="3" draw:end-shape="id7" draw:end-glue-point="1" svg:d="M8509 13265l-845-1752" svg:viewBox="0 0 846 1753">
            <text:p/>
          </draw:connector>
          <draw:frame draw:style-name="gr16" draw:text-style-name="P10" xml:id="id9" draw:id="id9" draw:layer="layout" svg:width="2.648cm" svg:height="1.084cm" svg:x="4.292cm" svg:y="11.594cm">
            <draw:text-box>
              <text:p><text:span text:style-name="T2">Sample</text:span></text:p>
            </draw:text-box>
          </draw:frame>
          <draw:connector draw:style-name="gr9" draw:text-style-name="P1" draw:layer="layout" draw:type="line" svg:x1="8.509cm" svg:y1="13.265cm" svg:x2="7.664cm" svg:y2="15.022cm" draw:start-shape="id6" draw:start-glue-point="3" draw:end-shape="id8" draw:end-glue-point="1" svg:d="M8509 13265l-845 1757" svg:viewBox="0 0 846 1758">
            <text:p/>
          </draw:connector>
          <draw:connector draw:style-name="gr9" draw:text-style-name="P1" draw:layer="layout" draw:type="line" svg:x1="5.616cm" svg:y1="12.678cm" svg:x2="7.232cm" svg:y2="13.278cm" draw:start-shape="id9" draw:start-glue-point="2" draw:end-shape="id10" draw:end-glue-point="2" svg:d="M5616 12678l1616 600" svg:viewBox="0 0 1617 601">
            <text:p/>
          </draw:connector>
          <draw:line draw:style-name="gr17" draw:text-style-name="P1" draw:layer="layout" svg:x1="24.947cm" svg:y1="11.831cm" svg:x2="23.798cm" svg:y2="9.371cm">
            <text:p/>
          </draw:line>
          <draw:frame draw:style-name="gr18" draw:text-style-name="P12" xml:id="id2" draw:id="id2" draw:layer="layout" svg:width="3.177cm" svg:height="1.673cm" svg:x="16.608cm" svg:y="12.431cm">
            <draw:text-box>
              <text:p text:style-name="P11"><text:span text:style-name="T1">1x1 mm²</text:span></text:p>
              <text:p text:style-name="P11"><text:span text:style-name="T1">apertures</text:span></text:p>
            </draw:text-box>
          </draw:frame>
          <draw:frame draw:style-name="gr19" draw:text-style-name="P13" draw:layer="layout" svg:width="3.842cm" svg:height="0.962cm" svg:x="16.275cm" svg:y="8.289cm">
            <draw:text-box>
              <text:p text:style-name="P8"><text:span text:style-name="T3">Helium pipe</text:span></text:p>
            </draw:text-box>
          </draw:frame>
          <draw:frame draw:style-name="gr19" draw:text-style-name="P13" draw:layer="layout" svg:width="3.842cm" svg:height="0.962cm" svg:x="6.165cm" svg:y="8.289cm">
            <draw:text-box>
              <text:p text:style-name="P8"><text:span text:style-name="T3">Helium pipe</text:span></text:p>
            </draw:text-box>
          </draw:frame>
          <draw:frame draw:style-name="gr20" draw:text-style-name="P13" draw:layer="layout" svg:width="2.581cm" svg:height="0.962cm" svg:x="6.796cm" svg:y="6.166cm">
            <draw:text-box>
              <text:p text:style-name="P8"><text:span text:style-name="T1">190 cm</text:span></text:p>
            </draw:text-box>
          </draw:frame>
          <draw:frame draw:style-name="gr21" draw:text-style-name="P14" draw:layer="layout" svg:width="2.229cm" svg:height="0.963cm" svg:x="13.14cm" svg:y="6.166cm">
            <draw:text-box>
              <text:p><text:span text:style-name="T1">15 cm</text:span></text:p>
            </draw:text-box>
          </draw:frame>
          <draw:frame draw:style-name="gr21" draw:text-style-name="P14" draw:layer="layout" svg:width="2.581cm" svg:height="0.963cm" svg:x="16.94cm" svg:y="6.166cm">
            <draw:text-box>
              <text:p><text:span text:style-name="T1">146 cm</text:span></text:p>
            </draw:text-box>
          </draw:frame>
          <draw:frame draw:style-name="gr21" draw:text-style-name="P14" draw:layer="layout" svg:width="2.229cm" svg:height="0.963cm" svg:x="21.759cm" svg:y="6.166cm">
            <draw:text-box>
              <text:p><text:span text:style-name="T1">18 cm</text:span></text:p>
            </draw:text-box>
          </draw:frame>
          <draw:frame draw:style-name="gr21" draw:text-style-name="P14" draw:layer="layout" svg:width="2.581cm" svg:height="0.963cm" svg:x="6.796cm" svg:y="9.902cm">
            <draw:text-box>
              <text:p><text:span text:style-name="T1">175 cm</text:span></text:p>
            </draw:text-box>
          </draw:frame>
          <draw:frame draw:style-name="gr21" draw:text-style-name="P14" draw:layer="layout" svg:width="2.581cm" svg:height="0.963cm" svg:x="16.867cm" svg:y="9.902cm">
            <draw:text-box>
              <text:p><text:span text:style-name="T1">130 cm</text:span></text:p>
            </draw:text-box>
          </draw:frame>
          <draw:frame draw:style-name="gr22" draw:text-style-name="P16" draw:layer="layout" svg:width="2.754cm" svg:height="1.724cm" draw:transform="rotate (-1.13446401379632) translate (24.655cm 9.198cm)">
            <draw:text-box>
              <text:p text:style-name="P15"><text:span text:style-name="T2">Neutron</text:span></text:p>
              <text:p text:style-name="P15"><text:span text:style-name="T2">beam</text:span></text:p>
            </draw:text-box>
          </draw:frame>
          <draw:frame draw:style-name="gr21" draw:text-style-name="P14" draw:layer="layout" svg:width="2.157cm" svg:height="0.963cm" draw:transform="rotate (-0.540353936417445) translate (23.05cm 7.608cm)">
            <draw:text-box>
              <text:p><text:span text:style-name="T2">Mirror</text:span></text:p>
            </draw:text-box>
          </draw:frame>
          <draw:connector draw:style-name="gr23" draw:text-style-name="P1" draw:layer="layout" draw:type="curve" draw:line-skew="0.292cm" svg:x1="2.467cm" svg:y1="8.846cm" svg:x2="2.121cm" svg:y2="7.39cm" draw:start-shape="id11" draw:start-glue-point="3" svg:d="M2467 8846c-313 0-141-1456-346-1456" svg:viewBox="0 0 347 1457">
            <text:p/>
          </draw:connector>
          <draw:line draw:style-name="gr17" draw:text-style-name="P1" draw:layer="layout" svg:x1="22.881cm" svg:y1="8.83cm" svg:x2="22.57cm" svg:y2="8.83cm">
            <text:p/>
          </draw:line>
        </draw:g>
      </draw:page>
      <draw:page draw:name="page2" draw:style-name="dp1" draw:master-page-name="Default">
        <draw:ellipse draw:style-name="gr24" draw:text-style-name="P17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5" draw:text-style-name="P18" draw:layer="layout" svg:x1="18.389cm" svg:y1="12.568cm" svg:x2="18.389cm" svg:y2="10.278cm">
          <text:p/>
        </draw:line>
        <draw:line draw:style-name="gr25" draw:text-style-name="P18" draw:layer="layout" svg:x1="18.389cm" svg:y1="10.279cm" svg:x2="18.389cm" svg:y2="7.988cm">
          <text:p/>
        </draw:line>
        <draw:line draw:style-name="gr25" draw:text-style-name="P18" draw:layer="layout" svg:x1="18.389cm" svg:y1="12.568cm" svg:x2="18.389cm" svg:y2="14.85cm">
          <text:p/>
        </draw:line>
        <draw:custom-shape draw:style-name="gr26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7" draw:text-style-name="P19" draw:layer="layout" svg:x1="12.041cm" svg:y1="12.205cm" svg:x2="18.382cm" svg:y2="12.567cm">
          <text:p/>
        </draw:line>
        <draw:line draw:style-name="gr27" draw:text-style-name="P19" draw:layer="layout" svg:x1="12.042cm" svg:y1="12.203cm" svg:x2="18.095cm" svg:y2="10.278cm">
          <text:p/>
        </draw:line>
        <draw:line draw:style-name="gr27" draw:text-style-name="P19" draw:layer="layout" svg:x1="12.042cm" svg:y1="12.209cm" svg:x2="16.791cm" svg:y2="7.991cm">
          <text:p/>
        </draw:line>
        <draw:line draw:style-name="gr27" draw:text-style-name="P19" draw:layer="layout" svg:x1="12.043cm" svg:y1="12.203cm" svg:x2="17.823cm" svg:y2="14.837cm">
          <text:p/>
        </draw:line>
        <draw:line draw:style-name="gr28" draw:text-style-name="P1" draw:layer="layout" svg:x1="16.791cm" svg:y1="7.988cm" svg:x2="18.389cm" svg:y2="7.988cm">
          <text:p/>
        </draw:line>
        <draw:line draw:style-name="gr28" draw:text-style-name="P1" draw:layer="layout" svg:x1="18.095cm" svg:y1="10.278cm" svg:x2="18.389cm" svg:y2="10.278cm">
          <text:p/>
        </draw:line>
        <draw:line draw:style-name="gr28" draw:text-style-name="P1" draw:layer="layout" svg:x1="17.822cm" svg:y1="14.85cm" svg:x2="18.389cm" svg:y2="14.85cm">
          <text:p/>
        </draw:line>
        <draw:line draw:style-name="gr27" draw:text-style-name="P19" draw:layer="layout" svg:x1="5.802cm" svg:y1="11.199cm" svg:x2="12.055cm" svg:y2="12.205cm">
          <text:p/>
        </draw:line>
        <draw:line draw:style-name="gr29" draw:text-style-name="P20" draw:layer="layout" svg:x1="12.055cm" svg:y1="12.208cm" svg:x2="14.784cm" svg:y2="17.906cm">
          <text:p/>
        </draw:line>
        <draw:frame draw:style-name="gr30" draw:text-style-name="P1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1" draw:text-style-name="P18" draw:layer="layout" svg:x1="18.389cm" svg:y1="7.988cm" svg:x2="18.389cm" svg:y2="7.376cm">
            <text:p/>
          </draw:line>
          <draw:line draw:style-name="gr32" draw:text-style-name="P18" draw:layer="layout" svg:x1="18.389cm" svg:y1="7.376cm" svg:x2="18.389cm" svg:y2="6.631cm">
            <text:p/>
          </draw:line>
        </draw:g>
        <draw:g>
          <draw:line draw:style-name="gr31" draw:text-style-name="P18" draw:layer="layout" svg:x1="18.389cm" svg:y1="14.85cm" svg:x2="18.389cm" svg:y2="15.455cm">
            <text:p/>
          </draw:line>
          <draw:line draw:style-name="gr32" draw:text-style-name="P18" draw:layer="layout" svg:x1="18.389cm" svg:y1="15.455cm" svg:x2="18.389cm" svg:y2="16.191cm">
            <text:p/>
          </draw:line>
        </draw:g>
        <draw:g>
          <draw:path draw:style-name="gr33" draw:text-style-name="P21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4" draw:text-style-name="P24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4" draw:text-style-name="P25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4" draw:text-style-name="P26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4" draw:text-style-name="P27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4" draw:text-style-name="P28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5" draw:text-style-name="P29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6" draw:text-style-name="P30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6" draw:text-style-name="P31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6" draw:text-style-name="P32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6" draw:text-style-name="P33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6" draw:text-style-name="P34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4" draw:text-style-name="P24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4" draw:text-style-name="P25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4" draw:text-style-name="P26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4" draw:text-style-name="P28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4" draw:text-style-name="P25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4" draw:text-style-name="P35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7" draw:text-style-name="P36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36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7" draw:text-style-name="P36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8" draw:text-style-name="P38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9" draw:text-style-name="P1" draw:layer="layout" svg:x1="5.714cm" svg:y1="12.209cm" svg:x2="22.158cm" svg:y2="12.209cm">
          <text:p/>
        </draw:line>
        <draw:line draw:style-name="gr39" draw:text-style-name="P1" draw:layer="layout" svg:x1="12.041cm" svg:y1="5.157cm" svg:x2="12.041cm" svg:y2="19.609cm">
          <text:p/>
        </draw:line>
        <draw:g>
          <draw:custom-shape draw:style-name="gr40" draw:text-style-name="P29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4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5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6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28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1" draw:text-style-name="P39" draw:layer="layout" svg:width="0.82cm" svg:height="0.962cm" svg:x="11.131cm" svg:y="18.835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1cm" svg:y="12.235cm">
          <draw:text-box>
            <text:p><text:span text:style-name="T4">z</text:span></text:p>
          </draw:text-box>
        </draw:frame>
        <draw:g>
          <draw:path draw:style-name="gr43" draw:text-style-name="P40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4" draw:text-style-name="P17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5" draw:text-style-name="P18" draw:layer="layout" svg:x1="18.389cm" svg:y1="12.568cm" svg:x2="18.389cm" svg:y2="10.278cm">
          <text:p/>
        </draw:line>
        <draw:line draw:style-name="gr25" draw:text-style-name="P18" draw:layer="layout" svg:x1="18.389cm" svg:y1="10.279cm" svg:x2="18.389cm" svg:y2="7.988cm">
          <text:p/>
        </draw:line>
        <draw:line draw:style-name="gr25" draw:text-style-name="P18" draw:layer="layout" svg:x1="18.389cm" svg:y1="12.568cm" svg:x2="18.389cm" svg:y2="14.85cm">
          <text:p/>
        </draw:line>
        <draw:custom-shape draw:style-name="gr26" draw:text-style-name="P7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7" draw:text-style-name="P19" draw:layer="layout" svg:x1="12.041cm" svg:y1="12.205cm" svg:x2="18.382cm" svg:y2="12.567cm">
          <text:p/>
        </draw:line>
        <draw:line draw:style-name="gr27" draw:text-style-name="P19" draw:layer="layout" svg:x1="12.042cm" svg:y1="12.203cm" svg:x2="18.095cm" svg:y2="10.278cm">
          <text:p/>
        </draw:line>
        <draw:line draw:style-name="gr27" draw:text-style-name="P19" draw:layer="layout" svg:x1="12.042cm" svg:y1="12.209cm" svg:x2="16.791cm" svg:y2="7.991cm">
          <text:p/>
        </draw:line>
        <draw:line draw:style-name="gr27" draw:text-style-name="P19" draw:layer="layout" svg:x1="12.043cm" svg:y1="12.203cm" svg:x2="17.823cm" svg:y2="14.837cm">
          <text:p/>
        </draw:line>
        <draw:line draw:style-name="gr28" draw:text-style-name="P1" draw:layer="layout" svg:x1="16.791cm" svg:y1="7.988cm" svg:x2="18.389cm" svg:y2="7.988cm">
          <text:p/>
        </draw:line>
        <draw:line draw:style-name="gr28" draw:text-style-name="P1" draw:layer="layout" svg:x1="18.095cm" svg:y1="10.278cm" svg:x2="18.389cm" svg:y2="10.278cm">
          <text:p/>
        </draw:line>
        <draw:line draw:style-name="gr28" draw:text-style-name="P1" draw:layer="layout" svg:x1="17.822cm" svg:y1="14.85cm" svg:x2="18.389cm" svg:y2="14.85cm">
          <text:p/>
        </draw:line>
        <draw:line draw:style-name="gr27" draw:text-style-name="P19" draw:layer="layout" svg:x1="5.802cm" svg:y1="11.199cm" svg:x2="12.055cm" svg:y2="12.205cm">
          <text:p/>
        </draw:line>
        <draw:line draw:style-name="gr29" draw:text-style-name="P20" draw:layer="layout" svg:x1="12.055cm" svg:y1="12.208cm" svg:x2="14.784cm" svg:y2="17.906cm">
          <text:p/>
        </draw:line>
        <draw:frame draw:style-name="gr30" draw:text-style-name="P13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31" draw:text-style-name="P18" draw:layer="layout" svg:x1="18.389cm" svg:y1="7.988cm" svg:x2="18.389cm" svg:y2="7.376cm">
            <text:p/>
          </draw:line>
          <draw:line draw:style-name="gr32" draw:text-style-name="P18" draw:layer="layout" svg:x1="18.389cm" svg:y1="7.376cm" svg:x2="18.389cm" svg:y2="6.631cm">
            <text:p/>
          </draw:line>
        </draw:g>
        <draw:g>
          <draw:line draw:style-name="gr31" draw:text-style-name="P18" draw:layer="layout" svg:x1="18.389cm" svg:y1="14.85cm" svg:x2="18.389cm" svg:y2="15.455cm">
            <text:p/>
          </draw:line>
          <draw:line draw:style-name="gr32" draw:text-style-name="P18" draw:layer="layout" svg:x1="18.389cm" svg:y1="15.455cm" svg:x2="18.389cm" svg:y2="16.191cm">
            <text:p/>
          </draw:line>
        </draw:g>
        <draw:g>
          <draw:path draw:style-name="gr33" draw:text-style-name="P21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3" draw:text-style-name="P21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23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3" draw:text-style-name="P21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41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3" draw:text-style-name="P23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3" draw:text-style-name="P21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41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3" draw:text-style-name="P23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4" draw:text-style-name="P24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4" draw:text-style-name="P25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4" draw:text-style-name="P26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4" draw:text-style-name="P27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4" draw:text-style-name="P28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5" draw:text-style-name="P29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6" draw:text-style-name="P30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6" draw:text-style-name="P31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6" draw:text-style-name="P32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6" draw:text-style-name="P33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6" draw:text-style-name="P34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4" draw:text-style-name="P24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4" draw:text-style-name="P25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4" draw:text-style-name="P26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4" draw:text-style-name="P28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4" draw:text-style-name="P25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4" draw:text-style-name="P35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7" draw:text-style-name="P36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7" draw:text-style-name="P36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7" draw:text-style-name="P36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7" draw:text-style-name="P37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8" draw:text-style-name="P38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9" draw:text-style-name="P1" draw:layer="layout" svg:x1="5.714cm" svg:y1="12.209cm" svg:x2="22.158cm" svg:y2="12.209cm">
          <text:p/>
        </draw:line>
        <draw:custom-shape draw:style-name="gr44" draw:text-style-name="P42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" draw:layer="layout" svg:x1="12.041cm" svg:y1="5.157cm" svg:x2="12.041cm" svg:y2="19.609cm">
          <text:p/>
        </draw:line>
        <draw:g>
          <draw:custom-shape draw:style-name="gr40" draw:text-style-name="P29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4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5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6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28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41" draw:text-style-name="P39" draw:layer="layout" svg:width="0.82cm" svg:height="0.962cm" svg:x="11.131cm" svg:y="18.835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1cm" svg:y="12.235cm">
          <draw:text-box>
            <text:p><text:span text:style-name="T4">z</text:span></text:p>
          </draw:text-box>
        </draw:frame>
        <draw:g>
          <draw:path draw:style-name="gr33" draw:text-style-name="P21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3" draw:text-style-name="P22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3" draw:text-style-name="P23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3" draw:text-style-name="P40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line draw:style-name="gr45" draw:text-style-name="P1" draw:layer="layout" svg:x1="5.795cm" svg:y1="10.527cm" svg:x2="22.164cm" svg:y2="10.527cm">
          <text:p/>
        </draw:line>
        <draw:line draw:style-name="gr46" draw:text-style-name="P43" draw:layer="layout" svg:x1="18.395cm" svg:y1="10.886cm" svg:x2="18.395cm" svg:y2="8.596cm">
          <text:p/>
        </draw:line>
        <draw:line draw:style-name="gr46" draw:text-style-name="P43" draw:layer="layout" svg:x1="18.395cm" svg:y1="8.597cm" svg:x2="18.395cm" svg:y2="6.306cm">
          <text:p/>
        </draw:line>
        <draw:line draw:style-name="gr46" draw:text-style-name="P43" draw:layer="layout" svg:x1="18.395cm" svg:y1="10.886cm" svg:x2="18.395cm" svg:y2="13.168cm">
          <text:p/>
        </draw:line>
        <draw:custom-shape draw:style-name="gr26" draw:text-style-name="P7" draw:layer="layout" svg:width="12.7cm" svg:height="12.7cm" svg:x="5.683cm" svg:y="4.163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47" draw:text-style-name="P19" draw:layer="layout" svg:x1="12.047cm" svg:y1="10.523cm" svg:x2="18.388cm" svg:y2="10.885cm">
          <text:p/>
        </draw:line>
        <draw:line draw:style-name="gr47" draw:text-style-name="P19" draw:layer="layout" svg:x1="12.048cm" svg:y1="10.521cm" svg:x2="18.101cm" svg:y2="8.596cm">
          <text:p/>
        </draw:line>
        <draw:line draw:style-name="gr47" draw:text-style-name="P19" draw:layer="layout" svg:x1="12.048cm" svg:y1="10.527cm" svg:x2="16.797cm" svg:y2="6.309cm">
          <text:p/>
        </draw:line>
        <draw:line draw:style-name="gr47" draw:text-style-name="P19" draw:layer="layout" svg:x1="12.049cm" svg:y1="10.521cm" svg:x2="17.829cm" svg:y2="13.155cm">
          <text:p/>
        </draw:line>
        <draw:line draw:style-name="gr48" draw:text-style-name="P44" draw:layer="layout" svg:x1="16.797cm" svg:y1="6.306cm" svg:x2="18.395cm" svg:y2="6.306cm">
          <text:p/>
        </draw:line>
        <draw:line draw:style-name="gr48" draw:text-style-name="P44" draw:layer="layout" svg:x1="18.101cm" svg:y1="8.596cm" svg:x2="18.395cm" svg:y2="8.596cm">
          <text:p/>
        </draw:line>
        <draw:line draw:style-name="gr48" draw:text-style-name="P44" draw:layer="layout" svg:x1="17.828cm" svg:y1="13.149cm" svg:x2="18.395cm" svg:y2="13.149cm">
          <text:p/>
        </draw:line>
        <draw:line draw:style-name="gr49" draw:text-style-name="P45" draw:layer="layout" svg:x1="12.061cm" svg:y1="10.526cm" svg:x2="14.79cm" svg:y2="16.224cm">
          <text:p/>
        </draw:line>
        <draw:frame draw:style-name="gr30" draw:text-style-name="P13" draw:layer="layout" svg:width="1.391cm" svg:height="0.962cm" draw:transform="rotate (-0.71401419699088) translate (15.416cm 5.376cm)">
          <draw:text-box>
            <text:p>. . .</text:p>
          </draw:text-box>
        </draw:frame>
        <draw:frame draw:style-name="gr30" draw:text-style-name="P13" draw:layer="layout" svg:width="1.391cm" svg:height="0.962cm" draw:transform="rotate (-2.02859618959301) translate (16.463cm 13.886cm)">
          <draw:text-box>
            <text:p>. . .</text:p>
          </draw:text-box>
        </draw:frame>
        <draw:g>
          <draw:line draw:style-name="gr50" draw:text-style-name="P43" draw:layer="layout" svg:x1="18.395cm" svg:y1="6.306cm" svg:x2="18.395cm" svg:y2="5.694cm">
            <text:p/>
          </draw:line>
          <draw:line draw:style-name="gr51" draw:text-style-name="P43" draw:layer="layout" svg:x1="18.395cm" svg:y1="5.694cm" svg:x2="18.395cm" svg:y2="4.949cm">
            <text:p/>
          </draw:line>
        </draw:g>
        <draw:g>
          <draw:line draw:style-name="gr50" draw:text-style-name="P43" draw:layer="layout" svg:x1="18.395cm" svg:y1="13.168cm" svg:x2="18.395cm" svg:y2="13.773cm">
            <text:p/>
          </draw:line>
          <draw:line draw:style-name="gr51" draw:text-style-name="P43" draw:layer="layout" svg:x1="18.395cm" svg:y1="13.773cm" svg:x2="18.395cm" svg:y2="14.509cm">
            <text:p/>
          </draw:line>
        </draw:g>
        <draw:g>
          <draw:path draw:style-name="gr52" draw:text-style-name="P46" draw:layer="layout" svg:width="0.515cm" svg:height="0.706cm" svg:x="12.793cm" svg:y="13.4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45" draw:text-style-name="P1" draw:layer="layout" svg:x1="12.038cm" svg:y1="3.475cm" svg:x2="12.038cm" svg:y2="17.927cm">
          <text:p/>
        </draw:line>
        <draw:frame draw:style-name="gr41" draw:text-style-name="P39" draw:layer="layout" svg:width="0.82cm" svg:height="0.962cm" svg:x="11.137cm" svg:y="17.153cm">
          <draw:text-box>
            <text:p><text:span text:style-name="T4">x</text:span></text:p>
          </draw:text-box>
        </draw:frame>
        <draw:frame draw:style-name="gr42" draw:text-style-name="P39" draw:layer="layout" svg:width="0.82cm" svg:height="0.962cm" svg:x="21.437cm" svg:y="10.553cm">
          <draw:text-box>
            <text:p><text:span text:style-name="T4">z</text:span></text:p>
          </draw:text-box>
        </draw:frame>
        <draw:g>
          <draw:path draw:style-name="gr33" draw:text-style-name="P21" draw:layer="layout" svg:width="0.334cm" svg:height="0.151cm" svg:x="16.068cm" svg:y="10.923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6.091cm" svg:y="11.172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23" draw:layer="layout" svg:width="0.183cm" svg:height="0.305cm" svg:x="16.457cm" svg:y="11.583cm" svg:viewBox="0 0 184 306" svg:d="M184 152c0 102-31 154-93 154-30 0-53-14-68-40s-23-64-23-114c0-49 8-87 23-113s38-39 69-39c30 0 53 13 69 39 15 25 23 63 23 113zM145 152c0-48-4-82-13-103s-22-31-41-31-32 10-40 29c-8 20-12 55-12 105s4 85 12 105c9 21 22 31 40 31s32-11 41-32c9-22 13-56 13-104z">
            <text:p/>
          </draw:path>
        </draw:g>
        <draw:g>
          <draw:path draw:style-name="gr33" draw:text-style-name="P21" draw:layer="layout" svg:width="0.334cm" svg:height="0.151cm" svg:x="15.548cm" svg:y="12.429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5.57cm" svg:y="12.678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23" draw:layer="layout" svg:width="0.152cm" svg:height="0.298cm" svg:x="15.958cm" svg:y="13.092cm" svg:viewBox="0 0 153 299" svg:d="M95 282c19 2 39 4 58 6 0 3 0 7 0 11-51 0-102 0-153 0 0-4 0-8 0-11 19-2 39-4 58-6 0-81 0-162 0-243-19 8-38 15-57 22 0-4 0-8 0-12 27-16 55-33 83-49 3 0 7 0 11 0 0 94 0 188 0 282z">
            <text:p/>
          </draw:path>
        </draw:g>
        <draw:g>
          <draw:path draw:style-name="gr33" draw:text-style-name="P21" draw:layer="layout" svg:width="0.334cm" svg:height="0.151cm" svg:x="15.137cm" svg:y="7.929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5.16cm" svg:y="8.17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41" draw:layer="layout" svg:width="0.25cm" svg:height="0.02cm" svg:x="15.559cm" svg:y="8.751cm" svg:viewBox="0 0 251 21" svg:d="M0 0c84 0 167 0 251 0 0 7 0 14 0 21-84 0-167 0-251 0 0-7 0-14 0-21z">
            <text:p/>
          </draw:path>
          <draw:path draw:style-name="gr33" draw:text-style-name="P23" draw:layer="layout" svg:width="0.173cm" svg:height="0.3cm" svg:x="15.9cm" svg:y="8.589cm" svg:viewBox="0 0 174 301" svg:d="M174 301c-58 0-116 0-174 0 0-11 0-22 0-33 13-12 26-25 39-37 26-23 44-42 56-57 12-14 21-29 26-44s7-33 7-52c0-20-4-34-12-44s-22-15-41-15c-7 0-15 1-23 3s-15 5-21 8c-3 12-5 25-7 37-5 0-10 0-14 0 0-19 0-38 0-57 25-7 47-10 65-10 31 0 55 7 70 20 16 14 24 33 24 58 0 16-4 32-10 47-6 14-15 29-28 44-13 14-34 34-63 61-13 11-26 23-40 37 49 0 97 0 146 0 0 11 0 22 0 34z">
            <text:p/>
          </draw:path>
        </draw:g>
        <draw:g>
          <draw:path draw:style-name="gr33" draw:text-style-name="P21" draw:layer="layout" svg:width="0.334cm" svg:height="0.151cm" svg:x="16.08cm" svg:y="9.379cm" svg:viewBox="0 0 335 152" svg:d="M0 97c0-14 0-28 0-42 71 0 142 0 213 0-5-18-10-37-15-55 46 25 92 51 137 76-45 26-91 51-137 76 5-18 10-37 15-55-71 0-142 0-213 0z">
            <text:p/>
          </draw:path>
          <draw:path draw:style-name="gr33" draw:text-style-name="P22" draw:layer="layout" svg:width="0.313cm" svg:height="0.528cm" svg:x="16.103cm" svg:y="9.627cm" svg:viewBox="0 0 314 529" svg:d="M86 26c-16-3-32-6-49-9 1-6 2-11 3-17 37 0 73 0 109 0-20 120-41 240-61 360 51-51 102-103 153-154-11-4-23-7-34-10 1-6 2-12 3-17 35 0 69 0 104 0-1 5-2 11-3 17-9 3-19 5-29 8-35 35-70 70-105 105 29 65 58 130 87 195 12 3 24 6 35 9-1 5-2 11-3 16-28 0-56 0-84 0-26-59-52-119-78-178-17 17-35 34-53 52-7 42-14 84-22 126-19 0-39 0-59 0 29-167 57-335 86-503z">
            <text:p/>
          </draw:path>
          <draw:path draw:style-name="gr33" draw:text-style-name="P41" draw:layer="layout" svg:width="0.25cm" svg:height="0.02cm" svg:x="16.502cm" svg:y="10.201cm" svg:viewBox="0 0 251 21" svg:d="M0 0c84 0 167 0 251 0 0 7 0 14 0 21-84 0-167 0-251 0 0-7 0-14 0-21z">
            <text:p/>
          </draw:path>
          <draw:path draw:style-name="gr33" draw:text-style-name="P23" draw:layer="layout" svg:width="0.152cm" svg:height="0.298cm" svg:x="16.862cm" svg:y="10.041cm" svg:viewBox="0 0 153 299" svg:d="M95 282c19 2 39 4 58 6 0 3 0 7 0 11-51 0-102 0-153 0 0-4 0-8 0-11 19-2 39-4 58-6 0-81 0-162 0-243-19 8-38 15-57 22 0-4 0-8 0-12 27-16 55-33 83-49 3 0 7 0 11 0 0 94 0 188 0 282z">
            <text:p/>
          </draw:path>
        </draw:g>
        <draw:line draw:style-name="gr47" draw:text-style-name="P19" draw:layer="layout" svg:x1="5.796cm" svg:y1="10.171cm" svg:x2="12.031cm" svg:y2="10.527cm">
          <text:p/>
        </draw:line>
        <draw:g>
          <draw:path draw:style-name="gr53" draw:text-style-name="P47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53" draw:text-style-name="P48" draw:layer="layout" svg:width="0.3cm" svg:height="0.133cm" svg:x="18.93cm" svg:y="7.93cm" svg:viewBox="0 0 301 134" svg:d="M0 86c0-13 0-25 0-37 64 0 127 0 191 0-4-16-9-33-13-49 41 23 82 45 123 68-41 22-82 44-123 66 4-16 9-32 13-48-64 0-127 0-191 0z">
            <text:p/>
          </draw:path>
          <draw:path draw:style-name="gr53" draw:text-style-name="P49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53" draw:text-style-name="P50" draw:layer="layout" svg:width="0.225cm" svg:height="0.018cm" svg:x="19.274cm" svg:y="8.455cm" svg:viewBox="0 0 226 19" svg:d="M0 19c0-6 0-13 0-19 75 0 150 0 226 0 0 6 0 13 0 19-76 0-151 0-226 0z">
            <text:p/>
          </draw:path>
          <draw:path draw:style-name="gr53" draw:text-style-name="P51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<text:p/>
          </draw:path>
        </draw:g>
        <draw:g>
          <draw:path draw:style-name="gr53" draw:text-style-name="P47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53" draw:text-style-name="P48" draw:layer="layout" svg:width="0.3cm" svg:height="0.133cm" svg:x="17.197cm" svg:y="5.399cm" svg:viewBox="0 0 301 134" svg:d="M0 86c0-13 0-25 0-37 64 0 127 0 191 0-4-16-9-33-13-49 41 23 82 45 123 68-41 22-82 44-123 66 4-16 9-32 13-48-64 0-127 0-191 0z">
            <text:p/>
          </draw:path>
          <draw:path draw:style-name="gr53" draw:text-style-name="P49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53" draw:text-style-name="P50" draw:layer="layout" svg:width="0.225cm" svg:height="0.018cm" svg:x="17.541cm" svg:y="5.924cm" svg:viewBox="0 0 226 19" svg:d="M0 19c0-6 0-13 0-19 75 0 150 0 226 0 0 6 0 13 0 19-76 0-151 0-226 0z">
            <text:p/>
          </draw:path>
          <draw:path draw:style-name="gr53" draw:text-style-name="P51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<text:p/>
          </draw:path>
        </draw:g>
        <draw:g>
          <draw:path draw:style-name="gr53" draw:text-style-name="P47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<text:p/>
          </draw:path>
          <draw:path draw:style-name="gr53" draw:text-style-name="P48" draw:layer="layout" svg:width="0.3cm" svg:height="0.133cm" svg:x="18.942cm" svg:y="13.199cm" svg:viewBox="0 0 301 134" svg:d="M0 86c0-13 0-25 0-37 64 0 127 0 191 0-4-16-9-33-13-49 41 23 82 45 123 68-41 22-82 44-123 66 4-16 9-32 13-48-64 0-127 0-191 0z">
            <text:p/>
          </draw:path>
          <draw:path draw:style-name="gr53" draw:text-style-name="P49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<text:p/>
          </draw:path>
          <draw:path draw:style-name="gr53" draw:text-style-name="P51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<text:p/>
          </draw:path>
        </draw:g>
        <draw:g>
          <draw:path draw:style-name="gr53" draw:text-style-name="P47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<text:p/>
          </draw:path>
          <draw:path draw:style-name="gr53" draw:text-style-name="P48" draw:layer="layout" svg:width="0.294cm" svg:height="0.133cm" svg:x="19.007cm" svg:y="10.634cm" svg:viewBox="0 0 295 134" svg:d="M0 85c0-12 0-24 0-36 62 0 125 0 187 0-4-16-8-33-13-49 41 23 81 45 121 68-40 22-80 44-121 66 5-16 9-32 13-49-62 0-125 0-187 0z">
            <text:p/>
          </draw:path>
          <draw:path draw:style-name="gr53" draw:text-style-name="P49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<text:p/>
          </draw:path>
          <draw:path draw:style-name="gr53" draw:text-style-name="P51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<text:p/>
          </draw:path>
          <draw:path draw:style-name="gr53" draw:text-style-name="P48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<text:p/>
          </draw:path>
          <draw:path draw:style-name="gr53" draw:text-style-name="P52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<text:p/>
          </draw:path>
        </draw:g>
        <draw:g>
          <draw:path draw:style-name="gr33" draw:text-style-name="P21" draw:layer="layout" svg:width="0.314cm" svg:height="0.152cm" svg:x="10.165cm" svg:y="10.611cm" svg:viewBox="0 0 315 153" svg:d="M0 97c0-14 0-28 0-41 66 0 133 0 199 0-4-19-9-37-13-56 43 26 86 51 129 77-43 25-86 50-129 76 4-19 9-37 13-56-66 0-133 0-199 0z">
            <text:p/>
          </draw:path>
          <draw:path draw:style-name="gr33" draw:text-style-name="P22" draw:layer="layout" svg:width="0.294cm" svg:height="0.529cm" svg:x="10.186cm" svg:y="10.86cm" svg:viewBox="0 0 295 530" svg:d="M80 26c-15-3-30-6-45-9 1-6 2-11 3-17 34 0 68 0 102 0-19 120-38 241-58 361 48-52 96-103 144-155-11-3-21-7-32-10 1-6 2-11 3-17 33 0 65 0 98 0-1 6-2 11-3 17-9 3-18 6-27 9-33 35-66 70-98 105 27 65 54 130 81 195 11 3 22 6 33 9-1 5-2 11-3 16-26 0-53 0-79 0-24-59-49-119-73-179-17 18-33 35-50 52-7 43-13 85-20 127-19 0-37 0-56 0 27-168 54-336 80-504z">
            <text:p/>
          </draw:path>
          <draw:path draw:style-name="gr33" draw:text-style-name="P53" draw:layer="layout" svg:width="0.073cm" svg:height="0.3cm" svg:x="10.538cm" svg:y="11.274cm" svg:viewBox="0 0 74 301" svg:d="M34 286c10 2 20 3 29 5 0 4-1 7-1 10-21 0-41 0-62 0 10-64 19-129 29-193-8-2-16-4-24-6 0-3 1-6 1-10 19 0 38 0 57 0-10 65-20 129-29 194zM74 24c0 7-2 12-6 17s-9 7-14 7c-6 0-11-2-15-7s-6-10-6-17c0-6 2-12 6-17s9-7 15-7c5 0 10 2 14 7s6 11 6 17z">
            <text:p/>
          </draw:path>
          <draw:path draw:style-name="gr33" draw:text-style-name="P53" draw:layer="layout" svg:width="0.171cm" svg:height="0.213cm" svg:x="10.704cm" svg:y="11.36cm" svg:viewBox="0 0 172 214" svg:d="M136 48c0-6-2-12-5-16s-8-6-15-6c-10 0-21 4-32 14-12 9-22 21-29 34-7 47-15 93-22 140-11 0-22 0-33 0 10-64 20-129 30-193-7-2-15-4-23-6 0-3 1-6 2-10 18 0 36 0 55 0-2 15-4 29-5 43 11-16 22-28 34-36s24-12 35-12c14 0 24 4 31 12 6 8 10 20 10 35 0 2-1 5-1 9-1 5-8 52-22 143 9 1 18 3 26 5 0 3-1 7-1 10-20 0-40 0-60 0 7-43 13-86 20-129 3-19 5-31 5-37z">
            <text:p/>
          </draw:path>
        </draw:g>
        <draw:frame draw:style-name="gr54" draw:text-style-name="P54" draw:layer="layout" svg:width="0.577cm" svg:height="0.598cm" svg:x="5.333cm" svg:y="1.9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4" draw:text-style-name="P54" draw:layer="layout" svg:width="1.432cm" svg:height="0.53cm" svg:x="5.079cm" svg:y="2.9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4" draw:text-style-name="P54" draw:layer="layout" svg:width="0.568cm" svg:height="0.598cm" svg:x="9.356cm" svg:y="1.9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4" draw:text-style-name="P54" draw:layer="layout" svg:width="0.77cm" svg:height="0.598cm" svg:x="7.856cm" svg:y="1.9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4" draw:text-style-name="P54" draw:layer="layout" svg:width="0.766cm" svg:height="0.598cm" svg:x="6.334cm" svg:y="1.9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4" draw:text-style-name="P54" draw:layer="layout" svg:width="1.033cm" svg:height="0.53cm" svg:x="6.312cm" svg:y="2.9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4" draw:text-style-name="P54" draw:layer="layout" svg:width="1.037cm" svg:height="0.53cm" svg:x="7.651cm" svg:y="2.9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4" draw:text-style-name="P54" draw:layer="layout" svg:width="0.835cm" svg:height="0.53cm" svg:x="9.262cm" svg:y="2.99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4" draw:text-style-name="P54" draw:layer="layout" svg:width="0.679cm" svg:height="0.598cm" svg:x="4.334cm" svg:y="1.9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>
          <draw:path draw:style-name="gr55" draw:text-style-name="P55" draw:layer="layout" svg:width="0.415cm" svg:height="0.034cm" svg:x="18.732cm" svg:y="9.881cm" svg:viewBox="0 0 416 35" svg:d="M0 0c139 0 277 0 416 0 0 12 0 23 0 35-139 0-277 0-416 0 0-12 0-23 0-35z">
            <text:p/>
          </draw:path>
          <draw:path draw:style-name="gr55" draw:text-style-name="P55" draw:layer="layout" svg:width="0.329cm" svg:height="0.147cm" svg:x="19.346cm" svg:y="9.36cm" svg:viewBox="0 0 330 148" svg:d="M0 94c0-13 0-27 0-40 70 0 139 0 209 0-5-18-10-36-15-54 45 25 91 50 136 74-45 25-91 49-136 74 5-18 10-36 15-54-70 0-139 0-209 0z">
            <text:p/>
          </draw:path>
          <draw:path draw:style-name="gr55" draw:text-style-name="P56" draw:layer="layout" svg:width="0.469cm" svg:height="0.496cm" svg:x="19.278cm" svg:y="9.625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<text:p/>
          </draw:path>
        </draw:g>
        <draw:g>
          <draw:path draw:style-name="gr55" draw:text-style-name="P55" draw:layer="layout" svg:width="0.302cm" svg:height="0.147cm" svg:x="18.794cm" svg:y="11.646cm" svg:viewBox="0 0 303 148" svg:d="M0 94c0-13 0-27 0-40 64 0 128 0 192 0-4-18-9-36-13-54 41 25 83 50 124 74-41 25-83 49-124 74 4-18 9-36 13-54-64 0-128 0-192 0z">
            <text:p/>
          </draw:path>
          <draw:path draw:style-name="gr55" draw:text-style-name="P56" draw:layer="layout" svg:width="0.431cm" svg:height="0.496cm" svg:x="18.732cm" svg:y="11.911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<text:p/>
          </draw:path>
        </draw:g>
      </draw:page>
      <draw:page draw:name="page5" draw:style-name="dp1" draw:master-page-name="Default">
        <draw:path draw:style-name="gr56" draw:text-style-name="P57" draw:layer="layout" svg:width="5.587cm" svg:height="13.985cm" svg:x="12.026cm" svg:y="3.554cm" svg:viewBox="0 0 5588 13986" svg:d="M0 13986c0-4662 0-9324 0-13986 1863 0 3725 0 5588 0 0 4662 0 9324 0 13986-1863 0-3725 0-5588 0z">
          <text:p/>
        </draw:path>
        <draw:path draw:style-name="gr57" draw:text-style-name="P58" draw:layer="layout" svg:width="9.956cm" svg:height="14.121cm" svg:x="7.685cm" svg:y="3.344cm" svg:viewBox="0 0 9957 14122" svg:d="M0 14122c0-4707 0-9415 0-14122 3319 0 6638 0 9957 0 0 4707 0 9415 0 14122-3319 0-6638 0-9957 0z">
          <text:p/>
        </draw:path>
        <draw:g>
          <draw:path draw:style-name="gr33" draw:text-style-name="P21" draw:layer="layout" svg:width="42.049cm" svg:height="3.521cm" svg:x="21.795cm" svg:y="54.084cm" svg:viewBox="0 0 42050 3522" svg:d="M0 0c14017 0 28033 0 42050 0 0 1174 0 2348 0 3522-14017 0-28033 0-42050 0 0-1174 0-2348 0-3522z">
            <text:p/>
          </draw:path>
          <draw:path draw:style-name="gr33" draw:text-style-name="P59" draw:layer="layout" svg:width="28.877cm" svg:height="49.134cm" svg:x="76.365cm" svg:y="28.372cm" svg:viewBox="0 0 28878 49135" svg:d="M28878 49135c-9626 0-19252 0-28878 0 0-1776 0-3552 0-5328 2181-2042 4363-4083 6544-6125 4198-3790 7280-6858 9248-9202 1970-2344 3385-4760 4240-7246 855-2489 1285-5338 1285-8551 0-3140-692-5533-2077-7175-1382-1642-3644-2464-6787-2464-1243 0-2522 174-3835 527-1314 350-2474 814-3483 1393-409 1981-819 3962-1229 5943-774 0-1548 0-2322 0 0-3117 0-6233 0-9350 4266-1038 7889-1557 10869-1557 5158 0 9033 1107 11623 3317 2593 2210 3888 5330 3888 9366 0 2704-511 5259-1531 7663-1020 2402-2585 4795-4695 7175-2111 2380-5604 5705-10483 9980-2086 1836-4303 3853-6647 6052 8090 0 16180 0 24270 0 0 1861 0 3721 0 5582z">
            <text:p/>
          </draw:path>
          <draw:path draw:style-name="gr33" draw:text-style-name="P21" draw:layer="layout" svg:width="33.353cm" svg:height="14.807cm" svg:x="128.3cm" svg:y="2.006cm" svg:viewBox="0 0 33354 14808" svg:d="M0 9418c0-1343 0-2685 0-4027 7045 0 14089 0 21134 0-491-1797-982-3594-1472-5391 4564 2480 9128 4960 13692 7440-4564 2456-9128 4912-13692 7368 490-1797 981-3593 1472-5390-7045 0-14089 0-21134 0z">
            <text:p/>
          </draw:path>
          <draw:path draw:style-name="gr33" draw:text-style-name="P22" draw:layer="layout" svg:width="47.514cm" svg:height="49.76cm" svg:x="121.498cm" svg:y="28.445cm" svg:viewBox="0 0 47515 49761" svg:d="M20738 49761c-6541-3-11634-1733-15277-5197-3640-3464-5461-8262-5461-14396 0-6060 1245-11371 3737-15934 2493-4565 6013-8078 10565-10540 4555-2462 9778-3694 15672-3694 5534 0 10890 724 16066 2175-610 3476-1221 6952-1832 10428-802 0-1605 0-2408 0 36-2003 72-4007 108-6010-3044-2462-7093-3694-12148-3694-4241 0-8089 1153-11539 3459-3451 2306-6146 5584-8086 9833-1941 4248-2912 9147-2912 14701 0 5019 1228 8937 3683 11751 2457 2812 5891 4219 10300 4219 2132 0 4276-309 6432-924 2157-614 3989-1407 5499-2371 755-4261 1510-8523 2265-12784-2000-313-4001-626-6002-940 107-652 215-1304 322-1956 5931 0 11862 0 17793 0-108 651-216 1302-324 1953-1630 315-3259 629-4888 943-898 5070-1797 10140-2695 15210-3618 1402-6890 2380-9813 2934-2922 552-5943 831-9057 834z">
            <text:p/>
          </draw:path>
        </draw:g>
        <draw:frame draw:style-name="gr30" draw:text-style-name="P13" draw:layer="layout" svg:width="1.391cm" svg:height="0.962cm" draw:transform="rotate (-1.5707963267949) translate (16.16cm 7.646cm)">
          <draw:text-box>
            <text:p>. . .</text:p>
          </draw:text-box>
        </draw:frame>
        <draw:frame draw:style-name="gr30" draw:text-style-name="P13" draw:layer="layout" svg:width="1.391cm" svg:height="0.962cm" draw:transform="rotate (-1.5707963267949) translate (16.16cm 12.747cm)">
          <draw:text-box>
            <text:p>. . .</text:p>
          </draw:text-box>
        </draw:frame>
        <draw:connector draw:style-name="gr58" draw:text-style-name="P1" draw:layer="layout" draw:type="line" svg:x1="12.067cm" svg:y1="10.521cm" svg:x2="18.339cm" svg:y2="14.552cm" draw:end-shape="id12" draw:end-glue-point="0" svg:d="M12067 10521l6272 4031" svg:viewBox="0 0 6273 4032">
          <text:p/>
        </draw:connector>
        <draw:connector draw:style-name="gr58" draw:text-style-name="P1" draw:layer="layout" draw:type="line" svg:x1="12.067cm" svg:y1="10.521cm" svg:x2="18.339cm" svg:y2="9.981cm" draw:end-shape="id13" draw:end-glue-point="2" svg:d="M12067 10521l6272-540" svg:viewBox="0 0 6273 541">
          <text:p/>
        </draw:connector>
        <draw:g>
          <draw:path draw:style-name="gr33" draw:text-style-name="P21" draw:layer="layout" svg:width="0.364cm" svg:height="0.164cm" svg:x="16.767cm" svg:y="10.693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1cm" svg:y="10.963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91cm" svg:height="0.325cm" svg:x="17.195cm" svg:y="11.409cm" svg:viewBox="0 0 192 326" svg:d="M192 326c-64 0-128 0-192 0 0-12 0-24 0-35 14-14 29-27 43-41 28-25 49-45 62-61s22-32 28-48c6-17 9-36 9-57s-5-37-14-47c-9-11-24-17-45-17-9 0-17 1-26 4-9 2-16 5-23 9-3 13-5 26-8 39-5 0-10 0-16 0 0-20 0-41 0-62 29-7 53-10 73-10 34 0 60 7 77 22s26 35 26 62c0 18-4 35-10 51-7 16-18 32-32 48-14 15-37 37-69 66-14 12-29 25-44 40 53 0 107 0 161 0 0 12 0 25 0 37z">
            <text:p/>
          </draw:path>
          <draw:path draw:style-name="gr33" draw:text-style-name="P23" draw:layer="layout" svg:width="0.07cm" svg:height="0.125cm" svg:x="17.436cm" svg:y="11.684cm" svg:viewBox="0 0 71 126" svg:d="M71 39c0 22-6 40-18 55-13 15-30 26-53 32 0-6 0-12 0-18 27-9 41-23 41-41 0-3-1-6-3-8-3-3-7-6-13-9-10-5-15-13-15-23 0-9 2-16 7-20 6-5 13-7 21-7 10 0 18 4 24 11s9 17 9 28z">
            <text:p/>
          </draw:path>
          <draw:path draw:style-name="gr33" draw:text-style-name="P23" draw:layer="layout" svg:width="0.202cm" svg:height="0.33cm" svg:x="17.557cm" svg:y="11.408cm" svg:viewBox="0 0 203 331" svg:d="M203 164c0 112-35 167-103 167-33 0-58-14-75-43-17-28-25-69-25-124 0-53 8-94 25-122s43-42 77-42c33 0 58 14 75 42s26 69 26 122zM160 164c0-51-5-88-15-111-9-22-24-34-45-34-20 0-35 11-44 32-9 22-13 59-13 113 0 55 4 93 14 115 9 22 23 33 43 33s36-12 45-35c10-23 15-61 15-113z">
            <text:p/>
          </draw:path>
        </draw:g>
        <draw:g>
          <draw:path draw:style-name="gr33" draw:text-style-name="P21" draw:layer="layout" svg:width="0.364cm" svg:height="0.164cm" svg:x="16.767cm" svg:y="12.493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2cm" svg:y="12.763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91cm" svg:height="0.325cm" svg:x="17.195cm" svg:y="13.209cm" svg:viewBox="0 0 192 326" svg:d="M192 326c-64 0-128 0-192 0 0-12 0-24 0-35 14-14 29-27 43-41 28-25 49-45 62-61s22-32 28-48c6-17 9-36 9-57s-5-37-14-47c-9-11-24-17-45-17-9 0-17 1-26 4-9 2-16 5-23 9-3 13-5 26-8 39-5 0-10 0-16 0 0-20 0-41 0-62 29-7 53-10 73-10 34 0 60 7 77 22s26 35 26 62c0 18-4 35-10 51-7 16-18 32-32 48-14 15-37 37-69 66-14 12-29 25-44 40 53 0 107 0 161 0 0 12 0 25 0 37z">
            <text:p/>
          </draw:path>
          <draw:path draw:style-name="gr33" draw:text-style-name="P23" draw:layer="layout" svg:width="0.07cm" svg:height="0.125cm" svg:x="17.436cm" svg:y="13.484cm" svg:viewBox="0 0 71 126" svg:d="M71 39c0 22-6 40-18 55-13 15-30 26-53 32 0-6 0-12 0-18 27-9 41-23 41-41 0-3-1-6-3-8-3-3-7-6-13-9-10-5-15-13-15-23 0-9 2-16 7-20 6-5 13-7 21-7 10 0 18 4 24 11s9 17 9 28z">
            <text:p/>
          </draw:path>
          <draw:path draw:style-name="gr33" draw:text-style-name="P23" draw:layer="layout" svg:width="0.167cm" svg:height="0.323cm" svg:x="17.581cm" svg:y="13.211cm" svg:viewBox="0 0 168 324" svg:d="M104 305c22 2 43 4 64 7 0 4 0 8 0 12-56 0-112 0-168 0 0-4 0-8 0-12 21-3 43-5 64-7 0-87 0-175 0-262-21 7-42 15-63 23 0-4 0-9 0-13 30-17 61-35 91-53 4 0 8 0 12 0 0 102 0 203 0 305z">
            <text:p/>
          </draw:path>
        </draw:g>
        <draw:g>
          <draw:path draw:style-name="gr33" draw:text-style-name="P21" draw:layer="layout" svg:width="0.364cm" svg:height="0.164cm" svg:x="16.767cm" svg:y="6.356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1cm" svg:y="6.626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88cm" svg:height="0.325cm" svg:x="17.195cm" svg:y="7.072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  <draw:path draw:style-name="gr33" draw:text-style-name="P53" draw:layer="layout" svg:width="0.069cm" svg:height="0.125cm" svg:x="17.51cm" svg:y="7.347cm" svg:viewBox="0 0 70 126" svg:d="M70 41c0 21-6 38-19 53-12 15-29 25-51 32 0-6 0-12 0-18 27-10 41-23 41-41 0-4-1-7-4-10-3-2-6-4-10-6-3-3-6-6-9-9-3-4-5-9-5-15 0-9 3-16 8-20 5-5 11-7 19-7 9 0 16 4 22 11 5 7 8 17 8 30z">
            <text:p/>
          </draw:path>
          <draw:path draw:style-name="gr33" draw:text-style-name="P41" draw:layer="layout" svg:width="0.272cm" svg:height="0.022cm" svg:x="17.669cm" svg:y="7.248cm" svg:viewBox="0 0 273 23" svg:d="M0 0c91 0 182 0 273 0 0 8 0 15 0 23-91 0-182 0-273 0 0-8 0-15 0-23z">
            <text:p/>
          </draw:path>
          <draw:path draw:style-name="gr33" draw:text-style-name="P23" draw:layer="layout" svg:width="0.188cm" svg:height="0.325cm" svg:x="18.042cm" svg:y="7.072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</draw:g>
        <draw:g>
          <draw:path draw:style-name="gr33" draw:text-style-name="P21" draw:layer="layout" svg:width="0.364cm" svg:height="0.164cm" svg:x="16.767cm" svg:y="8.535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16.791cm" svg:y="8.805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23" draw:layer="layout" svg:width="0.188cm" svg:height="0.325cm" svg:x="17.195cm" svg:y="9.251cm" svg:viewBox="0 0 189 326" svg:d="M189 326c-63 0-126 0-189 0 0-12 0-24 0-35 14-14 29-27 43-41 27-25 48-45 61-61s22-32 27-48c6-17 9-36 9-57s-5-37-14-47c-9-11-24-17-44-17-8 0-17 1-25 4-9 2-17 5-23 9-3 13-6 26-8 39-5 0-11 0-16 0 0-20 0-41 0-62 28-7 52-10 72-10 34 0 59 7 76 22s25 35 25 62c0 18-3 35-10 51-6 16-17 32-30 48-14 15-37 37-69 66-14 12-28 25-44 40 53 0 106 0 159 0 0 12 0 25 0 37z">
            <text:p/>
          </draw:path>
          <draw:path draw:style-name="gr33" draw:text-style-name="P53" draw:layer="layout" svg:width="0.069cm" svg:height="0.125cm" svg:x="17.511cm" svg:y="9.526cm" svg:viewBox="0 0 70 126" svg:d="M70 41c0 21-6 38-19 53-12 15-29 25-51 32 0-6 0-12 0-18 27-10 41-23 41-41 0-4-1-7-4-10-3-2-6-4-10-6-3-3-6-6-9-9-3-4-5-9-5-15 0-9 3-16 8-20 5-5 11-7 19-7 9 0 16 4 22 11 5 7 8 17 8 30z">
            <text:p/>
          </draw:path>
          <draw:path draw:style-name="gr33" draw:text-style-name="P41" draw:layer="layout" svg:width="0.272cm" svg:height="0.022cm" svg:x="17.669cm" svg:y="9.427cm" svg:viewBox="0 0 273 23" svg:d="M0 0c91 0 182 0 273 0 0 8 0 15 0 23-91 0-182 0-273 0 0-8 0-15 0-23z">
            <text:p/>
          </draw:path>
          <draw:path draw:style-name="gr33" draw:text-style-name="P23" draw:layer="layout" svg:width="0.165cm" svg:height="0.323cm" svg:x="18.063cm" svg:y="9.253cm" svg:viewBox="0 0 166 324" svg:d="M103 305c21 2 42 4 63 7 0 4 0 8 0 12-55 0-111 0-166 0 0-4 0-8 0-12 21-3 42-5 63-7 0-87 0-175 0-262-20 7-41 15-62 23 0-4 0-9 0-13 30-17 60-35 90-53 4 0 8 0 12 0 0 102 0 203 0 305z">
            <text:p/>
          </draw:path>
        </draw:g>
        <draw:g>
          <draw:path draw:style-name="gr33" draw:text-style-name="P21" draw:layer="layout" svg:width="0.364cm" svg:height="0.164cm" svg:x="8.513cm" svg:y="8.848cm" svg:viewBox="0 0 365 165" svg:d="M0 105c0-15 0-30 0-45 77 0 154 0 231 0-5-20-10-40-16-60 50 28 100 55 150 83-50 27-100 55-150 82 6-20 11-40 16-60-77 0-154 0-231 0z">
            <text:p/>
          </draw:path>
          <draw:path draw:style-name="gr33" draw:text-style-name="P22" draw:layer="layout" svg:width="0.341cm" svg:height="0.573cm" svg:x="8.538cm" svg:y="9.118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<text:p/>
          </draw:path>
          <draw:path draw:style-name="gr33" draw:text-style-name="P53" draw:layer="layout" svg:width="0.085cm" svg:height="0.325cm" svg:x="8.946cm" svg:y="9.565cm" svg:viewBox="0 0 86 326" svg:d="M39 309c12 2 23 4 35 6-1 4-2 7-2 11-24 0-48 0-72 0 11-70 22-140 34-209-10-2-19-4-29-6 1-4 1-7 2-11 22 0 44 0 66 0-12 70-23 139-34 209zM86 26c0 7-2 13-7 18-4 6-10 8-17 8-6 0-12-2-16-8-5-5-7-11-7-18s2-13 7-18c4-5 10-8 16-8 7 0 13 3 17 8 5 5 7 11 7 18z">
            <text:p/>
          </draw:path>
          <draw:path draw:style-name="gr33" draw:text-style-name="P53" draw:layer="layout" svg:width="0.199cm" svg:height="0.23cm" svg:x="9.138cm" svg:y="9.658cm" svg:viewBox="0 0 200 231" svg:d="M157 52c0-7-1-13-5-17-4-5-10-7-18-7-11 0-23 5-37 15-13 10-25 22-33 37-9 51-17 101-26 151-12 0-25 0-38 0 12-69 24-139 35-208-9-2-18-4-27-6 1-4 1-8 2-11 21 0 43 0 64 0-2 15-4 30-6 46 13-17 26-30 40-39s27-13 41-13c15 0 27 4 35 13s12 21 12 38c0 2-1 5-1 10-1 5-9 56-25 154 10 2 20 4 30 6-1 3-1 7-2 10-23 0-46 0-69 0 7-46 15-93 23-139 4-20 5-34 5-40z">
            <text:p/>
          </draw:path>
        </draw:g>
        <draw:g>
          <draw:polygon draw:style-name="gr33" draw:text-style-name="P21" draw:layer="layout" svg:width="0cm" svg:height="0cm" svg:x="19.51cm" svg:y="6.448cm" svg:viewBox="0 0 0 0" draw:points="0,0">
            <text:p/>
          </draw:polygon>
          <draw:polygon draw:style-name="gr33" draw:text-style-name="P59" draw:layer="layout" svg:width="0cm" svg:height="0cm" svg:x="19.51cm" svg:y="6.448cm" svg:viewBox="0 0 0 0" draw:points="0,0">
            <text:p/>
          </draw:polygon>
          <draw:polygon draw:style-name="gr33" draw:text-style-name="P21" draw:layer="layout" svg:width="0cm" svg:height="0cm" svg:x="19.51cm" svg:y="6.448cm" svg:viewBox="0 0 0 0" draw:points="0,0">
            <text:p/>
          </draw:polygon>
          <draw:polygon draw:style-name="gr33" draw:text-style-name="P22" draw:layer="layout" svg:width="0cm" svg:height="0cm" svg:x="19.51cm" svg:y="6.448cm" svg:viewBox="0 0 0 0" draw:points="0,0">
            <text:p/>
          </draw:polygon>
        </draw:g>
        <draw:g>
          <draw:path draw:style-name="gr55" draw:text-style-name="P55" draw:layer="layout" svg:width="0.415cm" svg:height="0.034cm" svg:x="18.729cm" svg:y="11.265cm" svg:viewBox="0 0 416 35" svg:d="M0 0c139 0 277 0 416 0 0 12 0 23 0 35-139 0-277 0-416 0 0-12 0-23 0-35z">
            <text:p/>
          </draw:path>
          <draw:path draw:style-name="gr55" draw:text-style-name="P55" draw:layer="layout" svg:width="0.329cm" svg:height="0.147cm" svg:x="19.343cm" svg:y="10.744cm" svg:viewBox="0 0 330 148" svg:d="M0 94c0-13 0-27 0-40 70 0 139 0 209 0-5-18-10-36-15-54 45 25 91 50 136 74-45 25-91 49-136 74 5-18 10-36 15-54-70 0-139 0-209 0z">
            <text:p/>
          </draw:path>
          <draw:path draw:style-name="gr55" draw:text-style-name="P56" draw:layer="layout" svg:width="0.469cm" svg:height="0.496cm" svg:x="19.275cm" svg:y="11.009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<text:p/>
          </draw:path>
        </draw:g>
        <draw:g>
          <draw:path draw:style-name="gr55" draw:text-style-name="P55" draw:layer="layout" svg:width="0.302cm" svg:height="0.147cm" svg:x="19.083cm" svg:y="13.03cm" svg:viewBox="0 0 303 148" svg:d="M0 94c0-13 0-27 0-40 64 0 128 0 192 0-4-18-9-36-13-54 41 25 83 50 124 74-41 25-83 49-124 74 4-18 9-36 13-54-64 0-128 0-192 0z">
            <text:p/>
          </draw:path>
          <draw:path draw:style-name="gr55" draw:text-style-name="P56" draw:layer="layout" svg:width="0.431cm" svg:height="0.496cm" svg:x="19.021cm" svg:y="13.295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<text:p/>
          </draw:path>
        </draw:g>
        <draw:ellipse draw:style-name="gr59" draw:text-style-name="P5" draw:layer="layout" svg:width="2.069cm" svg:height="2.04cm" draw:transform="skewX (-0.000523598775598299) translate (6.648cm 9.459cm)" draw:kind="arc" draw:start-angle="160.54" draw:end-angle="182.37">
          <text:p/>
        </draw:ellipse>
        <draw:g>
          <draw:path draw:style-name="gr33" draw:text-style-name="P46" draw:layer="layout" svg:width="0.33cm" svg:height="0.483cm" svg:x="6.276cm" svg:y="10.586cm" svg:viewBox="0 0 331 484" svg:d="M243 237c-52 0-102 0-154 0-2 6-4 12-6 18-27 79-39 135-38 166 0 32 15 49 43 49 29 0 54-16 76-48 22-31 48-93 79-185zM97 214c51 0 102 0 154 0 0 0 0-1 0-2 2-3 3-8 5-14 2-5 4-9 4-11 20-60 29-104 27-131-4-28-18-43-44-43-27 0-52 16-75 48s-47 83-71 153zM248 0c43 0 69 20 79 60s2 98-24 173c-27 81-59 144-97 187-37 43-77 64-120 64-46 0-72-13-78-39-5-27-9-49-8-66 1-16 3-32 6-48s6-29 9-41c3-11 6-21 9-30 0 0 1-1 1-3 1-2 1-5 2-8 2-3 2-7 4-10 25-75 57-134 95-176s79-63 122-63z">
            <text:p/>
          </draw:path>
        </draw:g>
        <draw:g>
          <draw:path draw:style-name="gr33" draw:text-style-name="P46" draw:layer="layout" svg:width="0.329cm" svg:height="0.482cm" svg:x="15.585cm" svg:y="10.734cm" svg:viewBox="0 0 330 483" svg:d="M242 237c-51 0-102 0-153 0-3 5-4 12-7 17-26 79-38 135-38 166 1 32 16 49 44 49 29 0 54-16 75-48 22-31 49-93 79-184zM97 213c50 0 102 0 153 0 0 0 0-1 0-2 2-3 3-8 5-13 2-6 4-10 5-12 20-59 28-103 26-131-3-27-17-42-44-42s-52 16-75 48-47 82-70 152zM247 0c43 0 69 20 79 60s2 98-23 173c-27 81-60 143-97 186s-78 64-120 64c-46 0-72-13-78-40s-9-48-8-65c1-16 2-32 6-48 3-16 6-29 9-41 3-11 6-21 9-29 0-1 1-2 1-3 0-3 1-5 2-8 2-4 2-8 4-11 25-75 57-133 95-175s78-63 121-63z">
            <text:p/>
          </draw:path>
          <draw:path draw:style-name="gr33" draw:text-style-name="P22" draw:layer="layout" svg:width="0.067cm" svg:height="0.168cm" svg:x="16cm" svg:y="10.744cm" svg:viewBox="0 0 68 169" svg:d="M7 0c21 0 41 0 61 0-15 56-30 112-45 169-8 0-15 0-23 0 2-57 5-113 7-169z">
            <text:p/>
          </draw:path>
        </draw:g>
        <draw:ellipse draw:style-name="gr59" draw:text-style-name="P60" draw:layer="layout" svg:width="4.858cm" svg:height="4.793cm" draw:transform="skewX (-0.000174532925199433) rotate (-3.14159265358979) translate (15.393cm 13.02cm)" draw:kind="arc" draw:start-angle="160.54" draw:end-angle="182.38">
          <text:p/>
        </draw:ellipse>
        <draw:ellipse draw:style-name="gr59" draw:text-style-name="P60" draw:layer="layout" svg:width="5.091cm" svg:height="5.018cm" draw:transform="skewX (-0.000523598775598299) rotate (-3.14159265358979) translate (15.451cm 13.139cm)" draw:kind="arc" draw:start-angle="160.54" draw:end-angle="182.38">
          <text:p/>
        </draw:ellipse>
        <draw:frame draw:style-name="gr60" draw:text-style-name="P61" draw:layer="layout" svg:width="2.407cm" svg:height="1.505cm" svg:x="5.895cm" svg:y="3.504cm">
          <draw:text-box>
            <text:p><text:span text:style-name="T5">Region</text:span></text:p>
            <text:p text:style-name="P54"><text:span text:style-name="T5">1</text:span></text:p>
          </draw:text-box>
        </draw:frame>
        <draw:frame draw:style-name="gr61" draw:text-style-name="P62" draw:layer="layout" svg:width="2.407cm" svg:height="1.505cm" svg:x="15.714cm" svg:y="3.504cm">
          <draw:text-box>
            <text:p><text:span text:style-name="T5">Region</text:span></text:p>
            <text:p text:style-name="P54"><text:span text:style-name="T5">2</text:span></text:p>
          </draw:text-box>
        </draw:frame>
        <draw:line draw:style-name="gr62" draw:text-style-name="P1" draw:layer="layout" svg:x1="5.739cm" svg:y1="10.511cm" svg:x2="22.108cm" svg:y2="10.511cm">
          <text:p/>
        </draw:line>
        <draw:line draw:style-name="gr46" draw:text-style-name="P43" draw:layer="layout" svg:x1="18.339cm" svg:y1="12.27cm" svg:x2="18.339cm" svg:y2="9.98cm">
          <text:p/>
        </draw:line>
        <draw:line draw:style-name="gr46" draw:text-style-name="P43" xml:id="id13" draw:id="id13" draw:layer="layout" svg:x1="18.339cm" svg:y1="9.981cm" svg:x2="18.339cm" svg:y2="7.69cm">
          <text:p/>
        </draw:line>
        <draw:g xml:id="id15" draw:id="id15">
          <draw:line draw:style-name="gr50" draw:text-style-name="P43" draw:layer="layout" svg:x1="18.339cm" svg:y1="7.69cm" svg:x2="18.339cm" svg:y2="7.078cm">
            <text:p/>
          </draw:line>
          <draw:line draw:style-name="gr51" draw:text-style-name="P43" draw:layer="layout" svg:x1="18.339cm" svg:y1="7.078cm" svg:x2="18.339cm" svg:y2="6.333cm">
            <text:p/>
          </draw:line>
        </draw:g>
        <draw:g xml:id="id12" draw:id="id12">
          <draw:line draw:style-name="gr50" draw:text-style-name="P43" draw:layer="layout" svg:x1="18.339cm" svg:y1="14.552cm" svg:x2="18.339cm" svg:y2="15.157cm">
            <text:p/>
          </draw:line>
          <draw:line draw:style-name="gr51" draw:text-style-name="P43" draw:layer="layout" svg:x1="18.339cm" svg:y1="15.157cm" svg:x2="18.339cm" svg:y2="15.893cm">
            <text:p/>
          </draw:line>
        </draw:g>
        <draw:line draw:style-name="gr62" draw:text-style-name="P1" draw:layer="layout" svg:x1="11.982cm" svg:y1="3.459cm" svg:x2="11.982cm" svg:y2="17.911cm">
          <text:p/>
        </draw:line>
        <draw:frame draw:style-name="gr42" draw:text-style-name="P63" draw:layer="layout" svg:width="0.82cm" svg:height="0.962cm" svg:x="21.381cm" svg:y="10.537cm">
          <draw:text-box>
            <text:p><text:span text:style-name="T6">z</text:span></text:p>
          </draw:text-box>
        </draw:frame>
        <draw:line draw:style-name="gr63" draw:text-style-name="P1" draw:layer="layout" svg:x1="12.068cm" svg:y1="14.547cm" svg:x2="19.97cm" svg:y2="14.547cm">
          <text:p/>
        </draw:line>
        <draw:line draw:style-name="gr63" draw:text-style-name="P1" draw:layer="layout" svg:x1="12.068cm" svg:y1="7.687cm" svg:x2="19.973cm" svg:y2="7.687cm">
          <text:p/>
        </draw:line>
        <draw:line draw:style-name="gr63" draw:text-style-name="P1" draw:layer="layout" svg:x1="12.068cm" svg:y1="12.267cm" svg:x2="19.971cm" svg:y2="12.267cm">
          <text:p/>
        </draw:line>
        <draw:line draw:style-name="gr47" draw:text-style-name="P19" draw:layer="layout" svg:x1="5.771cm" svg:y1="10.139cm" svg:x2="12.006cm" svg:y2="10.495cm">
          <text:p/>
        </draw:line>
        <draw:frame draw:style-name="gr41" draw:text-style-name="P63" draw:layer="layout" svg:width="0.82cm" svg:height="0.962cm" svg:x="11.137cm" svg:y="17.169cm">
          <draw:text-box>
            <text:p><text:span text:style-name="T6">x</text:span></text:p>
          </draw:text-box>
        </draw:frame>
        <draw:connector draw:style-name="gr58" draw:text-style-name="P1" draw:layer="layout" draw:type="line" svg:x1="12.067cm" svg:y1="10.521cm" svg:x2="18.339cm" svg:y2="12.27cm" draw:end-shape="id14" draw:end-glue-point="0" svg:d="M12067 10521l6272 1749" svg:viewBox="0 0 6273 1750">
          <text:p/>
        </draw:connector>
        <draw:connector draw:style-name="gr58" draw:text-style-name="P1" draw:layer="layout" draw:type="line" svg:x1="12.067cm" svg:y1="10.521cm" svg:x2="18.339cm" svg:y2="7.69cm" draw:end-shape="id15" draw:end-glue-point="2" svg:d="M12067 10521l6272-2831" svg:viewBox="0 0 6273 2832">
          <text:p/>
        </draw:connector>
        <draw:line draw:style-name="gr46" draw:text-style-name="P43" xml:id="id14" draw:id="id14" draw:layer="layout" svg:x1="18.339cm" svg:y1="12.27cm" svg:x2="18.339cm" svg:y2="14.552cm">
          <text:p/>
        </draw:line>
        <draw:line draw:style-name="gr63" draw:text-style-name="P1" draw:layer="layout" svg:x1="12.068cm" svg:y1="9.977cm" svg:x2="19.972cm" svg:y2="9.977cm">
          <text:p/>
        </draw:line>
      </draw:page>
      <draw:page draw:name="page6" draw:style-name="dp1" draw:master-page-name="Default">
        <draw:g>
          <draw:path draw:style-name="gr56" draw:text-style-name="P57" draw:layer="layout" svg:width="5.587cm" svg:height="13.985cm" svg:x="12.025cm" svg:y="3.554cm" svg:viewBox="0 0 5588 13986" svg:d="M0 13986c0-4662 0-9324 0-13986 1863 0 3725 0 5588 0 0 4662 0 9324 0 13986-1863 0-3725 0-5588 0z">
            <text:p/>
          </draw:path>
          <draw:path draw:style-name="gr57" draw:text-style-name="P58" draw:layer="layout" svg:width="9.956cm" svg:height="14.121cm" svg:x="7.677cm" svg:y="3.344cm" svg:viewBox="0 0 9957 14122" svg:d="M0 14122c0-4707 0-9415 0-14122 3319 0 6638 0 9957 0 0 4707 0 9415 0 14122-3319 0-6638 0-9957 0z">
            <text:p/>
          </draw:path>
          <draw:line draw:style-name="gr62" draw:text-style-name="P1" draw:layer="layout" svg:x1="5.795cm" svg:y1="10.527cm" svg:x2="22.164cm" svg:y2="10.527cm">
            <text:p/>
          </draw:line>
          <draw:line draw:style-name="gr46" draw:text-style-name="P43" draw:layer="layout" svg:x1="18.395cm" svg:y1="10.886cm" svg:x2="18.395cm" svg:y2="8.596cm">
            <text:p/>
          </draw:line>
          <draw:line draw:style-name="gr46" draw:text-style-name="P43" draw:layer="layout" svg:x1="18.395cm" svg:y1="8.597cm" svg:x2="18.395cm" svg:y2="6.306cm">
            <text:p/>
          </draw:line>
          <draw:line draw:style-name="gr46" draw:text-style-name="P43" draw:layer="layout" svg:x1="18.395cm" svg:y1="10.886cm" svg:x2="18.395cm" svg:y2="13.168cm">
            <text:p/>
          </draw:line>
          <draw:custom-shape draw:style-name="gr26" draw:text-style-name="P7" draw:layer="layout" svg:width="12.7cm" svg:height="12.7cm" svg:x="5.683cm" svg:y="4.163cm">
            <text:p/>
            <draw:enhanced-geometry draw:mirror-vertical="true" draw:mirror-horizontal="true" draw:glue-point-type="segments" draw:type="mso-spt100" draw:modifiers="-90 90.01927204081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47" draw:text-style-name="P19" draw:layer="layout" svg:x1="12.047cm" svg:y1="10.523cm" svg:x2="18.388cm" svg:y2="10.885cm">
            <text:p/>
          </draw:line>
          <draw:line draw:style-name="gr47" draw:text-style-name="P19" draw:layer="layout" svg:x1="12.048cm" svg:y1="10.521cm" svg:x2="18.101cm" svg:y2="8.596cm">
            <text:p/>
          </draw:line>
          <draw:line draw:style-name="gr47" draw:text-style-name="P19" draw:layer="layout" svg:x1="12.048cm" svg:y1="10.527cm" svg:x2="16.797cm" svg:y2="6.309cm">
            <text:p/>
          </draw:line>
          <draw:line draw:style-name="gr47" draw:text-style-name="P19" draw:layer="layout" svg:x1="12.049cm" svg:y1="10.521cm" svg:x2="17.829cm" svg:y2="13.155cm">
            <text:p/>
          </draw:line>
          <draw:line draw:style-name="gr48" draw:text-style-name="P44" draw:layer="layout" svg:x1="16.797cm" svg:y1="6.306cm" svg:x2="18.395cm" svg:y2="6.306cm">
            <text:p/>
          </draw:line>
          <draw:line draw:style-name="gr48" draw:text-style-name="P44" draw:layer="layout" svg:x1="18.101cm" svg:y1="8.596cm" svg:x2="18.395cm" svg:y2="8.596cm">
            <text:p/>
          </draw:line>
          <draw:line draw:style-name="gr48" draw:text-style-name="P44" draw:layer="layout" svg:x1="17.828cm" svg:y1="13.149cm" svg:x2="18.395cm" svg:y2="13.149cm">
            <text:p/>
          </draw:line>
          <draw:line draw:style-name="gr64" draw:text-style-name="P45" draw:layer="layout" svg:x1="12.061cm" svg:y1="10.526cm" svg:x2="14.79cm" svg:y2="16.224cm">
            <text:p/>
          </draw:line>
          <draw:frame draw:style-name="gr30" draw:text-style-name="P64" draw:layer="layout" svg:width="1.391cm" svg:height="0.962cm" draw:transform="rotate (-0.71401419699088) translate (14.616cm 6.076cm)">
            <draw:text-box>
              <text:p><text:span text:style-name="T7">. . .</text:span></text:p>
            </draw:text-box>
          </draw:frame>
          <draw:frame draw:style-name="gr30" draw:text-style-name="P64" draw:layer="layout" svg:width="1.391cm" svg:height="0.962cm" draw:transform="rotate (-2.02859618959301) translate (16.163cm 12.486cm)">
            <draw:text-box>
              <text:p><text:span text:style-name="T7">. . .</text:span></text:p>
            </draw:text-box>
          </draw:frame>
          <draw:g>
            <draw:line draw:style-name="gr50" draw:text-style-name="P43" draw:layer="layout" svg:x1="18.395cm" svg:y1="6.306cm" svg:x2="18.395cm" svg:y2="5.694cm">
              <text:p/>
            </draw:line>
            <draw:line draw:style-name="gr51" draw:text-style-name="P43" draw:layer="layout" svg:x1="18.395cm" svg:y1="5.694cm" svg:x2="18.395cm" svg:y2="4.949cm">
              <text:p/>
            </draw:line>
          </draw:g>
          <draw:g>
            <draw:line draw:style-name="gr50" draw:text-style-name="P43" draw:layer="layout" svg:x1="18.395cm" svg:y1="13.168cm" svg:x2="18.395cm" svg:y2="13.773cm">
              <text:p/>
            </draw:line>
            <draw:line draw:style-name="gr51" draw:text-style-name="P43" draw:layer="layout" svg:x1="18.395cm" svg:y1="13.773cm" svg:x2="18.395cm" svg:y2="14.509cm">
              <text:p/>
            </draw:line>
          </draw:g>
          <draw:g>
            <draw:path draw:style-name="gr52" draw:text-style-name="P46" draw:layer="layout" svg:width="0.515cm" svg:height="0.706cm" svg:x="13.793cm" svg:y="12.974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  <text:p/>
            </draw:path>
          </draw:g>
          <draw:line draw:style-name="gr62" draw:text-style-name="P1" draw:layer="layout" svg:x1="12.038cm" svg:y1="3.475cm" svg:x2="12.038cm" svg:y2="17.927cm">
            <text:p/>
          </draw:line>
          <draw:frame draw:style-name="gr41" draw:text-style-name="P63" draw:layer="layout" svg:width="0.82cm" svg:height="0.962cm" svg:x="11.137cm" svg:y="17.153cm">
            <draw:text-box>
              <text:p><text:span text:style-name="T6">x</text:span></text:p>
            </draw:text-box>
          </draw:frame>
          <draw:frame draw:style-name="gr42" draw:text-style-name="P63" draw:layer="layout" svg:width="0.82cm" svg:height="0.962cm" svg:x="21.437cm" svg:y="10.553cm">
            <draw:text-box>
              <text:p><text:span text:style-name="T6">z</text:span></text:p>
            </draw:text-box>
          </draw:frame>
          <draw:g>
            <draw:path draw:style-name="gr33" draw:text-style-name="P21" draw:layer="layout" svg:width="0.356cm" svg:height="0.163cm" svg:x="16.768cm" svg:y="9.481cm" svg:viewBox="0 0 357 164" svg:d="M0 105c0-16 0-31 0-46 76 0 151 0 227 0-6-19-11-40-16-59 49 27 98 55 146 82-48 28-97 55-146 82 5-20 10-40 16-59-76 0-151 0-227 0z">
              <text:p/>
            </draw:path>
            <draw:path draw:style-name="gr33" draw:text-style-name="P22" draw:layer="layout" svg:width="0.333cm" svg:height="0.569cm" svg:x="16.792cm" svg:y="9.749cm" svg:viewBox="0 0 334 570" svg:d="M92 28c-17-3-35-6-53-10 1-6 3-12 4-18 39 0 77 0 116 0-22 129-44 259-65 388 54-55 108-111 163-166-12-4-25-8-37-11 1-6 2-13 4-18 37 0 73 0 110 0-1 5-2 12-3 18-9 3-20 6-31 9-37 38-74 75-112 113 31 70 62 140 93 210 13 3 26 7 37 10-1 5-2 12-3 17-30 0-60 0-89 0-28-64-56-128-83-192-18 19-38 37-57 56-7 46-15 91-23 136-20 0-42 0-63 0 31-180 61-361 92-542z">
              <text:p/>
            </draw:path>
            <draw:path draw:style-name="gr33" draw:text-style-name="P23" draw:layer="layout" svg:width="0.195cm" svg:height="0.329cm" svg:x="17.182cm" svg:y="10.192cm" svg:viewBox="0 0 196 330" svg:d="M196 164c0 110-33 166-99 166-32 0-57-15-73-43-15-28-24-69-24-123 0-53 9-94 24-122 16-28 41-42 74-42 32 0 56 14 73 42 16 27 25 68 25 122zM154 164c0-52-4-89-13-111-10-23-24-34-44-34s-34 11-43 32c-8 21-12 59-12 113s4 91 12 113c10 23 24 33 43 33s34-11 44-34c9-24 13-60 13-112z">
              <text:p/>
            </draw:path>
          </draw:g>
          <draw:g>
            <draw:path draw:style-name="gr33" draw:text-style-name="P21" draw:layer="layout" svg:width="0.346cm" svg:height="0.163cm" svg:x="16.448cm" svg:y="11.529cm" svg:viewBox="0 0 347 164" svg:d="M0 105c0-15 0-30 0-45 74 0 147 0 221 0-5-20-10-41-16-60 48 27 96 55 142 82-46 28-94 55-142 82 6-19 11-40 16-59-74 0-147 0-221 0z">
              <text:p/>
            </draw:path>
            <draw:path draw:style-name="gr33" draw:text-style-name="P22" draw:layer="layout" svg:width="0.325cm" svg:height="0.571cm" svg:x="16.471cm" svg:y="11.798cm" svg:viewBox="0 0 326 572" svg:d="M89 28c-16-3-33-6-51-10 1-6 2-12 3-18 39 0 76 0 114 0-21 130-43 260-64 390 53-56 106-112 159-167-11-4-24-8-35-11 1-6 2-13 3-18 36 0 71 0 108 0-1 5-2 12-3 18-10 3-20 6-30 9-37 38-73 76-109 113 30 71 60 141 90 211 12 4 25 7 36 10-1 6-2 12-3 17-29 0-58 0-87 0-27-63-54-128-81-192-18 18-36 37-55 56-7 46-15 91-23 136-20 0-40 0-61 0 30-180 59-362 89-544z">
              <text:p/>
            </draw:path>
            <draw:path draw:style-name="gr33" draw:text-style-name="P23" draw:layer="layout" svg:width="0.158cm" svg:height="0.323cm" svg:x="16.873cm" svg:y="12.246cm" svg:viewBox="0 0 159 324" svg:d="M99 305c19 2 40 4 60 7 0 3 0 7 0 12-53 0-106 0-159 0 0-5 0-9 0-12 20-3 40-5 60-7 0-87 0-175 0-263-20 9-39 16-59 24 0-4 0-9 0-13 28-17 57-36 86-53 3 0 7 0 12 0 0 102 0 203 0 305z">
              <text:p/>
            </draw:path>
          </draw:g>
          <draw:g>
            <draw:path draw:style-name="gr33" draw:text-style-name="P21" draw:layer="layout" svg:width="0.353cm" svg:height="0.164cm" svg:x="15.037cm" svg:y="5.729cm" svg:viewBox="0 0 354 165" svg:d="M0 105c0-15 0-30 0-45 75 0 150 0 225 0-5-20-10-41-16-60 49 27 98 55 145 82-47 28-96 56-145 83 6-20 11-40 16-60-75 0-150 0-225 0z">
              <text:p/>
            </draw:path>
            <draw:path draw:style-name="gr33" draw:text-style-name="P22" draw:layer="layout" svg:width="0.331cm" svg:height="0.572cm" svg:x="15.061cm" svg:y="5.998cm" svg:viewBox="0 0 332 573" svg:d="M91 28c-17-3-34-6-52-10 1-6 2-12 3-18 39 0 78 0 116 0-22 130-44 260-65 390 54-55 108-112 162-167-12-4-24-7-36-11 1-6 2-13 3-18 37 0 73 0 110 0-1 5-2 12-3 18-10 4-20 6-31 9-37 38-74 76-111 114 31 70 62 141 92 211 13 3 26 6 37 10-1 5-2 12-3 17-30 0-59 0-89 0-27-64-55-129-82-193-18 19-37 37-56 57-8 45-15 91-24 136-20 0-41 0-62 0 31-181 60-363 91-545z">
              <text:p/>
            </draw:path>
            <draw:path draw:style-name="gr33" draw:text-style-name="P41" draw:layer="layout" svg:width="0.264cm" svg:height="0.022cm" svg:x="15.483cm" svg:y="6.619cm" svg:viewBox="0 0 265 23" svg:d="M0 0c89 0 177 0 265 0 0 8 0 15 0 23-88 0-176 0-265 0 0-8 0-15 0-23z">
              <text:p/>
            </draw:path>
            <draw:path draw:style-name="gr33" draw:text-style-name="P23" draw:layer="layout" svg:width="0.183cm" svg:height="0.325cm" svg:x="15.844cm" svg:y="6.444cm" svg:viewBox="0 0 184 326" svg:d="M184 326c-61 0-123 0-184 0 0-12 0-24 0-36 14-13 27-27 41-40 28-25 47-45 59-62 13-15 23-31 28-47s7-36 7-57-4-36-12-47c-9-11-24-16-44-16-7 0-16 1-24 3s-16 5-22 8c-3 13-6 28-8 41-5 0-10 0-14 0 0-21 0-42 0-62 26-8 49-11 68-11 33 0 58 8 74 22 17 15 26 35 26 62 0 18-4 35-11 51-6 16-16 32-29 48-14 15-36 37-67 66-14 12-28 25-42 40 51 0 102 0 154 0 0 12 0 24 0 37z">
              <text:p/>
            </draw:path>
          </draw:g>
          <draw:g>
            <draw:path draw:style-name="gr33" draw:text-style-name="P21" draw:layer="layout" svg:width="0.334cm" svg:height="0cm" svg:x="16.28cm" svg:y="7.779cm" svg:viewBox="0 0 335 0" svg:d="M0 0c71 0 142 0 213 0-5 0-10 0-15 0 46 0 92 0 137 0-45 0-91 0-137 0 5 0 10 0 15 0-71 0-142 0-213 0z">
              <text:p/>
            </draw:path>
            <draw:path draw:style-name="gr33" draw:text-style-name="P22" draw:layer="layout" svg:width="0.313cm" svg:height="0cm" svg:x="16.303cm" svg:y="7.779cm" svg:viewBox="0 0 314 0" svg:d="M86 0c-16 0-32 0-49 0 1 0 2 0 3 0 37 0 73 0 109 0-20 0-41 0-61 0 51 0 102 0 153 0-11 0-23 0-34 0 1 0 2 0 3 0 35 0 69 0 104 0-1 0-2 0-3 0-9 0-19 0-29 0-35 0-70 0-105 0 29 0 58 0 87 0 12 0 24 0 35 0-1 0-2 0-3 0-28 0-56 0-84 0-26 0-52 0-78 0-17 0-35 0-53 0-7 0-14 0-22 0-19 0-39 0-59 0 29 0 57 0 86 0z">
              <text:p/>
            </draw:path>
            <draw:path draw:style-name="gr33" draw:text-style-name="P41" draw:layer="layout" svg:width="0.25cm" svg:height="0cm" svg:x="16.702cm" svg:y="7.779cm" svg:viewBox="0 0 251 0" svg:d="M0 0c84 0 167 0 251 0-84 0-167 0-251 0z">
              <text:p/>
            </draw:path>
            <draw:path draw:style-name="gr33" draw:text-style-name="P23" draw:layer="layout" svg:width="0.152cm" svg:height="0cm" svg:x="17.062cm" svg:y="7.779cm" svg:viewBox="0 0 153 0" svg:d="M95 0c19 0 39 0 58 0-51 0-102 0-153 0 19 0 39 0 58 0-19 0-38 0-57 0 27 0 55 0 83 0 3 0 7 0 11 0z">
              <text:p/>
            </draw:path>
          </draw:g>
          <draw:line draw:style-name="gr47" draw:text-style-name="P19" draw:layer="layout" svg:x1="5.796cm" svg:y1="10.171cm" svg:x2="12.031cm" svg:y2="10.527cm">
            <text:p/>
          </draw:line>
          <draw:g>
            <draw:path draw:style-name="gr53" draw:text-style-name="P47" draw:layer="layout" svg:width="0.324cm" svg:height="0.472cm" svg:x="18.528cm" svg:y="7.976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48" draw:layer="layout" svg:width="0.3cm" svg:height="0.133cm" svg:x="18.93cm" svg:y="7.93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49" draw:layer="layout" svg:width="0.288cm" svg:height="0.459cm" svg:x="18.92cm" svg:y="8.13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0" draw:layer="layout" svg:width="0.225cm" svg:height="0.018cm" svg:x="19.274cm" svg:y="8.455cm" svg:viewBox="0 0 226 19" svg:d="M0 19c0-6 0-13 0-19 75 0 150 0 226 0 0 6 0 13 0 19-76 0-151 0-226 0z">
              <text:p/>
            </draw:path>
            <draw:path draw:style-name="gr53" draw:text-style-name="P51" draw:layer="layout" svg:width="0.136cm" svg:height="0.263cm" svg:x="19.599cm" svg:y="8.313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3" draw:text-style-name="P47" draw:layer="layout" svg:width="0.324cm" svg:height="0.472cm" svg:x="16.795cm" svg:y="5.4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48" draw:layer="layout" svg:width="0.3cm" svg:height="0.133cm" svg:x="17.197cm" svg:y="5.399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49" draw:layer="layout" svg:width="0.288cm" svg:height="0.459cm" svg:x="17.187cm" svg:y="5.5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0" draw:layer="layout" svg:width="0.225cm" svg:height="0.018cm" svg:x="17.541cm" svg:y="5.924cm" svg:viewBox="0 0 226 19" svg:d="M0 19c0-6 0-13 0-19 75 0 150 0 226 0 0 6 0 13 0 19-76 0-151 0-226 0z">
              <text:p/>
            </draw:path>
            <draw:path draw:style-name="gr53" draw:text-style-name="P51" draw:layer="layout" svg:width="0.155cm" svg:height="0.265cm" svg:x="17.849cm" svg:y="5.781cm" svg:viewBox="0 0 156 266" svg:d="M156 266h-156v-29l35-33c23-21 40-37 51-50 10-13 18-26 23-39 4-14 6-29 6-46s-3-30-11-39c-7-9-20-14-37-14-6 0-13 1-20 3s-14 5-19 8l-7 32h-12v-51c23-5 42-8 58-8 28 0 49 6 63 18s21 29 21 51c0 14-2 28-8 41-5 13-14 26-25 39-12 13-31 31-57 54-11 10-23 21-36 33h131z">
              <text:p/>
            </draw:path>
          </draw:g>
          <draw:g>
            <draw:path draw:style-name="gr53" draw:text-style-name="P47" draw:layer="layout" svg:width="0.324cm" svg:height="0.472cm" svg:x="18.541cm" svg:y="13.245cm" svg:viewBox="0 0 325 473" svg:d="M112 454c26 0 48-9 67-27 20-18 36-44 49-80 17-45 22-82 16-109-6-28-22-41-49-41-24 0-46 9-67 29-20 20-37 47-50 82-16 43-21 78-15 105 6 28 23 41 49 41zM222 181l-6-6c-51-44-71-82-60-112 7-18 20-33 38-45 17-12 37-18 58-18 24 0 42 8 56 23s19 34 16 55h-15c-1-18-7-33-18-45-12-12-27-17-45-17-12 0-22 2-31 8-9 5-15 12-19 22-6 18 4 39 32 63 0 0 7 6 22 18 29 28 48 58 56 90 7 31 4 66-10 104-18 46-44 83-81 111-36 27-76 41-120 41-40 0-68-13-83-40-16-27-16-61 0-103 16-44 42-80 78-108 35-27 73-41 114-41 3 0 6 0 8 1 2 0 5 1 7 2 1 0 2-1 3-1 0-1 0-2 0-2z">
              <text:p/>
            </draw:path>
            <draw:path draw:style-name="gr53" draw:text-style-name="P48" draw:layer="layout" svg:width="0.3cm" svg:height="0.133cm" svg:x="18.942cm" svg:y="13.199cm" svg:viewBox="0 0 301 134" svg:d="M0 86c0-13 0-25 0-37 64 0 127 0 191 0-4-16-9-33-13-49 41 23 82 45 123 68-41 22-82 44-123 66 4-16 9-32 13-48-64 0-127 0-191 0z">
              <text:p/>
            </draw:path>
            <draw:path draw:style-name="gr53" draw:text-style-name="P49" draw:layer="layout" svg:width="0.288cm" svg:height="0.459cm" svg:x="18.932cm" svg:y="13.399cm" svg:viewBox="0 0 289 460" svg:d="M112 282c15 0 30-2 45-6 14-5 27-10 37-17l38-225c-22-6-43-9-65-9-21 0-40 8-57 24s-30 38-40 66-14 58-14 90c0 25 4 44 14 57 10 14 24 20 42 20zM192 282c-17 13-34 23-52 31-18 7-35 11-50 11-29 0-52-9-67-28s-23-46-23-83c0-40 8-77 23-110 15-32 37-58 64-76 28-18 59-27 94-27 15 0 33 1 55 4s39 7 53 10l-74 423 38 8-2 15h-93l22-125c3-19 7-36 12-53z">
              <text:p/>
            </draw:path>
            <draw:path draw:style-name="gr53" draw:text-style-name="P51" draw:layer="layout" svg:width="0.136cm" svg:height="0.263cm" svg:x="19.311cm" svg:y="13.582cm" svg:viewBox="0 0 137 264" svg:d="M85 249c18 1 35 3 52 5 0 3 0 7 0 10-45 0-91 0-137 0 0-3 0-7 0-10 17-2 35-4 52-5 0-72 0-143 0-214-17 6-34 12-51 19 0-4 0-7 0-11 25-14 49-29 74-43 4 0 7 0 10 0 0 83 0 166 0 249z">
              <text:p/>
            </draw:path>
          </draw:g>
          <draw:g>
            <draw:path draw:style-name="gr53" draw:text-style-name="P47" draw:layer="layout" svg:width="0.318cm" svg:height="0.472cm" svg:x="18.613cm" svg:y="10.68cm" svg:viewBox="0 0 319 473" svg:d="M110 454c25 0 47-9 66-27s35-45 48-81c16-45 22-81 15-108-6-28-22-42-48-42-23 0-45 10-65 30s-37 47-50 82c-15 43-20 78-14 105s22 41 48 41zM217 181l-5-6c-50-44-70-82-59-112 7-18 19-33 37-45 17-12 36-18 57-18 23 0 42 8 55 23s19 34 16 55h-15c-1-18-7-34-18-45-11-12-26-17-44-17-12 0-22 2-30 8-9 5-15 12-18 22-7 18 3 39 31 63 0 0 7 6 21 18 29 28 47 58 55 90 7 31 4 66-10 104-17 46-43 83-79 110-36 28-75 42-118 42-39 0-67-14-82-40-15-27-15-61 1-103 16-44 41-80 76-108 35-27 72-41 111-41 4 0 6 0 9 1 2 0 5 1 7 1 1 1 2 0 2 0 1-1 1-2 0-2z">
              <text:p/>
            </draw:path>
            <draw:path draw:style-name="gr53" draw:text-style-name="P48" draw:layer="layout" svg:width="0.294cm" svg:height="0.133cm" svg:x="19.007cm" svg:y="10.634cm" svg:viewBox="0 0 295 134" svg:d="M0 85c0-12 0-24 0-36 62 0 125 0 187 0-4-16-8-33-13-49 41 23 81 45 121 68-40 22-80 44-121 66 5-16 9-32 13-49-62 0-125 0-187 0z">
              <text:p/>
            </draw:path>
            <draw:path draw:style-name="gr53" draw:text-style-name="P49" draw:layer="layout" svg:width="0.282cm" svg:height="0.459cm" svg:x="18.997cm" svg:y="10.834cm" svg:viewBox="0 0 283 460" svg:d="M109 282c15 0 30-2 44-7 15-4 27-10 37-16l37-225c-21-6-42-9-63-9s-39 8-56 24-30 38-39 66c-10 28-14 58-14 89 0 26 4 45 14 58 9 13 23 20 40 20zM188 282c-16 13-33 23-51 30-17 8-34 12-49 12-29 0-50-10-65-28-15-19-23-47-23-83 0-40 7-77 22-110 15-32 36-58 64-76 27-18 57-27 92-27 14 0 32 1 53 4 22 3 39 7 52 10l-73 423 38 8-2 15h-91l21-125c4-19 8-37 12-53z">
              <text:p/>
            </draw:path>
            <draw:path draw:style-name="gr53" draw:text-style-name="P51" draw:layer="layout" svg:width="0.161cm" svg:height="0.269cm" svg:x="19.351cm" svg:y="11.015cm" svg:viewBox="0 0 162 270" svg:d="M162 134c0 90-27 136-82 136-26 0-46-12-60-35-13-23-20-57-20-101 0-43 7-77 20-100 14-23 34-34 61-34s47 11 61 34c13 23 20 56 20 100zM128 134c0-42-4-72-12-91-7-18-19-27-36-27-16 0-28 8-35 26-7 17-11 48-11 92s4 75 11 93 19 27 35 27 28-9 36-28 12-50 12-92z">
              <text:p/>
            </draw:path>
            <draw:path draw:style-name="gr53" draw:text-style-name="P48" draw:layer="layout" svg:width="0.372cm" svg:height="0.203cm" svg:x="19.634cm" svg:y="10.848cm" svg:viewBox="0 0 373 204" svg:d="M0 204c0-13 0-27 0-41 124 0 248 0 373 0 0 14 0 28 0 41-125 0-249 0-373 0zM0 42c0-14 0-28 0-42 124 0 248 0 373 0 0 14 0 28 0 42-125 0-249 0-373 0z">
              <text:p/>
            </draw:path>
            <draw:path draw:style-name="gr53" draw:text-style-name="P52" draw:layer="layout" svg:width="0.269cm" svg:height="0.454cm" svg:x="20.146cm" svg:y="10.703cm" svg:viewBox="0 0 270 455" svg:d="M270 226c0 152-45 229-137 229-44 0-77-20-99-59-23-39-34-96-34-170 0-73 11-129 34-168 22-39 56-58 102-58 44 0 77 19 100 57 23 39 34 95 34 169zM213 226c0-71-6-122-19-153s-33-47-61-47c-27 0-46 15-58 44-12 30-18 82-18 156s6 127 18 157 32 46 58 46c28 0 48-16 61-48s19-84 19-155z">
              <text:p/>
            </draw:path>
          </draw:g>
          <draw:g>
            <draw:path draw:style-name="gr55" draw:text-style-name="P55" draw:layer="layout" svg:width="0.415cm" svg:height="0.034cm" svg:x="18.732cm" svg:y="9.881cm" svg:viewBox="0 0 416 35" svg:d="M0 0c139 0 277 0 416 0 0 12 0 23 0 35-139 0-277 0-416 0 0-12 0-23 0-35z">
              <text:p/>
            </draw:path>
            <draw:path draw:style-name="gr55" draw:text-style-name="P55" draw:layer="layout" svg:width="0.329cm" svg:height="0.147cm" svg:x="19.346cm" svg:y="9.36cm" svg:viewBox="0 0 330 148" svg:d="M0 94c0-13 0-27 0-40 70 0 139 0 209 0-5-18-10-36-15-54 45 25 91 50 136 74-45 25-91 49-136 74 5-18 10-36 15-54-70 0-139 0-209 0z">
              <text:p/>
            </draw:path>
            <draw:path draw:style-name="gr55" draw:text-style-name="P56" draw:layer="layout" svg:width="0.469cm" svg:height="0.496cm" svg:x="19.278cm" svg:y="9.625cm" svg:viewBox="0 0 470 497" svg:d="M205 497c-65 0-115-17-151-52-36-34-54-82-54-143s12-114 37-160c25-45 59-80 104-105s97-37 155-37c55 0 108 7 159 22-6 34-12 69-18 104-8 0-16 0-24 0 0-20 1-40 1-60-30-25-70-37-120-37-42 0-80 11-114 35-34 23-61 55-80 98-19 42-29 91-29 147 0 50 13 89 37 117s58 42 102 42c21 0 42-3 63-9s40-14 54-24c8-42 15-85 23-127-20-3-40-7-59-10 1-6 2-13 3-19 58 0 117 0 176 0-1 6-3 13-4 19-16 3-32 7-48 10-9 50-18 101-27 152-35 14-68 23-97 29-28 6-58 8-89 8z">
              <text:p/>
            </draw:path>
          </draw:g>
          <draw:g>
            <draw:path draw:style-name="gr55" draw:text-style-name="P55" draw:layer="layout" svg:width="0.302cm" svg:height="0.147cm" svg:x="18.794cm" svg:y="11.646cm" svg:viewBox="0 0 303 148" svg:d="M0 94c0-13 0-27 0-40 64 0 128 0 192 0-4-18-9-36-13-54 41 25 83 50 124 74-41 25-83 49-124 74 4-18 9-36 13-54-64 0-128 0-192 0z">
              <text:p/>
            </draw:path>
            <draw:path draw:style-name="gr55" draw:text-style-name="P56" draw:layer="layout" svg:width="0.431cm" svg:height="0.496cm" svg:x="18.732cm" svg:y="11.911cm" svg:viewBox="0 0 432 497" svg:d="M188 497c-59 0-105-17-138-52-33-34-50-82-50-143s11-114 34-160c23-45 55-80 96-105s89-37 142-37c51 0 99 7 146 22-5 34-11 69-16 104-8 0-15 0-22 0 0-20 0-40 1-60-28-25-65-37-111-37-38 0-73 11-104 35-32 23-56 55-74 98-18 42-26 91-26 147 0 50 11 89 33 117s54 42 94 42c19 0 38-3 58-9s36-14 50-24c7-42 14-85 21-127-19-3-37-7-55-10 1-6 2-13 3-19 54 0 108 0 162 0-1 6-2 13-3 19-15 3-30 7-45 10-8 50-16 101-24 152-33 14-63 23-89 29-27 6-54 8-83 8z">
              <text:p/>
            </draw:path>
          </draw:g>
          <draw:g>
            <draw:path draw:style-name="gr33" draw:text-style-name="P21" draw:layer="layout" svg:width="0.364cm" svg:height="0.164cm" svg:x="8.514cm" svg:y="9.049cm" svg:viewBox="0 0 365 165" svg:d="M0 105c0-15 0-30 0-45 77 0 154 0 231 0-5-20-10-40-16-60 50 28 100 55 150 83-50 27-100 55-150 82 6-20 11-40 16-60-77 0-154 0-231 0z">
              <text:p/>
            </draw:path>
            <draw:path draw:style-name="gr33" draw:text-style-name="P22" draw:layer="layout" svg:width="0.341cm" svg:height="0.573cm" svg:x="8.539cm" svg:y="9.319cm" svg:viewBox="0 0 342 574" svg:d="M93 28c-17-3-35-7-52-10 1-6 2-12 3-18 39 0 79 0 118 0-22 130-44 260-66 391 55-56 110-112 166-168-12-4-24-7-37-11 1-6 2-12 4-18 37 0 75 0 113 0-1 6-2 12-3 18-11 3-21 6-32 9-38 38-76 76-114 114 32 70 63 141 95 211 12 3 25 6 38 9-1 6-2 13-3 19-31 0-62 0-92 0-28-65-57-129-85-194-19 19-38 38-57 56-8 46-16 92-25 138-21 0-43 0-64 0 31-182 62-364 93-546z">
              <text:p/>
            </draw:path>
            <draw:path draw:style-name="gr33" draw:text-style-name="P53" draw:layer="layout" svg:width="0.085cm" svg:height="0.325cm" svg:x="8.947cm" svg:y="9.766cm" svg:viewBox="0 0 86 326" svg:d="M39 309c12 2 23 4 35 6-1 4-2 7-2 11-24 0-48 0-72 0 11-70 22-140 34-209-10-2-19-4-29-6 1-4 1-7 2-11 22 0 44 0 66 0-12 70-23 139-34 209zM86 26c0 7-2 13-7 18-4 6-10 8-17 8-6 0-12-2-16-8-5-5-7-11-7-18s2-13 7-18c4-5 10-8 16-8 7 0 13 3 17 8 5 5 7 11 7 18z">
              <text:p/>
            </draw:path>
            <draw:path draw:style-name="gr33" draw:text-style-name="P53" draw:layer="layout" svg:width="0.199cm" svg:height="0.23cm" svg:x="9.139cm" svg:y="9.859cm" svg:viewBox="0 0 200 231" svg:d="M157 52c0-7-1-13-5-17-4-5-10-7-18-7-11 0-23 5-37 15-13 10-25 22-33 37-9 51-17 101-26 151-12 0-25 0-38 0 12-69 24-139 35-208-9-2-18-4-27-6 1-4 1-8 2-11 21 0 43 0 64 0-2 15-4 30-6 46 13-17 26-30 40-39s27-13 41-13c15 0 27 4 35 13s12 21 12 38c0 2-1 5-1 10-1 5-9 56-25 154 10 2 20 4 30 6-1 3-1 7-2 10-23 0-46 0-69 0 7-46 15-93 23-139 4-20 5-34 5-40z">
              <text:p/>
            </draw:path>
          </draw:g>
          <draw:g>
            <draw:path draw:style-name="gr33" draw:text-style-name="P21" draw:layer="layout" svg:width="0.318cm" svg:height="0.164cm" svg:x="16.125cm" svg:y="7.669cm" svg:viewBox="0 0 319 165" svg:d="M0 105c0-15 0-30 0-45 67 0 135 0 202 0-5-20-9-40-14-60 44 28 87 55 131 83-44 27-87 55-131 82 5-20 9-40 14-60-67 0-135 0-202 0z">
              <text:p/>
            </draw:path>
            <draw:path draw:style-name="gr33" draw:text-style-name="P22" draw:layer="layout" svg:width="0.298cm" svg:height="0.572cm" svg:x="16.147cm" svg:y="7.938cm" svg:viewBox="0 0 299 573" svg:d="M82 28c-16-3-31-7-46-10 1-6 1-12 2-18 35 0 69 0 104 0-19 130-39 260-58 390 48-55 96-111 145-167-11-4-21-7-32-11 1-6 2-12 3-18 33 0 66 0 99 0-1 6-2 12-3 18-9 3-18 6-27 9-34 38-67 76-100 114 27 70 55 141 82 211 11 3 23 6 34 9-1 6-2 12-3 18-27 0-54 0-80 0-25-64-50-129-74-193-17 19-34 37-51 56-7 46-14 92-21 137-18 0-37 0-56 0 27-181 54-363 82-545z">
              <text:p/>
            </draw:path>
            <draw:path draw:style-name="gr33" draw:text-style-name="P41" draw:layer="layout" svg:width="0.238cm" svg:height="0.022cm" svg:x="16.526cm" svg:y="8.56cm" svg:viewBox="0 0 239 23" svg:d="M0 0c80 0 159 0 239 0 0 8 0 15 0 23-80 0-159 0-239 0 0-8 0-15 0-23z">
              <text:p/>
            </draw:path>
            <draw:path draw:style-name="gr33" draw:text-style-name="P23" draw:layer="layout" svg:width="0.144cm" svg:height="0.323cm" svg:x="16.869cm" svg:y="8.386cm" svg:viewBox="0 0 145 324" svg:d="M90 305c19 2 37 4 55 6 0 5 0 9 0 13-48 0-97 0-145 0 0-4 0-8 0-13 18-2 37-4 55-6 0-87 0-175 0-262-18 7-36 15-54 23 0-4 0-9 0-13 26-18 52-35 79-53 3 0 7 0 10 0 0 102 0 203 0 305z">
              <text:p/>
            </draw:path>
          </draw:g>
        </draw:g>
      </draw:page>
      <draw:page draw:name="page7" draw:style-name="dp1" draw:master-page-name="Default">
        <draw:g>
          <draw:ellipse draw:style-name="gr65" draw:text-style-name="P65" draw:layer="layout" svg:width="3.425cm" svg:height="3.346cm" svg:x="10.989cm" svg:y="7.676cm" draw:kind="arc" draw:start-angle="90.85" draw:end-angle="132.01">
            <text:p/>
          </draw:ellipse>
          <draw:line draw:style-name="gr66" draw:text-style-name="P1" draw:layer="layout" svg:x1="12.701cm" svg:y1="15.615cm" svg:x2="12.701cm" svg:y2="5.975cm">
            <text:p/>
          </draw:line>
          <draw:connector draw:style-name="gr67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68" draw:text-style-name="P66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69" draw:text-style-name="P68" draw:layer="layout" svg:width="1.002cm" svg:height="1.517cm" svg:x="11.434cm" svg:y="6.243cm">
            <draw:text-box>
              <text:p text:style-name="P67"><text:span text:style-name="T8">ζ</text:span></text:p>
            </draw:text-box>
          </draw:frame>
          <draw:frame draw:style-name="gr70" draw:text-style-name="P70" draw:layer="layout" svg:width="5.908cm" svg:height="3.212cm" svg:x="15.862cm" svg:y="9.574cm">
            <draw:text-box>
              <text:p text:style-name="P69"><text:span text:style-name="T9">Incoming</text:span></text:p>
              <text:p text:style-name="P69"><text:span text:style-name="T9">beam</text:span></text:p>
            </draw:text-box>
          </draw:frame>
          <draw:frame draw:style-name="gr71" draw:text-style-name="P71" draw:layer="layout" svg:width="4.1cm" svg:height="1.038cm" draw:transform="rotate (-1.13603481012311) translate (13.769cm 10.798cm)">
            <draw:text-box>
              <text:p text:style-name="P69"><text:span text:style-name="T10">Diff. grating</text:span></text:p>
            </draw:text-box>
          </draw:frame>
        </draw:g>
      </draw:page>
      <draw:page draw:name="page8" draw:style-name="dp1" draw:master-page-name="Default">
        <draw:frame draw:style-name="gr72" draw:text-style-name="P72" draw:layer="layout" svg:width="5.908cm" svg:height="3.212cm" svg:x="22.763cm" svg:y="9.701cm">
          <draw:text-box>
            <text:p text:style-name="P69"><text:span text:style-name="T11">Incoming</text:span></text:p>
            <text:p text:style-name="P69"><text:span text:style-name="T11">beam</text:span></text:p>
          </draw:text-box>
        </draw:frame>
        <draw:ellipse draw:style-name="gr65" draw:text-style-name="P65" draw:layer="layout" svg:width="3.425cm" svg:height="3.346cm" svg:x="18.89cm" svg:y="7.997cm" draw:kind="arc" draw:start-angle="90.85" draw:end-angle="132.01">
          <text:p/>
        </draw:ellipse>
        <draw:line draw:style-name="gr73" draw:text-style-name="P1" draw:layer="layout" svg:x1="20.602cm" svg:y1="17.389cm" svg:x2="20.602cm" svg:y2="4.35cm">
          <text:p/>
        </draw:line>
        <draw:connector draw:style-name="gr67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74" draw:text-style-name="P66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9" draw:text-style-name="P68" draw:layer="layout" svg:width="1.002cm" svg:height="1.517cm" svg:x="19.335cm" svg:y="6.517cm">
          <draw:text-box>
            <text:p text:style-name="P67"><text:span text:style-name="T8">ζ</text:span></text:p>
          </draw:text-box>
        </draw:frame>
        <draw:frame draw:style-name="gr75" draw:text-style-name="P71" draw:layer="layout" svg:width="8.335cm" svg:height="2.11cm" draw:transform="rotate (-1.16256381475342) translate (22.412cm 12.196cm)">
          <draw:text-box>
            <text:p text:style-name="P69"><text:span text:style-name="T10">Diff. grating</text:span></text:p>
          </draw:text-box>
        </draw:frame>
        <draw:line draw:style-name="gr76" draw:text-style-name="P1" draw:layer="layout" svg:x1="0.8cm" svg:y1="10.81cm" svg:x2="7.386cm" svg:y2="10.81cm">
          <text:p/>
        </draw:line>
        <draw:line draw:style-name="gr76" draw:text-style-name="P1" draw:layer="layout" svg:x1="7.46cm" svg:y1="17.383cm" svg:x2="7.46cm" svg:y2="10.839cm">
          <text:p/>
        </draw:line>
        <draw:frame draw:style-name="gr77" draw:text-style-name="P73" draw:layer="layout" svg:width="1.209cm" svg:height="1.673cm" svg:x="6.175cm" svg:y="4.408cm">
          <draw:text-box>
            <text:p><text:span text:style-name="T12">θ</text:span></text:p>
          </draw:text-box>
        </draw:frame>
        <draw:frame draw:style-name="gr78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9" draw:text-style-name="P68" draw:layer="layout" svg:width="1.002cm" svg:height="1.517cm" svg:x="12.821cm" svg:y="8.955cm">
          <draw:text-box>
            <text:p text:style-name="P67"><text:span text:style-name="T8">ζ</text:span></text:p>
          </draw:text-box>
        </draw:frame>
        <draw:line draw:style-name="gr80" draw:text-style-name="P1" draw:layer="layout" svg:x1="7.46cm" svg:y1="10.839cm" svg:x2="7.46cm" svg:y2="4.337cm">
          <text:p/>
        </draw:line>
        <draw:ellipse draw:style-name="gr81" draw:text-style-name="P74" draw:layer="layout" svg:width="1.981cm" svg:height="0.457cm" svg:x="6.47cm" svg:y="6.077cm" draw:kind="arc" draw:start-angle="359.4" draw:end-angle="331.29">
          <text:p/>
        </draw:ellipse>
        <draw:line draw:style-name="gr76" draw:text-style-name="P1" draw:layer="layout" svg:x1="7.46cm" svg:y1="6.267cm" svg:x2="7.46cm" svg:y2="5.407cm">
          <text:p/>
        </draw:line>
        <draw:ellipse draw:style-name="gr82" draw:text-style-name="P7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6" draw:text-style-name="P1" draw:layer="layout" svg:x1="12.533cm" svg:y1="10.827cm" svg:x2="13.393cm" svg:y2="10.827cm">
          <text:p/>
        </draw:line>
        <draw:line draw:style-name="gr80" draw:text-style-name="P1" draw:layer="layout" svg:x1="7.386cm" svg:y1="10.81cm" svg:x2="13.848cm" svg:y2="10.81cm">
          <text:p/>
        </draw:line>
        <draw:frame draw:style-name="gr83" draw:text-style-name="P71" draw:layer="layout" svg:width="4.1cm" svg:height="1.038cm" draw:transform="rotate (0.0879645943005142) translate (8.46cm 14.362cm)">
          <draw:text-box>
            <text:p text:style-name="P69"><text:span text:style-name="T10">Diff. grating</text:span></text:p>
          </draw:text-box>
        </draw:frame>
        <draw:line draw:style-name="gr84" draw:text-style-name="P1" draw:layer="layout" svg:x1="14.97cm" svg:y1="18.899cm" svg:x2="14.97cm" svg:y2="2.691cm">
          <text:p/>
        </draw:line>
        <draw:ellipse draw:style-name="gr81" draw:text-style-name="P74" draw:layer="layout" svg:width="1.981cm" svg:height="0.457cm" svg:x="19.618cm" svg:y="6.079cm" draw:kind="arc" draw:start-angle="359.4" draw:end-angle="331.29">
          <text:p/>
        </draw:ellipse>
        <draw:frame draw:style-name="gr77" draw:text-style-name="P73" draw:layer="layout" svg:width="1.209cm" svg:height="1.673cm" svg:x="19.324cm" svg:y="4.385cm">
          <draw:text-box>
            <text:p><text:span text:style-name="T12">θ</text:span></text:p>
          </draw:text-box>
        </draw:frame>
        <draw:line draw:style-name="gr76" draw:text-style-name="P1" draw:layer="layout" svg:x1="20.608cm" svg:y1="6.267cm" svg:x2="20.608cm" svg:y2="5.407cm">
          <text:p/>
        </draw:line>
      </draw:page>
      <draw:page draw:name="page9" draw:style-name="dp1" draw:master-page-name="Default">
        <draw:frame draw:style-name="gr85" draw:text-style-name="P72" draw:layer="layout" svg:width="5.908cm" svg:height="3.212cm" svg:x="22.763cm" svg:y="9.701cm">
          <draw:text-box>
            <text:p text:style-name="P69"><text:span text:style-name="T11">Incoming</text:span></text:p>
            <text:p text:style-name="P69"><text:span text:style-name="T11">beam</text:span></text:p>
          </draw:text-box>
        </draw:frame>
        <draw:ellipse draw:style-name="gr65" draw:text-style-name="P65" draw:layer="layout" svg:width="3.425cm" svg:height="3.346cm" svg:x="18.89cm" svg:y="7.997cm" draw:kind="arc" draw:start-angle="90.85" draw:end-angle="132.01">
          <text:p/>
        </draw:ellipse>
        <draw:line draw:style-name="gr73" draw:text-style-name="P1" draw:layer="layout" svg:x1="20.602cm" svg:y1="17.389cm" svg:x2="20.602cm" svg:y2="4.35cm">
          <text:p/>
        </draw:line>
        <draw:connector draw:style-name="gr67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74" draw:text-style-name="P66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69" draw:text-style-name="P68" draw:layer="layout" svg:width="1.002cm" svg:height="1.517cm" svg:x="19.335cm" svg:y="6.517cm">
          <draw:text-box>
            <text:p text:style-name="P67"><text:span text:style-name="T8">ζ</text:span></text:p>
          </draw:text-box>
        </draw:frame>
        <draw:frame draw:style-name="gr86" draw:text-style-name="P71" draw:layer="layout" svg:width="8.335cm" svg:height="2.11cm" draw:transform="rotate (-1.16256381475342) translate (22.412cm 12.196cm)">
          <draw:text-box>
            <text:p text:style-name="P69"><text:span text:style-name="T10">Diff. grating</text:span></text:p>
          </draw:text-box>
        </draw:frame>
        <draw:line draw:style-name="gr76" draw:text-style-name="P1" draw:layer="layout" svg:x1="0.8cm" svg:y1="10.81cm" svg:x2="7.343cm" svg:y2="10.81cm">
          <text:p/>
        </draw:line>
        <draw:line draw:style-name="gr76" draw:text-style-name="P1" draw:layer="layout" svg:x1="7.46cm" svg:y1="17.383cm" svg:x2="7.46cm" svg:y2="10.839cm">
          <text:p/>
        </draw:line>
        <draw:frame draw:style-name="gr77" draw:text-style-name="P73" draw:layer="layout" svg:width="1.209cm" svg:height="1.673cm" svg:x="6.175cm" svg:y="4.408cm">
          <draw:text-box>
            <text:p><text:span text:style-name="T12">θ</text:span></text:p>
          </draw:text-box>
        </draw:frame>
        <draw:frame draw:style-name="gr78" draw:text-style-name="P7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9" draw:text-style-name="P68" draw:layer="layout" svg:width="1.002cm" svg:height="1.517cm" svg:x="12.821cm" svg:y="8.955cm">
          <draw:text-box>
            <text:p text:style-name="P67"><text:span text:style-name="T8">ζ</text:span></text:p>
          </draw:text-box>
        </draw:frame>
        <draw:line draw:style-name="gr80" draw:text-style-name="P1" draw:layer="layout" svg:x1="7.46cm" svg:y1="10.839cm" svg:x2="7.46cm" svg:y2="4.337cm">
          <text:p/>
        </draw:line>
        <draw:ellipse draw:style-name="gr81" draw:text-style-name="P74" draw:layer="layout" svg:width="1.981cm" svg:height="0.457cm" svg:x="6.47cm" svg:y="6.077cm" draw:kind="arc" draw:start-angle="359.4" draw:end-angle="331.29">
          <text:p/>
        </draw:ellipse>
        <draw:line draw:style-name="gr76" draw:text-style-name="P1" draw:layer="layout" svg:x1="7.46cm" svg:y1="6.267cm" svg:x2="7.46cm" svg:y2="5.407cm">
          <text:p/>
        </draw:line>
        <draw:ellipse draw:style-name="gr82" draw:text-style-name="P7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6" draw:text-style-name="P1" draw:layer="layout" svg:x1="12.533cm" svg:y1="10.827cm" svg:x2="13.393cm" svg:y2="10.827cm">
          <text:p/>
        </draw:line>
        <draw:line draw:style-name="gr80" draw:text-style-name="P1" draw:layer="layout" svg:x1="7.343cm" svg:y1="10.81cm" svg:x2="13.848cm" svg:y2="10.81cm">
          <text:p/>
        </draw:line>
        <draw:frame draw:style-name="gr87" draw:text-style-name="P71" draw:layer="layout" svg:width="4.1cm" svg:height="1.038cm" draw:transform="rotate (0.0879645943005142) translate (8.46cm 14.362cm)">
          <draw:text-box>
            <text:p text:style-name="P69"><text:span text:style-name="T10">Diff. grating</text:span></text:p>
          </draw:text-box>
        </draw:frame>
        <draw:line draw:style-name="gr84" draw:text-style-name="P1" draw:layer="layout" svg:x1="14.97cm" svg:y1="18.899cm" svg:x2="14.97cm" svg:y2="2.691cm">
          <text:p/>
        </draw:line>
        <draw:ellipse draw:style-name="gr81" draw:text-style-name="P74" draw:layer="layout" svg:width="1.981cm" svg:height="0.457cm" svg:x="19.618cm" svg:y="6.079cm" draw:kind="arc" draw:start-angle="359.4" draw:end-angle="331.29">
          <text:p/>
        </draw:ellipse>
        <draw:frame draw:style-name="gr77" draw:text-style-name="P73" draw:layer="layout" svg:width="1.209cm" svg:height="1.673cm" svg:x="19.324cm" svg:y="4.385cm">
          <draw:text-box>
            <text:p><text:span text:style-name="T12">θ</text:span></text:p>
          </draw:text-box>
        </draw:frame>
        <draw:line draw:style-name="gr76" draw:text-style-name="P1" draw:layer="layout" svg:x1="20.608cm" svg:y1="6.267cm" svg:x2="20.608cm" svg:y2="5.407cm">
          <text:p/>
        </draw:line>
      </draw:page>
      <draw:page draw:name="page10" draw:style-name="dp1" draw:master-page-name="Default">
        <draw:ellipse draw:style-name="gr88" draw:text-style-name="P76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3" draw:text-style-name="P40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4" draw:text-style-name="P17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9" draw:text-style-name="P1" draw:layer="layout" svg:x1="5.134cm" svg:y1="10.985cm" svg:x2="18.789cm" svg:y2="10.985cm">
          <text:p/>
        </draw:line>
        <draw:line draw:style-name="gr89" draw:text-style-name="P1" draw:layer="layout" svg:x1="12.362cm" svg:y1="16.165cm" svg:x2="12.362cm" svg:y2="15.583cm">
          <text:p/>
        </draw:line>
        <draw:frame draw:style-name="gr90" draw:text-style-name="P77" draw:layer="layout" svg:width="0.891cm" svg:height="1.119cm" svg:x="10.543cm" svg:y="16.802cm">
          <draw:text-box>
            <text:p><text:span text:style-name="T13">x</text:span></text:p>
          </draw:text-box>
        </draw:frame>
        <draw:line draw:style-name="gr27" draw:text-style-name="P19" draw:layer="layout" svg:x1="12.206cm" svg:y1="10.988cm" svg:x2="18.483cm" svg:y2="11.959cm">
          <text:p/>
        </draw:line>
        <draw:line draw:style-name="gr27" draw:text-style-name="P19" draw:layer="layout" svg:x1="12.207cm" svg:y1="10.986cm" svg:x2="18.417cm" svg:y2="9.653cm">
          <text:p/>
        </draw:line>
        <draw:line draw:style-name="gr27" draw:text-style-name="P19" draw:layer="layout" svg:x1="12.206cm" svg:y1="10.992cm" svg:x2="17.339cm" svg:y2="7.251cm">
          <text:p/>
        </draw:line>
        <draw:line draw:style-name="gr27" draw:text-style-name="P19" draw:layer="layout" svg:x1="12.208cm" svg:y1="10.986cm" svg:x2="17.694cm" svg:y2="14.165cm">
          <text:p/>
        </draw:line>
        <draw:line draw:style-name="gr27" draw:text-style-name="P19" draw:layer="layout" svg:x1="5.134cm" svg:y1="10.014cm" svg:x2="11.411cm" svg:y2="10.985cm">
          <text:p/>
        </draw:line>
        <draw:frame draw:style-name="gr30" draw:text-style-name="P13" draw:layer="layout" svg:width="1.391cm" svg:height="0.962cm" draw:transform="rotate (-0.810530904626167) translate (16.055cm 6.041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51128972283) translate (16.963cm 14.136cm)">
          <draw:text-box>
            <text:p text:style-name="P78">. . .</text:p>
          </draw:text-box>
        </draw:frame>
        <draw:g>
          <draw:path draw:style-name="gr33" draw:text-style-name="P21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3" draw:text-style-name="P22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3" draw:text-style-name="P23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78" draw:text-style-name="P7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16" draw:id="id16">
          <draw:path draw:style-name="gr91" draw:text-style-name="P79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92" draw:text-style-name="P1" draw:layer="layout" svg:x1="19.802cm" svg:y1="11.906cm" svg:x2="19.802cm" svg:y2="9.605cm">
          <text:p/>
        </draw:line>
        <draw:path draw:style-name="gr93" draw:text-style-name="P36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94" draw:text-style-name="P42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93" draw:text-style-name="P37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93" draw:text-style-name="P36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3" draw:text-style-name="P59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3" draw:text-style-name="P46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95" draw:text-style-name="P45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91" draw:text-style-name="P79" xml:id="id17" draw:id="id17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3" draw:text-style-name="P21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3" draw:text-style-name="P22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96" draw:text-style-name="P1" draw:layer="layout" svg:x1="13.105cm" svg:y1="15.874cm" svg:x2="21.627cm" svg:y2="11.396cm" draw:start-shape="id16" draw:start-glue-point="1" draw:end-shape="id17" draw:end-glue-point="2" svg:d="M13105 15874h8522v-4478" svg:viewBox="0 0 8523 4479">
          <text:p/>
        </draw:connector>
        <draw:frame draw:style-name="gr90" draw:text-style-name="P77" draw:layer="layout" svg:width="0.891cm" svg:height="1.119cm" svg:x="18.1cm" svg:y="10.844cm">
          <draw:text-box>
            <text:p><text:span text:style-name="T13">z</text:span></text:p>
          </draw:text-box>
        </draw:frame>
        <draw:frame draw:style-name="gr97" draw:text-style-name="P13" draw:layer="layout" svg:width="1.226cm" svg:height="0.962cm" svg:x="17.425cm" svg:y="13.743cm">
          <draw:text-box>
            <text:p>+1</text:p>
          </draw:text-box>
        </draw:frame>
        <draw:frame draw:style-name="gr98" draw:text-style-name="P13" draw:layer="layout" svg:width="0.853cm" svg:height="0.962cm" svg:x="18.325cm" svg:y="11.543cm">
          <draw:text-box>
            <text:p>0</text:p>
          </draw:text-box>
        </draw:frame>
        <draw:frame draw:style-name="gr99" draw:text-style-name="P13" draw:layer="layout" svg:width="1.065cm" svg:height="0.962cm" svg:x="18.126cm" svg:y="8.943cm">
          <draw:text-box>
            <text:p>-1</text:p>
          </draw:text-box>
        </draw:frame>
        <draw:frame draw:style-name="gr99" draw:text-style-name="P13" draw:layer="layout" svg:width="1.065cm" svg:height="0.962cm" svg:x="17.027cm" svg:y="6.543cm">
          <draw:text-box>
            <text:p>-2</text:p>
          </draw:text-box>
        </draw:frame>
        <draw:g>
          <draw:path draw:style-name="gr100" draw:text-style-name="P40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101" draw:text-style-name="P1" draw:layer="layout" svg:x1="12.196cm" svg:y1="5.495cm" svg:x2="11.41cm" svg:y2="5.495cm">
          <text:p/>
        </draw:line>
        <draw:frame draw:style-name="gr98" draw:text-style-name="P80" draw:layer="layout" svg:width="0.853cm" svg:height="0.962cm" svg:x="11.34cm" svg:y="4.626cm">
          <draw:text-box>
            <text:p><text:span text:style-name="T14">d</text:span></text:p>
          </draw:text-box>
        </draw:frame>
        <draw:line draw:style-name="gr39" draw:text-style-name="P1" draw:layer="layout" svg:x1="11.407cm" svg:y1="4.626cm" svg:x2="11.407cm" svg:y2="17.638cm">
          <text:p/>
        </draw:line>
      </draw:page>
      <draw:page draw:name="page11" draw:style-name="dp1" draw:master-page-name="Default">
        <draw:line draw:style-name="gr102" draw:text-style-name="P1" draw:layer="layout" svg:x1="13.179cm" svg:y1="6.337cm" svg:x2="15.633cm" svg:y2="6.337cm">
          <text:p/>
        </draw:line>
        <draw:frame draw:style-name="gr103" draw:text-style-name="P81" draw:layer="layout" svg:width="0.739cm" svg:height="0.725cm" svg:x="14.036cm" svg:y="5.986cm">
          <draw:text-box>
            <text:p><text:span text:style-name="T15">d</text:span></text:p>
          </draw:text-box>
        </draw:frame>
        <draw:line draw:style-name="gr58" draw:text-style-name="P19" draw:layer="layout" svg:x1="15.651cm" svg:y1="11.172cm" svg:x2="18.985cm" svg:y2="10.456cm">
          <text:p/>
        </draw:line>
        <draw:line draw:style-name="gr58" draw:text-style-name="P19" draw:layer="layout" svg:x1="15.611cm" svg:y1="11.153cm" svg:x2="18.367cm" svg:y2="9.144cm">
          <text:p/>
        </draw:line>
        <draw:line draw:style-name="gr58" draw:text-style-name="P19" draw:layer="layout" svg:x1="15.615cm" svg:y1="11.154cm" svg:x2="18.985cm" svg:y2="11.675cm">
          <text:p/>
        </draw:line>
        <draw:line draw:style-name="gr58" draw:text-style-name="P19" draw:layer="layout" svg:x1="15.616cm" svg:y1="11.153cm" svg:x2="18.562cm" svg:y2="12.86cm">
          <text:p/>
        </draw:line>
        <draw:line draw:style-name="gr58" draw:text-style-name="P19" draw:layer="layout" svg:x1="13.139cm" svg:y1="11.164cm" svg:x2="9.805cm" svg:y2="10.448cm">
          <text:p/>
        </draw:line>
        <draw:line draw:style-name="gr58" draw:text-style-name="P19" draw:layer="layout" svg:x1="13.14cm" svg:y1="11.145cm" svg:x2="10.384cm" svg:y2="9.136cm">
          <text:p/>
        </draw:line>
        <draw:g>
          <draw:path draw:style-name="gr104" draw:text-style-name="P46" draw:layer="layout" svg:width="0.294cm" svg:height="0.349cm" svg:x="7.558cm" svg:y="10.58cm" svg:viewBox="0 0 295 350" svg:d="M216 171c-45 0-91 0-137 0-1 4-3 9-5 13-24 57-35 98-34 121s14 34 38 34c26 0 48-11 68-34 19-22 43-67 70-134zM86 154c46 0 92 0 137 0v-1c2-2 3-5 5-9s3-8 4-9c18-43 26-75 23-95s-16-30-39-30c-24 0-46 11-67 34-20 23-41 60-63 110zM221 0c38 0 61 15 70 44s2 70-20 125c-25 59-54 104-87 135-34 30-69 46-108 46-40 0-64-9-69-29-5-19-8-35-7-47s2-23 5-35c3-11 6-21 8-29 3-8 6-16 8-21 0-1 1-2 1-3 1-2 1-3 2-5 1-3 2-6 4-8 22-55 50-98 85-127 34-31 69-46 108-46z">
            <text:p/>
          </draw:path>
        </draw:g>
        <draw:ellipse draw:style-name="gr105" draw:text-style-name="P5" draw:layer="layout" svg:width="4.274cm" svg:height="4.212cm" draw:transform="skewX (-0.000174532925199445) rotate (0.137706477982353) translate (7.661cm 8.983cm)" draw:kind="arc" draw:start-angle="160.54" draw:end-angle="182.37">
          <text:p/>
        </draw:ellipse>
        <draw:line draw:style-name="gr45" draw:text-style-name="P1" draw:layer="layout" svg:x1="6.878cm" svg:y1="11.152cm" svg:x2="20.552cm" svg:y2="11.152cm">
          <text:p/>
        </draw:line>
        <draw:line draw:style-name="gr106" draw:text-style-name="P1" draw:layer="layout" svg:x1="15.871cm" svg:y1="15.514cm" svg:x2="15.871cm" svg:y2="14.932cm">
          <text:p/>
        </draw:line>
        <draw:frame draw:style-name="gr90" draw:text-style-name="P82" draw:layer="layout" svg:width="0.891cm" svg:height="1.119cm" svg:x="12.406cm" svg:y="15.684cm">
          <draw:text-box>
            <text:p><text:span text:style-name="T16">x</text:span></text:p>
          </draw:text-box>
        </draw:frame>
        <draw:frame draw:style-name="gr30" draw:text-style-name="P13" draw:layer="layout" svg:width="1.391cm" svg:height="0.962cm" draw:transform="rotate (-0.810530904626167) translate (17.446cm 7.808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51128972283) translate (18.205cm 13.154cm)">
          <draw:text-box>
            <text:p text:style-name="P78">. . .</text:p>
          </draw:text-box>
        </draw:frame>
        <draw:g>
          <draw:path draw:style-name="gr52" draw:text-style-name="P21" draw:layer="layout" svg:width="0.368cm" svg:height="0.372cm" svg:x="16.093cm" svg:y="15.019cm" svg:viewBox="0 0 369 373" svg:d="M310 298c11 27 21 44 29 53s18 13 30 13c0 4 0 6 0 9-49 0-97 0-145 0 0-3 0-6 0-9 15 0 26-1 32-4 5-3 8-8 8-15 0-13-24-78-73-193-9-20-18-41-26-61-30 72-60 143-90 214-4 8-6 15-8 21-1 5-3 10-3 13 0 9 3 15 9 19 5 3 16 5 31 7 0 3 0 5 0 8-35 0-69 0-104 0 0-3 0-5 0-8 10-1 17-5 23-11 6-7 15-22 24-45 44-103 86-206 129-309 4 0 8 0 11 0 41 99 82 199 123 298z">
            <text:p/>
          </draw:path>
        </draw:g>
        <draw:g>
          <draw:g>
            <draw:path draw:style-name="gr33" draw:text-style-name="P21" draw:layer="layout" svg:width="0.319cm" svg:height="0.112cm" svg:x="17.822cm" svg:y="14.875cm" svg:viewBox="0 0 320 113" svg:d="M0 72c0-10 0-21 0-31 68 0 135 0 203 0-5-14-10-27-14-41 43 19 87 38 131 57-44 18-88 37-131 56 4-14 9-28 14-41-68 0-135 0-203 0z">
              <text:p/>
            </draw:path>
            <draw:path draw:style-name="gr33" draw:text-style-name="P22" draw:layer="layout" svg:width="0.361cm" svg:height="0.378cm" svg:x="17.819cm" svg:y="15.076cm" svg:viewBox="0 0 362 379" svg:d="M158 379c-50 0-89-13-116-39-28-27-42-63-42-110 0-46 9-87 28-122 19-34 46-61 81-80s75-28 119-28c43 0 83 6 123 17-5 26-9 53-14 79-6 0-12 0-18 0 0-15 0-30 0-46-23-19-54-28-92-28-33 0-62 9-88 26-26 18-47 43-62 75-15 33-22 70-22 112 0 39 9 69 28 90s45 32 79 32c16 0 32-2 49-7 16-5 30-11 42-18 5-32 11-65 17-97-15-3-31-5-46-8 1-5 2-10 3-14 45 0 90 0 135 0-1 4-2 9-2 14-13 3-25 5-38 8-6 38-13 77-20 115-28 11-53 19-75 23s-45 6-69 6z">
              <text:p/>
            </draw:path>
          </draw:g>
          <draw:path draw:style-name="gr33" draw:text-style-name="P21" draw:layer="layout" svg:width="0.314cm" svg:height="0.166cm" svg:x="18.266cm" svg:y="15.189cm" svg:viewBox="0 0 315 167" svg:d="M0 167c0-12 0-23 0-34 105 0 210 0 315 0 0 11 0 22 0 34-105 0-210 0-315 0zM0 34c0-11 0-23 0-34 105 0 210 0 315 0 0 11 0 23 0 34-105 0-210 0-315 0z">
            <text:p/>
          </draw:path>
          <draw:path draw:style-name="gr33" draw:text-style-name="P59" draw:layer="layout" svg:width="0.215cm" svg:height="0.36cm" svg:x="18.749cm" svg:y="14.725cm" svg:viewBox="0 0 216 361" svg:d="M216 361c-72 0-144 0-216 0 0-12 0-26 0-38 16-15 33-30 49-46 32-28 55-50 69-67 15-17 25-35 32-54 6-18 10-39 10-63 0-23-5-41-16-53-10-12-28-18-51-18-9 0-18 2-29 4-9 3-18 6-26 11-3 14-6 29-9 44-6 0-11 0-17 0 0-23 0-47 0-70 32-7 59-11 81-11 39 0 68 8 87 25 19 15 29 38 29 68 0 21-4 39-11 57-8 17-20 35-35 52-16 18-42 43-79 74-15 14-32 29-50 44 61 0 121 0 182 0 0 15 0 28 0 41z">
            <text:p/>
          </draw:path>
          <draw:path draw:style-name="gr33" draw:text-style-name="P46" draw:layer="layout" svg:width="0.354cm" svg:height="0.26cm" svg:x="19.127cm" svg:y="14.831cm" svg:viewBox="0 0 355 261" svg:d="M269 55c0 0-1 3-2 5-2 3-3 6-3 7-14 34-24 61-33 82l-8 22c-11 30-16 49-16 58 0 8 4 12 13 12 11 0 20-5 29-16s18-26 27-48h11v1c-11 29-23 50-38 63-13 14-30 20-49 20-20 0-31-6-34-21-3-13 3-43 21-88 1-6 5-14 9-26l30-74h-1c-7-1-16-1-27-2-11 0-25 0-41-1h-2v2c-31 84-56 140-74 169-19 28-38 41-59 41-12 0-19-4-21-15-3-9 0-25 8-46l3-9h10c-3 10-3 17-2 22 2 4 6 7 14 7 15 0 29-12 44-35s35-68 61-134l1-2h-14c-13 0-25 3-35 8s-18 12-23 21h-10c10-23 23-40 39-50 16-9 39-15 70-15 5 0 23 1 54 3 30 0 57 1 81 1 12 0 22-1 30-4 6-3 11-6 13-12h10c-7 19-16 32-27 40s-26 13-44 13c-3 0-6 0-8 0s-3-1-5-1h-1zM345 1v-1l-2 1z">
            <text:p/>
          </draw:path>
          <draw:path draw:style-name="gr95" draw:text-style-name="P45" draw:layer="layout" svg:width="0.733cm" svg:height="0.025cm" svg:x="18.692cm" svg:y="15.262cm" svg:viewBox="0 0 734 26" svg:d="M0 0c245 0 489 0 734 0 0 9 0 17 0 26-245 0-489 0-734 0 0-9 0-17 0-26z">
            <text:p/>
          </draw:path>
          <draw:path draw:style-name="gr33" draw:text-style-name="P21" draw:layer="layout" svg:width="0.359cm" svg:height="0.365cm" svg:x="18.872cm" svg:y="15.345cm" svg:viewBox="0 0 360 366" svg:d="M302 292c11 26 21 43 28 52 8 8 18 13 30 13 0 3 0 6 0 9-47 0-94 0-142 0 0-3 0-6 0-9 16 0 26-2 31-5 6-3 9-7 9-14 0-13-24-76-72-189-8-20-16-40-25-60-30 70-59 140-88 210-3 7-6 14-7 20-2 6-3 10-3 13 0 9 3 15 8 19 5 3 16 5 31 7 0 2 0 5 0 8-34 0-68 0-102 0 0-3 0-6 0-8 9-1 16-5 22-12 7-6 15-20 24-44 42-100 84-201 126-302 3 0 7 0 11 0 40 97 80 195 119 292z">
            <text:p/>
          </draw:path>
          <draw:path draw:style-name="gr33" draw:text-style-name="P21" draw:layer="layout" svg:width="0.166cm" svg:height="0.103cm" svg:x="19.598cm" svg:y="15.003cm" svg:viewBox="0 0 167 104" svg:d="M167 101c-3 0-6 0-9 1-24-19-48-38-72-56-25 19-49 38-75 58-4-2-7-2-11-3 29-34 58-67 87-101 27 34 53 67 80 101z">
            <text:p/>
          </draw:path>
          <draw:path draw:style-name="gr33" draw:text-style-name="P22" draw:layer="layout" svg:width="0.243cm" svg:height="0.25cm" svg:x="19.547cm" svg:y="15.18cm" svg:viewBox="0 0 244 251" svg:d="M44 229c0 4 4 8 11 10l-1 12h-50c-3-2-4-7-4-12s3-11 8-18c6-7 15-17 29-29l72-68-46-105-28-7 2-12h66l38 96 34-32c11-11 18-19 24-26 4-6 6-11 6-16 0-1 0-3-2-4-1-2-6-4-13-6l2-12h47c4 3 5 7 5 11 0 11-12 28-36 51l-57 54 51 117 31 6-2 12h-68l-45-107-46 43c-9 10-16 18-20 24-6 6-8 12-8 18z">
            <text:p/>
          </draw:path>
        </draw:g>
        <draw:frame draw:style-name="gr90" draw:text-style-name="P82" draw:layer="layout" svg:width="0.891cm" svg:height="1.119cm" svg:x="19.963cm" svg:y="11.211cm">
          <draw:text-box>
            <text:p><text:span text:style-name="T16">z</text:span></text:p>
          </draw:text-box>
        </draw:frame>
        <draw:frame draw:style-name="gr97" draw:text-style-name="P83" draw:layer="layout" svg:width="1.226cm" svg:height="0.962cm" svg:x="18.366cm" svg:y="12.678cm">
          <draw:text-box>
            <text:p><text:span text:style-name="T17">+1</text:span></text:p>
          </draw:text-box>
        </draw:frame>
        <draw:frame draw:style-name="gr98" draw:text-style-name="P83" draw:layer="layout" svg:width="0.853cm" svg:height="0.962cm" svg:x="18.85cm" svg:y="11.31cm">
          <draw:text-box>
            <text:p><text:span text:style-name="T17">0</text:span></text:p>
          </draw:text-box>
        </draw:frame>
        <draw:frame draw:style-name="gr99" draw:text-style-name="P83" draw:layer="layout" svg:width="1.065cm" svg:height="0.962cm" svg:x="18.82cm" svg:y="10.01cm">
          <draw:text-box>
            <text:p><text:span text:style-name="T17">-1</text:span></text:p>
          </draw:text-box>
        </draw:frame>
        <draw:frame draw:style-name="gr99" draw:text-style-name="P83" draw:layer="layout" svg:width="1.065cm" svg:height="0.962cm" svg:x="18.229cm" svg:y="8.699cm">
          <draw:text-box>
            <text:p><text:span text:style-name="T17">-2</text:span></text:p>
          </draw:text-box>
        </draw:frame>
        <draw:line draw:style-name="gr58" draw:text-style-name="P19" draw:layer="layout" svg:x1="13.136cm" svg:y1="11.146cm" svg:x2="9.766cm" svg:y2="11.667cm">
          <text:p/>
        </draw:line>
        <draw:line draw:style-name="gr58" draw:text-style-name="P19" draw:layer="layout" svg:x1="13.136cm" svg:y1="11.145cm" svg:x2="10.19cm" svg:y2="12.852cm">
          <text:p/>
        </draw:line>
        <draw:frame draw:style-name="gr30" draw:text-style-name="P13" draw:layer="layout" svg:width="1.391cm" svg:height="0.962cm" draw:transform="rotate (-0.810530904626167) translate (11.252cm 12.439cm)">
          <draw:text-box>
            <text:p text:style-name="P78">. . .</text:p>
          </draw:text-box>
        </draw:frame>
        <draw:frame draw:style-name="gr97" draw:text-style-name="P83" draw:layer="layout" svg:width="1.226cm" svg:height="0.962cm" svg:x="9.32cm" svg:y="12.579cm">
          <draw:text-box>
            <text:p><text:span text:style-name="T17">+1</text:span></text:p>
          </draw:text-box>
        </draw:frame>
        <draw:frame draw:style-name="gr98" draw:text-style-name="P83" draw:layer="layout" svg:width="0.853cm" svg:height="0.962cm" svg:x="9.098cm" svg:y="11.41cm">
          <draw:text-box>
            <text:p><text:span text:style-name="T17">0</text:span></text:p>
          </draw:text-box>
        </draw:frame>
        <draw:frame draw:style-name="gr99" draw:text-style-name="P83" draw:layer="layout" svg:width="1.065cm" svg:height="0.962cm" svg:x="9.098cm" svg:y="9.946cm">
          <draw:text-box>
            <text:p><text:span text:style-name="T17">-1</text:span></text:p>
          </draw:text-box>
        </draw:frame>
        <draw:frame draw:style-name="gr99" draw:text-style-name="P83" draw:layer="layout" svg:width="1.065cm" svg:height="0.962cm" svg:x="9.58cm" svg:y="8.61cm">
          <draw:text-box>
            <text:p><text:span text:style-name="T17">-2</text:span></text:p>
          </draw:text-box>
        </draw:frame>
        <draw:frame draw:style-name="gr10" draw:text-style-name="P7" draw:layer="layout" svg:width="9.093cm" svg:height="2.489cm" draw:transform="rotate (-1.5707963267949) translate (15.65cm 6.603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30" draw:text-style-name="P13" draw:layer="layout" svg:width="1.391cm" svg:height="0.962cm" draw:transform="rotate (-2.1251128972283) translate (12.213cm 8.518cm)">
          <draw:text-box>
            <text:p text:style-name="P78">. . .</text:p>
          </draw:text-box>
        </draw:frame>
        <draw:frame draw:style-name="gr107" draw:text-style-name="P85" draw:layer="layout" svg:width="2.225cm" svg:height="1.199cm" draw:transform="rotate (-0.141895268187139) translate (6.944cm 9.081cm)">
          <draw:text-box>
            <text:p text:style-name="P84"><text:span text:style-name="T17">Incoming</text:span></text:p>
            <text:p text:style-name="P84"><text:span text:style-name="T17">beam</text:span></text:p>
          </draw:text-box>
        </draw:frame>
        <draw:line draw:style-name="gr108" draw:text-style-name="P86" draw:layer="layout" svg:x1="6.897cm" svg:y1="10.181cm" svg:x2="13.174cm" svg:y2="11.152cm">
          <text:p/>
        </draw:line>
        <draw:line draw:style-name="gr108" draw:text-style-name="P86" draw:layer="layout" svg:x1="7.332cm" svg:y1="10.249cm" svg:x2="9.151cm" svg:y2="10.528cm">
          <text:p/>
        </draw:line>
        <draw:line draw:style-name="gr109" draw:text-style-name="P1" draw:layer="layout" svg:x1="16.535cm" svg:y1="15.241cm" svg:x2="17.631cm" svg:y2="15.241cm">
          <text:p/>
        </draw:line>
        <draw:line draw:style-name="gr45" draw:text-style-name="P1" draw:layer="layout" svg:x1="13.179cm" svg:y1="6.682cm" svg:x2="13.179cm" svg:y2="16.416cm">
          <text:p/>
        </draw:line>
        <draw:line draw:style-name="gr63" draw:text-style-name="P1" draw:layer="layout" svg:x1="13.179cm" svg:y1="4.802cm" svg:x2="13.179cm" svg:y2="6.744cm">
          <text:p/>
        </draw:line>
        <draw:line draw:style-name="gr63" draw:text-style-name="P19" draw:layer="layout" svg:x1="15.633cm" svg:y1="4.808cm" svg:x2="15.633cm" svg:y2="6.738cm">
          <text:p/>
        </draw:line>
        <draw:frame draw:style-name="gr110" draw:text-style-name="P87" draw:layer="layout" svg:width="1.937cm" svg:height="1.199cm" svg:x="10.653cm" svg:y="4.782cm">
          <draw:text-box>
            <text:p><text:span text:style-name="T18">Region</text:span></text:p>
            <text:p text:style-name="P54"><text:span text:style-name="T18">1</text:span></text:p>
          </draw:text-box>
        </draw:frame>
        <draw:frame draw:style-name="gr110" draw:text-style-name="P87" draw:layer="layout" svg:width="1.937cm" svg:height="1.199cm" svg:x="13.437cm" svg:y="4.782cm">
          <draw:text-box>
            <text:p><text:span text:style-name="T18">Region</text:span></text:p>
            <text:p text:style-name="P54"><text:span text:style-name="T18">2</text:span></text:p>
          </draw:text-box>
        </draw:frame>
        <draw:frame draw:style-name="gr110" draw:text-style-name="P87" draw:layer="layout" svg:width="1.937cm" svg:height="1.199cm" svg:x="16.255cm" svg:y="4.782cm">
          <draw:text-box>
            <text:p><text:span text:style-name="T18">Region</text:span></text:p>
            <text:p text:style-name="P54"><text:span text:style-name="T18">3</text:span></text:p>
          </draw:text-box>
        </draw:frame>
        <draw:frame draw:style-name="gr111" draw:text-style-name="P83" draw:layer="layout" svg:width="2.242cm" svg:height="1.673cm" svg:x="18.925cm" svg:y="7.559cm">
          <draw:text-box>
            <text:p><text:span text:style-name="T17">Forward</text:span></text:p>
            <text:p><text:span text:style-name="T17">diffracted</text:span></text:p>
            <text:p><text:span text:style-name="T17">waves</text:span></text:p>
          </draw:text-box>
        </draw:frame>
        <draw:frame draw:style-name="gr112" draw:text-style-name="P89" draw:layer="layout" svg:width="2.365cm" svg:height="1.673cm" svg:x="8.925cm" svg:y="13.36cm">
          <draw:text-box>
            <text:p text:style-name="P88"><text:span text:style-name="T17">Backward</text:span></text:p>
            <text:p text:style-name="P88"><text:span text:style-name="T17">diffracted</text:span></text:p>
            <text:p text:style-name="P88"><text:span text:style-name="T17">waves</text:span></text:p>
          </draw:text-box>
        </draw:frame>
      </draw:page>
      <draw:page draw:name="page12" draw:style-name="dp1" draw:master-page-name="Default">
        <draw:line draw:style-name="gr9" draw:text-style-name="P1" draw:layer="layout" svg:x1="6.673cm" svg:y1="8.455cm" svg:x2="8.088cm" svg:y2="8.455cm">
          <text:p/>
        </draw:line>
        <draw:line draw:style-name="gr9" draw:text-style-name="P1" draw:layer="layout" svg:x1="6.661cm" svg:y1="8.455cm" svg:x2="6.661cm" svg:y2="9.87cm">
          <text:p/>
        </draw:line>
        <draw:line draw:style-name="gr9" draw:text-style-name="P1" draw:layer="layout" svg:x1="6.673cm" svg:y1="8.453cm" svg:x2="7.36cm" svg:y2="7.697cm">
          <text:p/>
        </draw:line>
        <draw:frame draw:style-name="gr42" draw:text-style-name="P13" draw:layer="layout" svg:width="0.82cm" svg:height="0.962cm" svg:x="7.507cm" svg:y="7.493cm">
          <draw:text-box>
            <text:p>x</text:p>
          </draw:text-box>
        </draw:frame>
        <draw:frame draw:style-name="gr42" draw:text-style-name="P13" draw:layer="layout" svg:width="0.82cm" svg:height="0.962cm" svg:x="6.491cm" svg:y="7.023cm">
          <draw:text-box>
            <text:p>z</text:p>
          </draw:text-box>
        </draw:frame>
        <draw:frame draw:style-name="gr42" draw:text-style-name="P13" draw:layer="layout" svg:width="0.82cm" svg:height="0.962cm" svg:x="6.603cm" svg:y="8.979cm">
          <draw:text-box>
            <text:p>y</text:p>
          </draw:text-box>
        </draw:frame>
        <draw:frame draw:style-name="gr113" draw:text-style-name="P7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114" draw:text-style-name="P90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114" draw:text-style-name="P90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114" draw:text-style-name="P90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115" draw:text-style-name="P7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14.953cm" svg:y1="1.574cm" svg:x2="16.368cm" svg:y2="1.574cm">
            <text:p/>
          </draw:line>
          <draw:line draw:style-name="gr9" draw:text-style-name="P1" draw:layer="layout" svg:x1="14.941cm" svg:y1="1.574cm" svg:x2="14.941cm" svg:y2="2.989cm">
            <text:p/>
          </draw:line>
          <draw:frame draw:style-name="gr42" draw:text-style-name="P13" draw:layer="layout" svg:width="0.82cm" svg:height="0.962cm" svg:x="15.787cm" svg:y="0.612cm">
            <draw:text-box>
              <text:p>x</text:p>
            </draw:text-box>
          </draw:frame>
          <draw:frame draw:style-name="gr42" draw:text-style-name="P13" draw:layer="layout" svg:width="0.82cm" svg:height="0.962cm" svg:x="14.221cm" svg:y="1.898cm">
            <draw:text-box>
              <text:p>y</text:p>
            </draw:text-box>
          </draw:frame>
        </draw:g>
        <draw:line draw:style-name="gr116" draw:text-style-name="P1" draw:layer="layout" svg:x1="20.489cm" svg:y1="1.295cm" svg:x2="20.489cm" svg:y2="19.498cm">
          <text:p/>
        </draw:line>
        <draw:frame draw:style-name="gr117" draw:text-style-name="P91" draw:layer="layout" svg:width="0.818cm" svg:height="1.671cm" svg:x="20.631cm" svg:y="18.618cm">
          <draw:text-box>
            <text:p>z</text:p>
          </draw:text-box>
        </draw:frame>
        <draw:g>
          <draw:frame draw:style-name="gr115" draw:text-style-name="P7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4.966cm" svg:y1="7.345cm" svg:x2="16.381cm" svg:y2="7.345cm">
            <text:p/>
          </draw:line>
          <draw:line draw:style-name="gr9" draw:text-style-name="P1" draw:layer="layout" svg:x1="14.954cm" svg:y1="7.345cm" svg:x2="14.954cm" svg:y2="8.76cm">
            <text:p/>
          </draw:line>
          <draw:frame draw:style-name="gr42" draw:text-style-name="P13" draw:layer="layout" svg:width="0.82cm" svg:height="0.962cm" svg:x="15.8cm" svg:y="6.383cm">
            <draw:text-box>
              <text:p>x</text:p>
            </draw:text-box>
          </draw:frame>
          <draw:frame draw:style-name="gr42" draw:text-style-name="P13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115" draw:text-style-name="P7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9" draw:text-style-name="P1" draw:layer="layout" svg:x1="14.954cm" svg:y1="13.114cm" svg:x2="16.369cm" svg:y2="13.114cm">
            <text:p/>
          </draw:line>
          <draw:line draw:style-name="gr9" draw:text-style-name="P1" draw:layer="layout" svg:x1="14.942cm" svg:y1="13.114cm" svg:x2="14.942cm" svg:y2="14.529cm">
            <text:p/>
          </draw:line>
          <draw:frame draw:style-name="gr42" draw:text-style-name="P13" draw:layer="layout" svg:width="0.82cm" svg:height="0.962cm" svg:x="15.788cm" svg:y="12.152cm">
            <draw:text-box>
              <text:p>x</text:p>
            </draw:text-box>
          </draw:frame>
          <draw:frame draw:style-name="gr42" draw:text-style-name="P13" draw:layer="layout" svg:width="0.82cm" svg:height="0.962cm" svg:x="14.222cm" svg:y="13.438cm">
            <draw:text-box>
              <text:p>y</text:p>
            </draw:text-box>
          </draw:frame>
        </draw:g>
        <draw:custom-shape draw:style-name="gr118" draw:text-style-name="P7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119" draw:text-style-name="P92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9" draw:text-style-name="P93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119" draw:text-style-name="P92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119" draw:text-style-name="P93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119" draw:text-style-name="P92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9" draw:text-style-name="P93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119" draw:text-style-name="P92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119" draw:text-style-name="P93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33" draw:text-style-name="P46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3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33" draw:text-style-name="P21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3" draw:text-style-name="P46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3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33" draw:text-style-name="P21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3" draw:text-style-name="P46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3" draw:text-style-name="P53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13" draw:style-name="dp1" draw:master-page-name="Default">
        <draw:line draw:style-name="gr9" draw:text-style-name="P1" draw:layer="layout" svg:x1="10.488cm" svg:y1="4.794cm" svg:x2="11.903cm" svg:y2="4.794cm">
          <text:p/>
        </draw:line>
        <draw:line draw:style-name="gr9" draw:text-style-name="P1" draw:layer="layout" svg:x1="10.476cm" svg:y1="4.794cm" svg:x2="10.476cm" svg:y2="6.209cm">
          <text:p/>
        </draw:line>
        <draw:line draw:style-name="gr9" draw:text-style-name="P1" draw:layer="layout" svg:x1="10.488cm" svg:y1="4.792cm" svg:x2="11.175cm" svg:y2="4.036cm">
          <text:p/>
        </draw:line>
        <draw:frame draw:style-name="gr42" draw:text-style-name="P13" draw:layer="layout" svg:width="0.82cm" svg:height="0.962cm" svg:x="11.422cm" svg:y="3.832cm">
          <draw:text-box>
            <text:p>x</text:p>
          </draw:text-box>
        </draw:frame>
        <draw:frame draw:style-name="gr42" draw:text-style-name="P13" draw:layer="layout" svg:width="0.82cm" svg:height="0.962cm" svg:x="10.306cm" svg:y="3.362cm">
          <draw:text-box>
            <text:p>z</text:p>
          </draw:text-box>
        </draw:frame>
        <draw:frame draw:style-name="gr42" draw:text-style-name="P13" draw:layer="layout" svg:width="0.82cm" svg:height="0.962cm" svg:x="10.418cm" svg:y="5.318cm">
          <draw:text-box>
            <text:p>y</text:p>
          </draw:text-box>
        </draw:frame>
        <draw:g>
          <draw:path draw:style-name="gr114" draw:text-style-name="P90" draw:layer="layout" svg:width="0.125cm" svg:height="0.101cm" svg:x="16.941cm" svg:y="13.732cm" svg:viewBox="0 0 126 102" svg:d="M0 102c0-34 0-68 0-102 42 0 84 0 126 0 0 34 0 68 0 102-42 0-84 0-126 0z">
            <text:p/>
          </draw:path>
          <draw:path draw:style-name="gr114" draw:text-style-name="P90" draw:layer="layout" svg:width="0.125cm" svg:height="0.101cm" svg:x="17.31cm" svg:y="13.732cm" svg:viewBox="0 0 126 102" svg:d="M0 102c0-34 0-68 0-102 42 0 84 0 126 0 0 34 0 68 0 102-42 0-84 0-126 0z">
            <text:p/>
          </draw:path>
          <draw:path draw:style-name="gr114" draw:text-style-name="P90" draw:layer="layout" svg:width="0.125cm" svg:height="0.101cm" svg:x="17.679cm" svg:y="13.732cm" svg:viewBox="0 0 126 102" svg:d="M0 102c0-34 0-68 0-102 42 0 84 0 126 0 0 34 0 68 0 102-42 0-84 0-126 0z">
            <text:p/>
          </draw:path>
        </draw:g>
        <draw:line draw:style-name="gr116" draw:text-style-name="P1" draw:layer="layout" svg:x1="5.218cm" svg:y1="16.438cm" svg:x2="23.421cm" svg:y2="16.438cm">
          <text:p/>
        </draw:line>
        <draw:frame draw:style-name="gr117" draw:text-style-name="P91" draw:layer="layout" svg:width="0.818cm" svg:height="1.671cm" svg:x="22.546cm" svg:y="16.557cm">
          <draw:text-box>
            <text:p>z</text:p>
          </draw:text-box>
        </draw:frame>
        <draw:custom-shape draw:style-name="gr118" draw:text-style-name="P7" draw:layer="layout" svg:width="0.813cm" svg:height="18.65cm" draw:transform="rotate (-1.5707963267949) translate (23.634cm 9.82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3" draw:text-style-name="P7" draw:layer="layout" svg:width="4.791cm" svg:height="4.776cm" svg:x="12.332cm" svg:y="4.2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2.232cm" svg:y="4.3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2.131cm" svg:y="4.4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2.032cm" svg:y="4.5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1.932cm" svg:y="4.6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1.831cm" svg:y="4.797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113" draw:text-style-name="P7" draw:layer="layout" svg:width="4.791cm" svg:height="4.776cm" svg:x="11.732cm" svg:y="4.897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frame draw:style-name="gr115" draw:text-style-name="P7" draw:layer="layout" svg:width="4.791cm" svg:height="4.776cm" svg:x="11.182cm" svg:y="11.263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9" draw:text-style-name="P1" draw:layer="layout" svg:x1="10.986cm" svg:y1="11.07cm" svg:x2="12.401cm" svg:y2="11.07cm">
            <text:p/>
          </draw:line>
          <draw:line draw:style-name="gr9" draw:text-style-name="P1" draw:layer="layout" svg:x1="10.974cm" svg:y1="11.07cm" svg:x2="10.974cm" svg:y2="12.485cm">
            <text:p/>
          </draw:line>
          <draw:frame draw:style-name="gr42" draw:text-style-name="P13" draw:layer="layout" svg:width="0.82cm" svg:height="0.962cm" svg:x="11.82cm" svg:y="10.108cm">
            <draw:text-box>
              <text:p>x</text:p>
            </draw:text-box>
          </draw:frame>
          <draw:frame draw:style-name="gr42" draw:text-style-name="P13" draw:layer="layout" svg:width="0.82cm" svg:height="0.962cm" svg:x="10.254cm" svg:y="11.394cm">
            <draw:text-box>
              <text:p>y</text:p>
            </draw:text-box>
          </draw:frame>
        </draw:g>
        <draw:g>
          <draw:frame draw:style-name="gr115" draw:text-style-name="P7" draw:layer="layout" svg:width="4.791cm" svg:height="4.776cm" svg:x="5.261cm" svg:y="11.263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9" draw:text-style-name="P1" draw:layer="layout" svg:x1="5.039cm" svg:y1="11.069cm" svg:x2="6.454cm" svg:y2="11.069cm">
            <text:p/>
          </draw:line>
          <draw:line draw:style-name="gr9" draw:text-style-name="P1" draw:layer="layout" svg:x1="5.027cm" svg:y1="11.069cm" svg:x2="5.027cm" svg:y2="12.484cm">
            <text:p/>
          </draw:line>
          <draw:frame draw:style-name="gr42" draw:text-style-name="P13" draw:layer="layout" svg:width="0.82cm" svg:height="0.962cm" svg:x="5.873cm" svg:y="10.107cm">
            <draw:text-box>
              <text:p>x</text:p>
            </draw:text-box>
          </draw:frame>
          <draw:frame draw:style-name="gr42" draw:text-style-name="P13" draw:layer="layout" svg:width="0.82cm" svg:height="0.962cm" svg:x="4.307cm" svg:y="11.393cm">
            <draw:text-box>
              <text:p>y</text:p>
            </draw:text-box>
          </draw:frame>
        </draw:g>
        <draw:g>
          <draw:path draw:style-name="gr119" draw:text-style-name="P92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9" draw:text-style-name="P94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path draw:style-name="gr119" draw:text-style-name="P92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9" draw:text-style-name="P94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<text:p/>
          </draw:path>
        </draw:g>
        <draw:g>
          <draw:g>
            <draw:frame draw:style-name="gr115" draw:text-style-name="P7" draw:layer="layout" svg:width="4.791cm" svg:height="4.776cm" svg:x="18.727cm" svg:y="11.262cm">
              <draw:image xlink:href="Pictures/10000000000000800000008095CA9BB5C51408C8.png" xlink:type="simple" xlink:show="embed" xlink:actuate="onLoad" loext:mime-type="image/png">
                <text:p/>
              </draw:image>
            </draw:frame>
            <draw:line draw:style-name="gr9" draw:text-style-name="P1" draw:layer="layout" svg:x1="18.507cm" svg:y1="11.07cm" svg:x2="19.922cm" svg:y2="11.07cm">
              <text:p/>
            </draw:line>
            <draw:line draw:style-name="gr9" draw:text-style-name="P1" draw:layer="layout" svg:x1="18.495cm" svg:y1="11.07cm" svg:x2="18.495cm" svg:y2="12.485cm">
              <text:p/>
            </draw:line>
            <draw:frame draw:style-name="gr42" draw:text-style-name="P13" draw:layer="layout" svg:width="0.82cm" svg:height="0.962cm" svg:x="19.341cm" svg:y="10.108cm">
              <draw:text-box>
                <text:p>x</text:p>
              </draw:text-box>
            </draw:frame>
            <draw:frame draw:style-name="gr42" draw:text-style-name="P13" draw:layer="layout" svg:width="0.82cm" svg:height="0.962cm" svg:x="17.775cm" svg:y="11.394cm">
              <draw:text-box>
                <text:p>y</text:p>
              </draw:text-box>
            </draw:frame>
          </draw:g>
          <draw:g>
            <draw:path draw:style-name="gr119" draw:text-style-name="P92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3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</draw:g>
        <draw:g>
          <draw:path draw:style-name="gr33" draw:text-style-name="P46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23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<text:p/>
          </draw:path>
          <draw:path draw:style-name="gr33" draw:text-style-name="P21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46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23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<text:p/>
          </draw:path>
          <draw:path draw:style-name="gr33" draw:text-style-name="P21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59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59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59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<text:p/>
          </draw:path>
          <draw:path draw:style-name="gr33" draw:text-style-name="P21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<text:p/>
          </draw:path>
          <draw:path draw:style-name="gr33" draw:text-style-name="P46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<text:p/>
          </draw:path>
          <draw:path draw:style-name="gr33" draw:text-style-name="P53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<text:p/>
          </draw:path>
        </draw:g>
        <draw:g>
          <draw:path draw:style-name="gr119" draw:text-style-name="P92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<text:p/>
          </draw:path>
          <draw:path draw:style-name="gr119" draw:text-style-name="P94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<text:p/>
          </draw:path>
        </draw:g>
      </draw:page>
      <draw:page draw:name="page14" draw:style-name="dp1" draw:master-page-name="Default">
        <draw:g>
          <draw:g>
            <draw:path draw:style-name="gr114" draw:text-style-name="P90" draw:layer="layout" svg:width="0.125cm" svg:height="0.101cm" svg:x="17.239cm" svg:y="9.848cm" svg:viewBox="0 0 126 102" svg:d="M0 102c0-34 0-68 0-102 42 0 84 0 126 0 0 34 0 68 0 102-42 0-84 0-126 0z">
              <text:p/>
            </draw:path>
            <draw:path draw:style-name="gr114" draw:text-style-name="P90" draw:layer="layout" svg:width="0.125cm" svg:height="0.101cm" svg:x="17.608cm" svg:y="9.848cm" svg:viewBox="0 0 126 102" svg:d="M0 102c0-34 0-68 0-102 42 0 84 0 126 0 0 34 0 68 0 102-42 0-84 0-126 0z">
              <text:p/>
            </draw:path>
            <draw:path draw:style-name="gr114" draw:text-style-name="P90" draw:layer="layout" svg:width="0.125cm" svg:height="0.101cm" svg:x="17.977cm" svg:y="9.848cm" svg:viewBox="0 0 126 102" svg:d="M0 102c0-34 0-68 0-102 42 0 84 0 126 0 0 34 0 68 0 102-42 0-84 0-126 0z">
              <text:p/>
            </draw:path>
          </draw:g>
          <draw:frame draw:style-name="gr115" draw:text-style-name="P7" draw:layer="layout" svg:width="4.791cm" svg:height="4.776cm" svg:x="11.48cm" svg:y="7.379cm">
            <draw:image xlink:href="Pictures/1000000000000080000000801749FF2EA0E3F516.png" xlink:type="simple" xlink:show="embed" xlink:actuate="onLoad" loext:mime-type="image/png">
              <text:p/>
            </draw:image>
          </draw:frame>
          <draw:frame draw:style-name="gr115" draw:text-style-name="P7" draw:layer="layout" svg:width="4.791cm" svg:height="4.776cm" svg:x="5.559cm" svg:y="7.379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path draw:style-name="gr119" draw:text-style-name="P92" draw:layer="layout" svg:width="0.509cm" svg:height="0.667cm" svg:x="9.592cm" svg:y="7.48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4" draw:layer="layout" svg:width="0.204cm" svg:height="0.388cm" svg:x="10.019cm" svg:y="7.938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frame draw:style-name="gr115" draw:text-style-name="P7" draw:layer="layout" svg:width="4.791cm" svg:height="4.776cm" svg:x="19.025cm" svg:y="7.378cm">
            <draw:image xlink:href="Pictures/10000000000000800000008095CA9BB5C51408C8.png" xlink:type="simple" xlink:show="embed" xlink:actuate="onLoad" loext:mime-type="image/png">
              <text:p/>
            </draw:image>
          </draw:frame>
          <draw:g>
            <draw:path draw:style-name="gr119" draw:text-style-name="P92" draw:layer="layout" svg:width="0.509cm" svg:height="0.667cm" svg:x="22.986cm" svg:y="7.484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3" draw:layer="layout" svg:width="0.245cm" svg:height="0.276cm" svg:x="23.437cm" svg:y="8.046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<text:p/>
            </draw:path>
          </draw:g>
          <draw:g>
            <draw:path draw:style-name="gr119" draw:text-style-name="P92" draw:layer="layout" svg:width="0.509cm" svg:height="0.667cm" svg:x="15.447cm" svg:y="7.43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119" draw:text-style-name="P94" draw:layer="layout" svg:width="0.232cm" svg:height="0.39cm" svg:x="15.907cm" svg:y="7.882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  <draw:custom-shape draw:style-name="gr120" draw:text-style-name="P7" xml:id="id18" draw:id="id18" draw:layer="layout" svg:width="1.945cm" svg:height="0.543cm" svg:x="20.649cm" svg:y="9.767cm">
            <text:p/>
            <draw:enhanced-geometry svg:viewBox="0 0 21600 21600" draw:type="rectangle" draw:enhanced-path="M 0 0 L 21600 0 21600 21600 0 21600 0 0 Z N"/>
          </draw:custom-shape>
        </draw:g>
        <draw:connector draw:style-name="gr121" draw:text-style-name="P1" draw:layer="layout" draw:type="line" svg:x1="21.621cm" svg:y1="10.31cm" svg:x2="14.687cm" svg:y2="12.814cm" draw:start-shape="id18" draw:start-glue-point="2" draw:end-shape="id19" draw:end-glue-point="0" svg:d="M21621 10310l-6934 2504" svg:viewBox="0 0 6935 2505">
          <text:p/>
        </draw:connector>
        <draw:g>
          <draw:frame draw:style-name="gr122" draw:text-style-name="P7" xml:id="id19" draw:id="id19" draw:layer="layout" svg:width="10.172cm" svg:height="2.859cm" svg:x="9.601cm" svg:y="12.814cm">
            <draw:image xlink:href="Pictures/10000201000002B10000016AC4C5EC0E5575AB55.png" xlink:type="simple" xlink:show="embed" xlink:actuate="onLoad" loext:mime-type="image/png">
              <text:p/>
            </draw:image>
          </draw:frame>
          <draw:frame draw:style-name="gr123" draw:text-style-name="P95" draw:layer="layout" svg:width="0.896cm" svg:height="1.038cm" svg:x="13.065cm" svg:y="12.669cm">
            <draw:text-box>
              <text:p><text:span text:style-name="T19">0</text:span></text:p>
            </draw:text-box>
          </draw:frame>
          <draw:frame draw:style-name="gr124" draw:text-style-name="P95" draw:layer="layout" svg:width="1.335cm" svg:height="1.098cm" svg:x="14.086cm" svg:y="12.785cm">
            <draw:text-box>
              <text:p><text:span text:style-name="T19">+1</text:span></text:p>
            </draw:text-box>
          </draw:frame>
          <draw:frame draw:style-name="gr125" draw:text-style-name="P95" draw:layer="layout" svg:width="1.311cm" svg:height="1.038cm" svg:x="15.486cm" svg:y="12.869cm">
            <draw:text-box>
              <text:p><text:span text:style-name="T19">+2</text:span></text:p>
            </draw:text-box>
          </draw:frame>
          <draw:frame draw:style-name="gr126" draw:text-style-name="P95" draw:layer="layout" svg:width="1.133cm" svg:height="1.038cm" svg:x="11.586cm" svg:y="12.815cm">
            <draw:text-box>
              <text:p><text:span text:style-name="T19">-1</text:span></text:p>
            </draw:text-box>
          </draw:frame>
        </draw:g>
        <draw:line draw:style-name="gr127" draw:text-style-name="P1" draw:layer="layout" svg:x1="5.555cm" svg:y1="7.05cm" svg:x2="10.333cm" svg:y2="7.05cm">
          <text:p/>
        </draw:line>
        <draw:line draw:style-name="gr127" draw:text-style-name="P1" draw:layer="layout" svg:x1="5.244cm" svg:y1="7.361cm" svg:x2="5.244cm" svg:y2="12.139cm">
          <text:p/>
        </draw:line>
        <draw:frame draw:style-name="gr128" draw:text-style-name="P96" draw:layer="layout" svg:width="3.614cm" svg:height="1.119cm" svg:x="6.137cm" svg:y="5.918cm">
          <draw:text-box>
            <text:p><text:span text:style-name="T20">128 pixel</text:span></text:p>
          </draw:text-box>
        </draw:frame>
        <draw:frame draw:style-name="gr128" draw:text-style-name="P13" draw:layer="layout" svg:width="3.614cm" svg:height="1.119cm" draw:transform="rotate (1.5707963267949) translate (4.124cm 11.557cm)">
          <draw:text-box>
            <text:p><text:span text:style-name="T20">128 pixel</text:span></text:p>
          </draw:text-box>
        </draw:frame>
      </draw:page>
      <draw:page draw:name="page15" draw:style-name="dp1" draw:master-page-name="Default">
        <draw:frame draw:style-name="gr115" draw:text-style-name="P97" draw:layer="layout" svg:width="5.232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9.826cm" svg:y1="10.998cm" svg:x2="13.452cm" svg:y2="11.558cm">
          <text:p/>
        </draw:line>
        <draw:line draw:style-name="gr129" draw:text-style-name="P19" draw:layer="layout" svg:x1="9.827cm" svg:y1="10.996cm" svg:x2="13.446cm" svg:y2="10.219cm">
          <text:p/>
        </draw:line>
        <draw:line draw:style-name="gr129" draw:text-style-name="P19" draw:layer="layout" svg:x1="4.092cm" svg:y1="10.463cm" svg:x2="7.531cm" svg:y2="10.995cm">
          <text:p/>
        </draw:line>
        <draw:frame draw:style-name="gr130" draw:text-style-name="P98" draw:layer="layout" svg:width="5.232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15.64cm" svg:y1="10.463cm" svg:x2="19.079cm" svg:y2="10.995cm">
          <text:p/>
        </draw:line>
        <draw:line draw:style-name="gr131" draw:text-style-name="P19" draw:layer="layout" svg:x1="19.926cm" svg:y1="11.034cm" svg:x2="23.126cm" svg:y2="11.505cm">
          <text:p/>
        </draw:line>
        <draw:line draw:style-name="gr131" draw:text-style-name="P19" draw:layer="layout" svg:x1="19.927cm" svg:y1="11.033cm" svg:x2="23.093cm" svg:y2="10.387cm">
          <text:p/>
        </draw:line>
        <draw:line draw:style-name="gr131" draw:text-style-name="P19" draw:layer="layout" svg:x1="19.926cm" svg:y1="11.036cm" svg:x2="22.543cm" svg:y2="9.222cm">
          <text:p/>
        </draw:line>
        <draw:line draw:style-name="gr131" draw:text-style-name="P19" draw:layer="layout" svg:x1="19.927cm" svg:y1="11.033cm" svg:x2="22.724cm" svg:y2="12.575cm">
          <text:p/>
        </draw:line>
        <draw:frame draw:style-name="gr30" draw:text-style-name="P13" draw:layer="layout" svg:width="1.391cm" svg:height="0.962cm" draw:transform="rotate (-0.809832772925368) translate (21.136cm 7.941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49383643031) translate (22.002cm 12.688cm)">
          <draw:text-box>
            <text:p text:style-name="P78">. . .</text:p>
          </draw:text-box>
        </draw:frame>
        <draw:frame draw:style-name="gr99" draw:text-style-name="P13" draw:layer="layout" svg:width="1.065cm" svg:height="0.962cm" svg:x="21.683cm" svg:y="8.343cm">
          <draw:text-box>
            <text:p>-2</text:p>
          </draw:text-box>
        </draw:frame>
        <draw:frame draw:style-name="gr99" draw:text-style-name="P13" draw:layer="layout" svg:width="1.065cm" svg:height="0.962cm" svg:x="22.384cm" svg:y="9.443cm">
          <draw:text-box>
            <text:p>-1</text:p>
          </draw:text-box>
        </draw:frame>
        <draw:frame draw:style-name="gr99" draw:text-style-name="P13" draw:layer="layout" svg:width="1.065cm" svg:height="0.962cm" svg:x="21.684cm" svg:y="8.343cm">
          <draw:text-box>
            <text:p>-2</text:p>
          </draw:text-box>
        </draw:frame>
        <draw:frame draw:style-name="gr99" draw:text-style-name="P13" draw:layer="layout" svg:width="1.065cm" svg:height="0.962cm" svg:x="22.784cm" svg:y="10.643cm">
          <draw:text-box>
            <text:p>0</text:p>
          </draw:text-box>
        </draw:frame>
        <draw:frame draw:style-name="gr99" draw:text-style-name="P13" draw:layer="layout" svg:width="1.065cm" svg:height="0.962cm" svg:x="22.485cm" svg:y="11.843cm">
          <draw:text-box>
            <text:p>1</text:p>
          </draw:text-box>
        </draw:frame>
        <draw:frame draw:style-name="gr99" draw:text-style-name="P13" draw:layer="layout" svg:width="1.065cm" svg:height="0.962cm" svg:x="12.686cm" svg:y="9.143cm">
          <draw:text-box>
            <text:p>-1</text:p>
          </draw:text-box>
        </draw:frame>
        <draw:frame draw:style-name="gr99" draw:text-style-name="P13" draw:layer="layout" svg:width="1.065cm" svg:height="0.962cm" svg:x="12.987cm" svg:y="10.643cm">
          <draw:text-box>
            <text:p>0</text:p>
          </draw:text-box>
        </draw:frame>
        <draw:frame draw:style-name="gr132" draw:text-style-name="P13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132" draw:text-style-name="P13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84" draw:text-style-name="P1" draw:layer="layout" svg:x1="14.402cm" svg:y1="14.099cm" svg:x2="14.402cm" svg:y2="8.075cm">
          <text:p/>
        </draw:line>
      </draw:page>
      <draw:page draw:name="page16" draw:style-name="dp1" draw:master-page-name="Default">
        <draw:frame draw:style-name="gr134" draw:text-style-name="P97" draw:layer="layout" svg:width="5.131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9.826cm" svg:y1="10.998cm" svg:x2="13.452cm" svg:y2="11.558cm">
          <text:p/>
        </draw:line>
        <draw:line draw:style-name="gr129" draw:text-style-name="P19" draw:layer="layout" svg:x1="9.827cm" svg:y1="10.996cm" svg:x2="13.446cm" svg:y2="10.219cm">
          <text:p/>
        </draw:line>
        <draw:line draw:style-name="gr129" draw:text-style-name="P19" draw:layer="layout" svg:x1="4.092cm" svg:y1="10.463cm" svg:x2="7.531cm" svg:y2="10.995cm">
          <text:p/>
        </draw:line>
        <draw:frame draw:style-name="gr135" draw:text-style-name="P98" draw:layer="layout" svg:width="5.073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29" draw:text-style-name="P19" draw:layer="layout" svg:x1="15.64cm" svg:y1="10.463cm" svg:x2="19.079cm" svg:y2="10.995cm">
          <text:p/>
        </draw:line>
        <draw:line draw:style-name="gr131" draw:text-style-name="P19" draw:layer="layout" svg:x1="19.926cm" svg:y1="11.034cm" svg:x2="23.126cm" svg:y2="11.505cm">
          <text:p/>
        </draw:line>
        <draw:line draw:style-name="gr131" draw:text-style-name="P19" draw:layer="layout" svg:x1="19.927cm" svg:y1="11.033cm" svg:x2="23.093cm" svg:y2="10.387cm">
          <text:p/>
        </draw:line>
        <draw:line draw:style-name="gr131" draw:text-style-name="P19" draw:layer="layout" svg:x1="19.926cm" svg:y1="11.036cm" svg:x2="22.543cm" svg:y2="9.222cm">
          <text:p/>
        </draw:line>
        <draw:line draw:style-name="gr131" draw:text-style-name="P19" draw:layer="layout" svg:x1="19.927cm" svg:y1="11.033cm" svg:x2="22.724cm" svg:y2="12.575cm">
          <text:p/>
        </draw:line>
        <draw:frame draw:style-name="gr30" draw:text-style-name="P13" draw:layer="layout" svg:width="1.391cm" svg:height="0.962cm" draw:transform="rotate (-0.809832772925368) translate (21.136cm 7.941cm)">
          <draw:text-box>
            <text:p text:style-name="P78">. . .</text:p>
          </draw:text-box>
        </draw:frame>
        <draw:frame draw:style-name="gr30" draw:text-style-name="P13" draw:layer="layout" svg:width="1.391cm" svg:height="0.962cm" draw:transform="rotate (-2.1249383643031) translate (22.002cm 12.688cm)">
          <draw:text-box>
            <text:p text:style-name="P78">. . .</text:p>
          </draw:text-box>
        </draw:frame>
        <draw:frame draw:style-name="gr99" draw:text-style-name="P13" draw:layer="layout" svg:width="1.065cm" svg:height="0.962cm" svg:x="21.683cm" svg:y="8.343cm">
          <draw:text-box>
            <text:p>-2</text:p>
          </draw:text-box>
        </draw:frame>
        <draw:frame draw:style-name="gr99" draw:text-style-name="P13" draw:layer="layout" svg:width="1.065cm" svg:height="0.962cm" svg:x="22.384cm" svg:y="9.443cm">
          <draw:text-box>
            <text:p>-1</text:p>
          </draw:text-box>
        </draw:frame>
        <draw:frame draw:style-name="gr99" draw:text-style-name="P13" draw:layer="layout" svg:width="1.065cm" svg:height="0.962cm" svg:x="21.684cm" svg:y="8.343cm">
          <draw:text-box>
            <text:p>-2</text:p>
          </draw:text-box>
        </draw:frame>
        <draw:frame draw:style-name="gr99" draw:text-style-name="P13" draw:layer="layout" svg:width="1.065cm" svg:height="0.962cm" svg:x="22.784cm" svg:y="10.643cm">
          <draw:text-box>
            <text:p>0</text:p>
          </draw:text-box>
        </draw:frame>
        <draw:frame draw:style-name="gr99" draw:text-style-name="P13" draw:layer="layout" svg:width="1.065cm" svg:height="0.962cm" svg:x="22.485cm" svg:y="11.843cm">
          <draw:text-box>
            <text:p>1</text:p>
          </draw:text-box>
        </draw:frame>
        <draw:frame draw:style-name="gr99" draw:text-style-name="P13" draw:layer="layout" svg:width="1.065cm" svg:height="0.962cm" svg:x="12.686cm" svg:y="9.143cm">
          <draw:text-box>
            <text:p>-1</text:p>
          </draw:text-box>
        </draw:frame>
        <draw:frame draw:style-name="gr99" draw:text-style-name="P13" draw:layer="layout" svg:width="1.065cm" svg:height="0.962cm" svg:x="12.987cm" svg:y="10.643cm">
          <draw:text-box>
            <text:p>0</text:p>
          </draw:text-box>
        </draw:frame>
        <draw:frame draw:style-name="gr132" draw:text-style-name="P13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132" draw:text-style-name="P13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133" draw:text-style-name="P13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84" draw:text-style-name="P1" draw:layer="layout" svg:x1="14.402cm" svg:y1="14.099cm" svg:x2="14.402cm" svg:y2="8.075cm">
          <text:p/>
        </draw:line>
      </draw:page>
      <draw:page draw:name="page17" draw:style-name="dp1" draw:master-page-name="Default">
        <draw:line draw:style-name="gr76" draw:text-style-name="P1" draw:layer="layout" svg:x1="8.585cm" svg:y1="15.49cm" svg:x2="8.585cm" svg:y2="7.504cm">
          <text:p/>
        </draw:line>
        <draw:frame draw:style-name="gr136" draw:text-style-name="P7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37" draw:text-style-name="P7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38" draw:text-style-name="P1" draw:layer="layout" svg:x1="8.587cm" svg:y1="7.504cm" svg:x2="8.587cm" svg:y2="4.683cm">
          <text:p/>
        </draw:line>
        <draw:frame draw:style-name="gr77" draw:text-style-name="P73" draw:layer="layout" svg:width="1.209cm" svg:height="1.673cm" svg:x="6.902cm" svg:y="4.6cm">
          <draw:text-box>
            <text:p><text:span text:style-name="T12">θ</text:span></text:p>
          </draw:text-box>
        </draw:frame>
        <draw:ellipse draw:style-name="gr81" draw:text-style-name="P74" draw:layer="layout" svg:width="1.981cm" svg:height="0.457cm" svg:x="7.597cm" svg:y="6.469cm" draw:kind="arc" draw:start-angle="359.4" draw:end-angle="331.29">
          <text:p/>
        </draw:ellipse>
        <draw:line draw:style-name="gr76" draw:text-style-name="P1" draw:layer="layout" svg:x1="8.587cm" svg:y1="6.659cm" svg:x2="8.587cm" svg:y2="5.799cm">
          <text:p/>
        </draw:line>
        <draw:custom-shape draw:style-name="gr139" draw:text-style-name="P45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19" draw:layer="layout" svg:x1="20.079cm" svg:y1="4.61cm" svg:x2="20.079cm" svg:y2="8.935cm">
          <text:p/>
        </draw:line>
        <draw:frame draw:style-name="gr140" draw:text-style-name="P7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7" draw:text-style-name="P73" draw:layer="layout" svg:width="1.209cm" svg:height="1.673cm" svg:x="15.22cm" svg:y="11.583cm">
          <draw:text-box>
            <text:p><text:span text:style-name="T12">θ</text:span></text:p>
          </draw:text-box>
        </draw:frame>
        <draw:g>
          <draw:line draw:style-name="gr131" draw:text-style-name="P19" draw:layer="layout" svg:x1="20.115cm" svg:y1="9.84cm" svg:x2="20.115cm" svg:y2="14.599cm">
            <text:p/>
          </draw:line>
          <draw:line draw:style-name="gr131" draw:text-style-name="P19" draw:layer="layout" svg:x1="20.117cm" svg:y1="9.841cm" svg:x2="21.75cm" svg:y2="14.309cm">
            <text:p/>
          </draw:line>
          <draw:line draw:style-name="gr131" draw:text-style-name="P19" draw:layer="layout" svg:x1="20.112cm" svg:y1="9.841cm" svg:x2="23.34cm" svg:y2="13.256cm">
            <text:p/>
          </draw:line>
          <draw:line draw:style-name="gr131" draw:text-style-name="P19" draw:layer="layout" svg:x1="20.117cm" svg:y1="9.841cm" svg:x2="18.458cm" svg:y2="14.247cm">
            <text:p/>
          </draw:line>
        </draw:g>
        <draw:frame draw:style-name="gr99" draw:text-style-name="P13" draw:layer="layout" svg:width="1.065cm" svg:height="0.962cm" svg:x="21.789cm" svg:y="13.413cm">
          <draw:text-box>
            <text:p>-1</text:p>
          </draw:text-box>
        </draw:frame>
        <draw:frame draw:style-name="gr99" draw:text-style-name="P13" draw:layer="layout" svg:width="1.065cm" svg:height="0.962cm" svg:x="22.989cm" svg:y="12.013cm">
          <draw:text-box>
            <text:p>-2</text:p>
          </draw:text-box>
        </draw:frame>
        <draw:frame draw:style-name="gr99" draw:text-style-name="P13" draw:layer="layout" svg:width="1.065cm" svg:height="0.962cm" svg:x="20.25cm" svg:y="13.952cm">
          <draw:text-box>
            <text:p>0</text:p>
          </draw:text-box>
        </draw:frame>
        <draw:frame draw:style-name="gr99" draw:text-style-name="P13" draw:layer="layout" svg:width="1.065cm" svg:height="0.962cm" svg:x="18.59cm" svg:y="13.713cm">
          <draw:text-box>
            <text:p>1</text:p>
          </draw:text-box>
        </draw:frame>
        <draw:circle draw:style-name="gr141" draw:text-style-name="P99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84" draw:text-style-name="P1" draw:layer="layout" svg:x1="13.97cm" svg:y1="15.115cm" svg:x2="13.97cm" svg:y2="4.193cm">
          <text:p/>
        </draw:line>
        <draw:custom-shape draw:style-name="gr139" draw:text-style-name="P45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13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143" draw:text-style-name="P66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66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8" draw:style-name="dp1" draw:master-page-name="Default">
        <draw:line draw:style-name="gr84" draw:text-style-name="P1" draw:layer="layout" svg:x1="13.97cm" svg:y1="15.115cm" svg:x2="13.97cm" svg:y2="5.015cm">
          <text:p/>
        </draw:line>
        <draw:line draw:style-name="gr129" draw:text-style-name="P19" draw:layer="layout" svg:x1="20.079cm" svg:y1="5.201cm" svg:x2="20.079cm" svg:y2="9.351cm">
          <text:p/>
        </draw:line>
        <draw:frame draw:style-name="gr144" draw:text-style-name="P7" draw:layer="layout" svg:width="9.042cm" svg:height="0.813cm" draw:transform="rotate (0.261799387799149) translate (15.683cm 10.557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7" draw:text-style-name="P100" draw:layer="layout" svg:width="1.209cm" svg:height="1.673cm" svg:x="15.22cm" svg:y="8.799cm">
          <draw:text-box>
            <text:p><text:span text:style-name="T21">θ</text:span></text:p>
          </draw:text-box>
        </draw:frame>
        <draw:g>
          <draw:line draw:style-name="gr131" draw:text-style-name="P19" draw:layer="layout" svg:x1="20.115cm" svg:y1="10.256cm" svg:x2="20.115cm" svg:y2="15.015cm">
            <text:p/>
          </draw:line>
          <draw:line draw:style-name="gr131" draw:text-style-name="P19" draw:layer="layout" svg:x1="20.117cm" svg:y1="10.257cm" svg:x2="21.75cm" svg:y2="14.725cm">
            <text:p/>
          </draw:line>
          <draw:line draw:style-name="gr131" draw:text-style-name="P19" draw:layer="layout" svg:x1="20.112cm" svg:y1="10.257cm" svg:x2="23.34cm" svg:y2="13.672cm">
            <text:p/>
          </draw:line>
          <draw:line draw:style-name="gr131" draw:text-style-name="P19" draw:layer="layout" svg:x1="20.117cm" svg:y1="10.257cm" svg:x2="18.458cm" svg:y2="14.663cm">
            <text:p/>
          </draw:line>
        </draw:g>
        <draw:frame draw:style-name="gr145" draw:text-style-name="P96" draw:layer="layout" svg:width="1.192cm" svg:height="1.119cm" svg:x="21.889cm" svg:y="13.629cm">
          <draw:text-box>
            <text:p><text:span text:style-name="T20">-1</text:span></text:p>
          </draw:text-box>
        </draw:frame>
        <draw:frame draw:style-name="gr145" draw:text-style-name="P96" draw:layer="layout" svg:width="1.192cm" svg:height="1.119cm" svg:x="23.089cm" svg:y="12.229cm">
          <draw:text-box>
            <text:p><text:span text:style-name="T20">-2</text:span></text:p>
          </draw:text-box>
        </draw:frame>
        <draw:frame draw:style-name="gr146" draw:text-style-name="P96" draw:layer="layout" svg:width="1.065cm" svg:height="1.119cm" svg:x="20.35cm" svg:y="14.168cm">
          <draw:text-box>
            <text:p><text:span text:style-name="T20">0</text:span></text:p>
          </draw:text-box>
        </draw:frame>
        <draw:frame draw:style-name="gr146" draw:text-style-name="P96" draw:layer="layout" svg:width="1.065cm" svg:height="1.119cm" svg:x="18.69cm" svg:y="13.929cm">
          <draw:text-box>
            <text:p><text:span text:style-name="T20">1</text:span></text:p>
          </draw:text-box>
        </draw:frame>
        <draw:circle draw:style-name="gr147" draw:text-style-name="P99" draw:layer="layout" svg:width="1.863cm" svg:height="1.863cm" draw:transform="rotate (-2.87979326579064) translate (17.39cm 11.508cm)" draw:kind="arc" draw:start-angle="262.54" draw:end-angle="93.45">
          <text:p/>
        </draw:circle>
        <draw:frame draw:style-name="gr148" draw:text-style-name="P96" draw:layer="layout" svg:width="3.652cm" svg:height="1.987cm" svg:x="20.204cm" svg:y="6.35cm">
          <draw:text-box>
            <text:p><text:span text:style-name="T20">Incoming</text:span></text:p>
            <text:p><text:span text:style-name="T20">beam</text:span></text:p>
          </draw:text-box>
        </draw:frame>
        <draw:line draw:style-name="gr76" draw:text-style-name="P1" draw:layer="layout" svg:x1="8.585cm" svg:y1="15.369cm" svg:x2="8.585cm" svg:y2="7.165cm">
          <text:p/>
        </draw:line>
        <draw:frame draw:style-name="gr149" draw:text-style-name="P7" draw:layer="layout" svg:width="7.29cm" svg:height="7.188cm" svg:x="4.861cm" svg:y="7.304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50" draw:text-style-name="P7" draw:layer="layout" svg:width="7.291cm" svg:height="0.222cm" draw:transform="skewX (-0.794299342582619) translate (4.64cm 7.081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38" draw:text-style-name="P1" draw:layer="layout" svg:x1="8.587cm" svg:y1="7.165cm" svg:x2="8.587cm" svg:y2="5.402cm">
          <text:p/>
        </draw:line>
        <draw:frame draw:style-name="gr77" draw:text-style-name="P100" draw:layer="layout" svg:width="1.209cm" svg:height="1.673cm" svg:x="7.202cm" svg:y="5.361cm">
          <draw:text-box>
            <text:p><text:span text:style-name="T21">θ</text:span></text:p>
          </draw:text-box>
        </draw:frame>
        <draw:ellipse draw:style-name="gr151" draw:text-style-name="P74" draw:layer="layout" svg:width="1.981cm" svg:height="0.457cm" svg:x="7.597cm" svg:y="6.33cm" draw:kind="arc" draw:start-angle="359.4" draw:end-angle="331.29">
          <text:p/>
        </draw:ellipse>
        <draw:line draw:style-name="gr76" draw:text-style-name="P1" draw:layer="layout" svg:x1="8.587cm" svg:y1="6.72cm" svg:x2="8.587cm" svg:y2="5.86cm">
          <text:p/>
        </draw:line>
        <draw:custom-shape draw:style-name="gr139" draw:text-style-name="P45" draw:layer="layout" svg:width="0.155cm" svg:height="0.044cm" svg:x="8.509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5" draw:layer="layout" svg:width="0.155cm" svg:height="0.044cm" svg:x="8.509cm" svg:y="1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6" draw:layer="layout" svg:width="0.301cm" svg:height="4.322cm" draw:transform="skewX (-0.762185284345924) rotate (-0.762010751420725) translate (4.639cm 7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6" draw:layer="layout" svg:width="0.301cm" svg:height="4.322cm" draw:transform="skewX (-0.762185284345924) rotate (-0.762010751420725) translate (4.639cm 8.32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9" draw:style-name="dp1" draw:master-page-name="Default">
        <draw:line draw:style-name="gr84" draw:text-style-name="P1" draw:layer="layout" svg:x1="10.339cm" svg:y1="15.845cm" svg:x2="10.339cm" svg:y2="5.745cm">
          <text:p/>
        </draw:line>
        <draw:line draw:style-name="gr129" draw:text-style-name="P19" draw:layer="layout" svg:x1="15.888cm" svg:y1="5.799cm" svg:x2="15.888cm" svg:y2="9.949cm">
          <text:p/>
        </draw:line>
        <draw:frame draw:style-name="gr153" draw:text-style-name="P7" draw:layer="layout" svg:width="9.042cm" svg:height="0.813cm" draw:transform="rotate (0.261799387799149) translate (11.492cm 11.155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77" draw:text-style-name="P100" draw:layer="layout" svg:width="1.209cm" svg:height="1.673cm" svg:x="11.029cm" svg:y="9.397cm">
          <draw:text-box>
            <text:p text:style-name="P78"><text:span text:style-name="T22">θ</text:span></text:p>
          </draw:text-box>
        </draw:frame>
        <draw:g>
          <draw:line draw:style-name="gr131" draw:text-style-name="P19" draw:layer="layout" svg:x1="15.924cm" svg:y1="10.854cm" svg:x2="15.924cm" svg:y2="15.613cm">
            <text:p/>
          </draw:line>
          <draw:line draw:style-name="gr131" draw:text-style-name="P19" draw:layer="layout" svg:x1="15.926cm" svg:y1="10.855cm" svg:x2="17.559cm" svg:y2="15.323cm">
            <text:p/>
          </draw:line>
          <draw:line draw:style-name="gr131" draw:text-style-name="P19" draw:layer="layout" svg:x1="15.921cm" svg:y1="10.855cm" svg:x2="19.149cm" svg:y2="14.27cm">
            <text:p/>
          </draw:line>
          <draw:line draw:style-name="gr131" draw:text-style-name="P19" draw:layer="layout" svg:x1="15.926cm" svg:y1="10.855cm" svg:x2="14.267cm" svg:y2="15.261cm">
            <text:p/>
          </draw:line>
        </draw:g>
        <draw:frame draw:style-name="gr145" draw:text-style-name="P96" draw:layer="layout" svg:width="1.192cm" svg:height="1.119cm" svg:x="17.698cm" svg:y="14.227cm">
          <draw:text-box>
            <text:p text:style-name="P78"><text:span text:style-name="T20">-1</text:span></text:p>
          </draw:text-box>
        </draw:frame>
        <draw:frame draw:style-name="gr145" draw:text-style-name="P96" draw:layer="layout" svg:width="1.192cm" svg:height="1.119cm" svg:x="18.898cm" svg:y="12.827cm">
          <draw:text-box>
            <text:p text:style-name="P78"><text:span text:style-name="T20">-2</text:span></text:p>
          </draw:text-box>
        </draw:frame>
        <draw:frame draw:style-name="gr154" draw:text-style-name="P96" draw:layer="layout" svg:width="1.107cm" svg:height="1.164cm" svg:x="16.077cm" svg:y="14.627cm">
          <draw:text-box>
            <text:p text:style-name="P78"><text:span text:style-name="T20">0</text:span></text:p>
          </draw:text-box>
        </draw:frame>
        <draw:frame draw:style-name="gr146" draw:text-style-name="P96" draw:layer="layout" svg:width="1.065cm" svg:height="1.119cm" svg:x="14.499cm" svg:y="14.527cm">
          <draw:text-box>
            <text:p text:style-name="P78"><text:span text:style-name="T20">1</text:span></text:p>
          </draw:text-box>
        </draw:frame>
        <draw:circle draw:style-name="gr147" draw:text-style-name="P99" draw:layer="layout" svg:width="1.863cm" svg:height="1.863cm" draw:transform="rotate (-2.87979326579064) translate (13.199cm 12.106cm)" draw:kind="arc" draw:start-angle="262.54" draw:end-angle="93.45">
          <text:p/>
        </draw:circle>
        <draw:frame draw:style-name="gr148" draw:text-style-name="P96" draw:layer="layout" svg:width="3.652cm" svg:height="1.987cm" svg:x="16.013cm" svg:y="6.948cm">
          <draw:text-box>
            <text:p text:style-name="P78"><text:span text:style-name="T20">Incoming</text:span></text:p>
            <text:p text:style-name="P78"><text:span text:style-name="T20">beam</text:span></text:p>
          </draw:text-box>
        </draw:frame>
        <draw:line draw:style-name="gr84" draw:text-style-name="P1" draw:layer="layout" svg:x1="21.126cm" svg:y1="16.53cm" svg:x2="21.126cm" svg:y2="5.061cm">
          <text:p/>
        </draw:line>
        <draw:frame draw:style-name="gr155" draw:text-style-name="P102" draw:layer="layout" svg:width="3.652cm" svg:height="2.038cm" svg:x="27.725cm" svg:y="9.747cm">
          <draw:text-box>
            <text:p text:style-name="P101"><text:span text:style-name="T23">Incoming</text:span></text:p>
            <text:p text:style-name="P101"><text:span text:style-name="T23">beam</text:span></text:p>
          </draw:text-box>
        </draw:frame>
        <draw:ellipse draw:style-name="gr65" draw:text-style-name="P65" draw:layer="layout" svg:width="2.646cm" svg:height="2.585cm" svg:x="24.804cm" svg:y="8.492cm" draw:kind="arc" draw:start-angle="90.85" draw:end-angle="132.01">
          <text:p/>
        </draw:ellipse>
        <draw:line draw:style-name="gr73" draw:text-style-name="P1" draw:layer="layout" svg:x1="26.132cm" svg:y1="16.186cm" svg:x2="26.132cm" svg:y2="5.469cm">
          <text:p/>
        </draw:line>
        <draw:connector draw:style-name="gr156" draw:text-style-name="P103" draw:layer="layout" draw:type="line" svg:x1="21.661cm" svg:y1="10.719cm" svg:x2="30.166cm" svg:y2="10.766cm" svg:d="M21661 10719l8505 47" svg:viewBox="0 0 8506 48">
          <text:p/>
        </draw:connector>
        <draw:frame draw:style-name="gr69" draw:text-style-name="P105" draw:layer="layout" svg:width="1.002cm" svg:height="1.517cm" svg:x="25.165cm" svg:y="7.263cm">
          <draw:text-box>
            <text:p text:style-name="P104"><text:span text:style-name="T24">ζ</text:span></text:p>
          </draw:text-box>
        </draw:frame>
        <draw:frame draw:style-name="gr157" draw:text-style-name="P107" draw:layer="layout" svg:width="5.539cm" svg:height="1.402cm" draw:transform="rotate (-1.14650678563508) translate (27.455cm 10.572cm)">
          <draw:text-box>
            <text:p text:style-name="P106"><text:span text:style-name="T25">Diff. grating</text:span></text:p>
          </draw:text-box>
        </draw:frame>
        <draw:ellipse draw:style-name="gr151" draw:text-style-name="P74" draw:layer="layout" svg:width="1.981cm" svg:height="0.457cm" svg:x="25.148cm" svg:y="6.525cm" draw:kind="arc" draw:start-angle="359.4" draw:end-angle="331.29">
          <text:p/>
        </draw:ellipse>
        <draw:frame draw:style-name="gr77" draw:text-style-name="P108" draw:layer="layout" svg:width="1.209cm" svg:height="1.673cm" svg:x="24.954cm" svg:y="5.393cm">
          <draw:text-box>
            <text:p text:style-name="P78"><text:span text:style-name="T26">θ</text:span></text:p>
          </draw:text-box>
        </draw:frame>
        <draw:line draw:style-name="gr76" draw:text-style-name="P1" draw:layer="layout" svg:x1="26.138cm" svg:y1="6.813cm" svg:x2="26.138cm" svg:y2="5.953cm">
          <text:p/>
        </draw:line>
        <draw:custom-shape draw:style-name="gr158" draw:text-style-name="P109" draw:layer="layout" svg:width="0.394cm" svg:height="9.087cm" draw:transform="skewX (-0.000174532925199405) rotate (0.393222680474322) translate (24.17cm 6.6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6" draw:text-style-name="P1" draw:layer="layout" svg:x1="5.132cm" svg:y1="15.799cm" svg:x2="5.132cm" svg:y2="7.595cm">
          <text:p/>
        </draw:line>
        <draw:frame draw:style-name="gr159" draw:text-style-name="P7" draw:layer="layout" svg:width="7.29cm" svg:height="7.188cm" svg:x="1.408cm" svg:y="7.734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50" draw:text-style-name="P7" draw:layer="layout" svg:width="7.291cm" svg:height="0.222cm" draw:transform="skewX (-0.794299342582619) translate (1.187cm 7.511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138" draw:text-style-name="P1" draw:layer="layout" svg:x1="5.134cm" svg:y1="7.595cm" svg:x2="5.134cm" svg:y2="5.832cm">
          <text:p/>
        </draw:line>
        <draw:frame draw:style-name="gr77" draw:text-style-name="P100" draw:layer="layout" svg:width="1.209cm" svg:height="1.673cm" svg:x="3.749cm" svg:y="5.791cm">
          <draw:text-box>
            <text:p text:style-name="P78"><text:span text:style-name="T22">θ</text:span></text:p>
          </draw:text-box>
        </draw:frame>
        <draw:ellipse draw:style-name="gr151" draw:text-style-name="P74" draw:layer="layout" svg:width="1.981cm" svg:height="0.457cm" svg:x="4.144cm" svg:y="6.76cm" draw:kind="arc" draw:start-angle="359.4" draw:end-angle="331.29">
          <text:p/>
        </draw:ellipse>
        <draw:line draw:style-name="gr76" draw:text-style-name="P1" draw:layer="layout" svg:x1="5.134cm" svg:y1="7.15cm" svg:x2="5.134cm" svg:y2="6.29cm">
          <text:p/>
        </draw:line>
        <draw:custom-shape draw:style-name="gr139" draw:text-style-name="P45" draw:layer="layout" svg:width="0.155cm" svg:height="0.044cm" svg:x="5.056cm" svg:y="7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45" draw:layer="layout" svg:width="0.155cm" svg:height="0.044cm" svg:x="5.056cm" svg:y="15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09" draw:layer="layout" svg:width="0.301cm" svg:height="4.322cm" draw:transform="skewX (-0.762185284345924) rotate (-0.762010751420725) translate (1.186cm 7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109" draw:layer="layout" svg:width="0.301cm" svg:height="4.322cm" draw:transform="skewX (-0.762185284345924) rotate (-0.762010751420725) translate (1.186cm 8.75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0" draw:style-name="dp1" draw:master-page-name="Default">
        <draw:line draw:style-name="gr76" draw:text-style-name="P1" draw:layer="layout" svg:x1="7.46cm" svg:y1="16.227cm" svg:x2="7.46cm" svg:y2="10.839cm">
          <text:p/>
        </draw:line>
        <draw:line draw:style-name="gr76" draw:text-style-name="P1" draw:layer="layout" svg:x1="2.663cm" svg:y1="10.81cm" svg:x2="8.048cm" svg:y2="10.81cm">
          <text:p/>
        </draw:line>
        <draw:frame draw:style-name="gr140" draw:text-style-name="P7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61" draw:text-style-name="P7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62" draw:text-style-name="P111" draw:layer="layout" svg:width="0.502cm" svg:height="4.043cm" draw:transform="skewX (0.933053018116168) rotate (-1.80554311118813) translate (5.476cm 14.095cm)">
          <text:p text:style-name="P11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3" draw:text-style-name="P72" draw:layer="layout" svg:width="5.908cm" svg:height="3.212cm" svg:x="22.763cm" svg:y="9.701cm">
          <draw:text-box>
            <text:p text:style-name="P69"><text:span text:style-name="T11">Incoming</text:span></text:p>
            <text:p text:style-name="P69"><text:span text:style-name="T11">beam</text:span></text:p>
          </draw:text-box>
        </draw:frame>
        <draw:ellipse draw:style-name="gr65" draw:text-style-name="P65" draw:layer="layout" svg:width="3.425cm" svg:height="3.346cm" svg:x="18.89cm" svg:y="7.997cm" draw:kind="arc" draw:start-angle="90.85" draw:end-angle="132.01">
          <text:p/>
        </draw:ellipse>
        <draw:line draw:style-name="gr73" draw:text-style-name="P1" draw:layer="layout" svg:x1="20.602cm" svg:y1="17.389cm" svg:x2="20.602cm" svg:y2="4.35cm">
          <text:p/>
        </draw:line>
        <draw:connector draw:style-name="gr67" draw:text-style-name="P1" draw:layer="layout" draw:type="line" svg:x1="16.131cm" svg:y1="10.773cm" svg:x2="24.636cm" svg:y2="10.82cm" svg:d="M16131 10773l8505 47" svg:viewBox="0 0 8506 48">
          <text:p/>
        </draw:connector>
        <draw:frame draw:style-name="gr69" draw:text-style-name="P68" draw:layer="layout" svg:width="1.002cm" svg:height="1.517cm" svg:x="19.335cm" svg:y="6.517cm">
          <draw:text-box>
            <text:p text:style-name="P67"><text:span text:style-name="T8">ζ</text:span></text:p>
          </draw:text-box>
        </draw:frame>
        <draw:frame draw:style-name="gr164" draw:text-style-name="P71" draw:layer="layout" svg:width="5.539cm" svg:height="1.402cm" draw:transform="rotate (-1.14650678563508) translate (21.725cm 10.726cm)">
          <draw:text-box>
            <text:p text:style-name="P69"><text:span text:style-name="T10">Diff. grating</text:span></text:p>
          </draw:text-box>
        </draw:frame>
        <draw:frame draw:style-name="gr77" draw:text-style-name="P73" draw:layer="layout" svg:width="1.209cm" svg:height="1.673cm" svg:x="6.175cm" svg:y="4.697cm">
          <draw:text-box>
            <text:p><text:span text:style-name="T12">θ</text:span></text:p>
          </draw:text-box>
        </draw:frame>
        <draw:frame draw:style-name="gr79" draw:text-style-name="P68" draw:layer="layout" svg:width="1.002cm" svg:height="1.517cm" svg:x="12.821cm" svg:y="8.955cm">
          <draw:text-box>
            <text:p text:style-name="P67"><text:span text:style-name="T8">ζ</text:span></text:p>
          </draw:text-box>
        </draw:frame>
        <draw:line draw:style-name="gr80" draw:text-style-name="P1" draw:layer="layout" svg:x1="7.459cm" svg:y1="10.785cm" svg:x2="7.459cm" svg:y2="4.322cm">
          <text:p/>
        </draw:line>
        <draw:ellipse draw:style-name="gr81" draw:text-style-name="P74" draw:layer="layout" svg:width="1.981cm" svg:height="0.457cm" svg:x="6.47cm" svg:y="6.077cm" draw:kind="arc" draw:start-angle="359.4" draw:end-angle="331.29">
          <text:p/>
        </draw:ellipse>
        <draw:line draw:style-name="gr76" draw:text-style-name="P1" draw:layer="layout" svg:x1="7.46cm" svg:y1="6.267cm" svg:x2="7.46cm" svg:y2="5.407cm">
          <text:p/>
        </draw:line>
        <draw:ellipse draw:style-name="gr82" draw:text-style-name="P75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76" draw:text-style-name="P1" draw:layer="layout" svg:x1="12.533cm" svg:y1="10.807cm" svg:x2="13.393cm" svg:y2="10.807cm">
          <text:p/>
        </draw:line>
        <draw:line draw:style-name="gr80" draw:text-style-name="P1" draw:layer="layout" svg:x1="7.434cm" svg:y1="10.81cm" svg:x2="13.908cm" svg:y2="10.81cm">
          <text:p/>
        </draw:line>
        <draw:frame draw:style-name="gr165" draw:text-style-name="P71" draw:layer="layout" svg:width="4.1cm" svg:height="1.038cm" draw:transform="rotate (0.0879645943005142) translate (8.26cm 14.3cm)">
          <draw:text-box>
            <text:p text:style-name="P69"><text:span text:style-name="T10">Diff. grating</text:span></text:p>
          </draw:text-box>
        </draw:frame>
        <draw:line draw:style-name="gr84" draw:text-style-name="P1" draw:layer="layout" svg:x1="14.97cm" svg:y1="18.899cm" svg:x2="14.97cm" svg:y2="2.691cm">
          <text:p/>
        </draw:line>
        <draw:ellipse draw:style-name="gr81" draw:text-style-name="P74" draw:layer="layout" svg:width="1.981cm" svg:height="0.457cm" svg:x="19.618cm" svg:y="6.079cm" draw:kind="arc" draw:start-angle="359.4" draw:end-angle="331.29">
          <text:p/>
        </draw:ellipse>
        <draw:frame draw:style-name="gr77" draw:text-style-name="P73" draw:layer="layout" svg:width="1.209cm" svg:height="1.673cm" svg:x="19.324cm" svg:y="4.697cm">
          <draw:text-box>
            <text:p><text:span text:style-name="T12">θ</text:span></text:p>
          </draw:text-box>
        </draw:frame>
        <draw:line draw:style-name="gr76" draw:text-style-name="P1" draw:layer="layout" svg:x1="20.608cm" svg:y1="6.267cm" svg:x2="20.608cm" svg:y2="5.407cm">
          <text:p/>
        </draw:line>
        <draw:custom-shape draw:style-name="gr166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66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frame draw:style-name="gr168" draw:text-style-name="P102" draw:layer="layout" svg:width="3.652cm" svg:height="2.038cm" svg:x="21.91cm" svg:y="9.907cm">
          <draw:text-box>
            <text:p text:style-name="P112"><text:span text:style-name="T25">Incoming</text:span></text:p>
            <text:p text:style-name="P112"><text:span text:style-name="T25">beam</text:span></text:p>
          </draw:text-box>
        </draw:frame>
        <draw:ellipse draw:style-name="gr65" draw:text-style-name="P65" draw:layer="layout" svg:width="2.646cm" svg:height="2.585cm" svg:x="18.989cm" svg:y="8.652cm" draw:kind="arc" draw:start-angle="90.85" draw:end-angle="132.01">
          <text:p/>
        </draw:ellipse>
        <draw:line draw:style-name="gr73" draw:text-style-name="P1" draw:layer="layout" svg:x1="20.317cm" svg:y1="16.346cm" svg:x2="20.317cm" svg:y2="5.629cm">
          <text:p/>
        </draw:line>
        <draw:connector draw:style-name="gr169" draw:text-style-name="P103" draw:layer="layout" draw:type="line" svg:x1="15.846cm" svg:y1="10.879cm" svg:x2="24.351cm" svg:y2="10.926cm" svg:d="M15846 10879l8505 47" svg:viewBox="0 0 8506 48">
          <text:p/>
        </draw:connector>
        <draw:frame draw:style-name="gr69" draw:text-style-name="P105" draw:layer="layout" svg:width="1.002cm" svg:height="1.517cm" svg:x="19.35cm" svg:y="7.423cm">
          <draw:text-box>
            <text:p text:style-name="P67"><text:span text:style-name="T27">ζ</text:span></text:p>
          </draw:text-box>
        </draw:frame>
        <draw:frame draw:style-name="gr170" draw:text-style-name="P107" draw:layer="layout" svg:width="5.539cm" svg:height="1.402cm" draw:transform="rotate (-1.14650678563508) translate (21.64cm 10.732cm)">
          <draw:text-box>
            <text:p text:style-name="P69"><text:span text:style-name="T28">Diff. grating</text:span></text:p>
          </draw:text-box>
        </draw:frame>
        <draw:line draw:style-name="gr84" draw:text-style-name="P1" draw:layer="layout" svg:x1="14.685cm" svg:y1="16.53cm" svg:x2="14.685cm" svg:y2="5.061cm">
          <text:p/>
        </draw:line>
        <draw:ellipse draw:style-name="gr151" draw:text-style-name="P74" draw:layer="layout" svg:width="1.981cm" svg:height="0.457cm" svg:x="19.333cm" svg:y="6.685cm" draw:kind="arc" draw:start-angle="359.4" draw:end-angle="331.29">
          <text:p/>
        </draw:ellipse>
        <draw:frame draw:style-name="gr77" draw:text-style-name="P108" draw:layer="layout" svg:width="1.209cm" svg:height="1.673cm" svg:x="19.139cm" svg:y="5.553cm">
          <draw:text-box>
            <text:p><text:span text:style-name="T29">θ</text:span></text:p>
          </draw:text-box>
        </draw:frame>
        <draw:line draw:style-name="gr76" draw:text-style-name="P1" draw:layer="layout" svg:x1="20.323cm" svg:y1="6.973cm" svg:x2="20.323cm" svg:y2="6.113cm">
          <text:p/>
        </draw:line>
        <draw:custom-shape draw:style-name="gr171" draw:text-style-name="P6" draw:layer="layout" svg:width="0.394cm" svg:height="9.087cm" draw:transform="skewX (-0.000174532925199405) rotate (0.393222680474322) translate (18.355cm 6.849cm)">
          <text:p/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7.175cm" svg:y1="16.333cm" svg:x2="7.175cm" svg:y2="10.945cm">
          <text:p/>
        </draw:line>
        <draw:line draw:style-name="gr76" draw:text-style-name="P1" draw:layer="layout" svg:x1="2.378cm" svg:y1="10.916cm" svg:x2="7.763cm" svg:y2="10.916cm">
          <text:p/>
        </draw:line>
        <draw:frame draw:style-name="gr144" draw:text-style-name="P7" draw:layer="layout" svg:width="6.852cm" svg:height="0.483cm" draw:transform="skewX (0.280299877870289) rotate (-3.06514723235244) translate (11.838cm 14.18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72" draw:text-style-name="P7" draw:layer="layout" svg:width="6.816cm" svg:height="6.464cm" draw:transform="skewX (-0.331438024953723) rotate (0.075398223686155) translate (2.422cm 7.939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80" draw:text-style-name="P1" draw:layer="layout" svg:x1="7.149cm" svg:y1="10.916cm" svg:x2="12.407cm" svg:y2="10.916cm">
          <text:p/>
        </draw:line>
        <draw:custom-shape draw:style-name="gr173" draw:text-style-name="P113" draw:layer="layout" svg:width="0.502cm" svg:height="4.043cm" draw:transform="skewX (0.933053018116168) rotate (-1.80554311118813) translate (5.191cm 14.201cm)">
          <text:p text:style-name="P110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108" draw:layer="layout" svg:width="1.209cm" svg:height="1.673cm" svg:x="5.99cm" svg:y="5.553cm">
          <draw:text-box>
            <text:p><text:span text:style-name="T29">θ</text:span></text:p>
          </draw:text-box>
        </draw:frame>
        <draw:frame draw:style-name="gr79" draw:text-style-name="P105" draw:layer="layout" svg:width="1.002cm" svg:height="1.517cm" svg:x="11.436cm" svg:y="9.461cm">
          <draw:text-box>
            <text:p text:style-name="P67"><text:span text:style-name="T27">ζ</text:span></text:p>
          </draw:text-box>
        </draw:frame>
        <draw:line draw:style-name="gr80" draw:text-style-name="P1" draw:layer="layout" svg:x1="7.174cm" svg:y1="10.891cm" svg:x2="7.174cm" svg:y2="5.629cm">
          <text:p/>
        </draw:line>
        <draw:ellipse draw:style-name="gr151" draw:text-style-name="P74" draw:layer="layout" svg:width="1.981cm" svg:height="0.457cm" svg:x="6.185cm" svg:y="6.669cm" draw:kind="arc" draw:start-angle="359.4" draw:end-angle="331.29">
          <text:p/>
        </draw:ellipse>
        <draw:line draw:style-name="gr76" draw:text-style-name="P1" draw:layer="layout" svg:x1="7.175cm" svg:y1="7.273cm" svg:x2="7.175cm" svg:y2="6.413cm">
          <text:p/>
        </draw:line>
        <draw:ellipse draw:style-name="gr82" draw:text-style-name="P75" draw:layer="layout" svg:width="2.134cm" svg:height="0.432cm" draw:transform="rotate (1.5707963267949) translate (11.069cm 11.97cm)" draw:kind="arc" draw:start-angle="359.42" draw:end-angle="331.27">
          <text:p/>
        </draw:ellipse>
        <draw:frame draw:style-name="gr174" draw:text-style-name="P107" draw:layer="layout" svg:width="4.816cm" svg:height="1.195cm" draw:transform="rotate (0.0879645943005142) translate (7.175cm 14.406cm)">
          <draw:text-box>
            <text:p text:style-name="P69"><text:span text:style-name="T28">Diff. grating</text:span></text:p>
          </draw:text-box>
        </draw:frame>
        <draw:custom-shape draw:style-name="gr166" draw:text-style-name="P5" draw:layer="layout" svg:width="0.061cm" svg:height="0.162cm" draw:transform="skewX (0.0616101225953998) rotate (0.404916386462684) translate (7.078cm 10.8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1" draw:layer="layout" svg:x1="11.248cm" svg:y1="10.913cm" svg:x2="12.108cm" svg:y2="10.913cm">
          <text:p/>
        </draw:line>
      </draw:page>
      <draw:page draw:name="page22" draw:style-name="dp1" draw:master-page-name="Default">
        <draw:g>
          <draw:frame draw:style-name="gr175" draw:text-style-name="P102" draw:layer="layout" svg:width="3.652cm" svg:height="2.038cm" svg:x="17.487cm" svg:y="9.747cm">
            <draw:text-box>
              <text:p text:style-name="P112"><text:span text:style-name="T25">Incoming</text:span></text:p>
              <text:p text:style-name="P112"><text:span text:style-name="T25">beam</text:span></text:p>
            </draw:text-box>
          </draw:frame>
          <draw:ellipse draw:style-name="gr65" draw:text-style-name="P65" draw:layer="layout" svg:width="2.646cm" svg:height="2.585cm" svg:x="14.566cm" svg:y="8.492cm" draw:kind="arc" draw:start-angle="90.85" draw:end-angle="132.01">
            <text:p/>
          </draw:ellipse>
          <draw:line draw:style-name="gr73" draw:text-style-name="P1" draw:layer="layout" svg:x1="15.894cm" svg:y1="16.186cm" svg:x2="15.894cm" svg:y2="5.469cm">
            <text:p/>
          </draw:line>
          <draw:connector draw:style-name="gr169" draw:text-style-name="P103" draw:layer="layout" draw:type="line" svg:x1="11.423cm" svg:y1="10.719cm" svg:x2="19.928cm" svg:y2="10.766cm" svg:d="M11423 10719l8505 47" svg:viewBox="0 0 8506 48">
            <text:p/>
          </draw:connector>
          <draw:frame draw:style-name="gr69" draw:text-style-name="P105" draw:layer="layout" svg:width="1.002cm" svg:height="1.517cm" svg:x="14.927cm" svg:y="7.263cm">
            <draw:text-box>
              <text:p text:style-name="P67"><text:span text:style-name="T27">ζ</text:span></text:p>
            </draw:text-box>
          </draw:frame>
          <draw:frame draw:style-name="gr176" draw:text-style-name="P107" draw:layer="layout" svg:width="5.539cm" svg:height="1.402cm" draw:transform="rotate (-1.14650678563508) translate (17.217cm 10.572cm)">
            <draw:text-box>
              <text:p text:style-name="P69"><text:span text:style-name="T28">Diff. grating</text:span></text:p>
            </draw:text-box>
          </draw:frame>
          <draw:ellipse draw:style-name="gr151" draw:text-style-name="P74" draw:layer="layout" svg:width="1.981cm" svg:height="0.457cm" svg:x="14.91cm" svg:y="6.525cm" draw:kind="arc" draw:start-angle="359.4" draw:end-angle="331.29">
            <text:p/>
          </draw:ellipse>
          <draw:frame draw:style-name="gr77" draw:text-style-name="P108" draw:layer="layout" svg:width="1.209cm" svg:height="1.673cm" svg:x="14.716cm" svg:y="5.393cm">
            <draw:text-box>
              <text:p><text:span text:style-name="T29">θ</text:span></text:p>
            </draw:text-box>
          </draw:frame>
          <draw:line draw:style-name="gr76" draw:text-style-name="P1" draw:layer="layout" svg:x1="15.9cm" svg:y1="6.813cm" svg:x2="15.9cm" svg:y2="5.953cm">
            <text:p/>
          </draw:line>
          <draw:custom-shape draw:style-name="gr171" draw:text-style-name="P6" draw:layer="layout" svg:width="0.394cm" svg:height="9.087cm" draw:transform="skewX (-0.000174532925199405) rotate (0.393222680474322) translate (13.932cm 6.689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3" draw:style-name="dp1" draw:master-page-name="Default">
        <draw:line draw:style-name="gr177" draw:text-style-name="P114" draw:layer="layout" svg:x1="11.098cm" svg:y1="10.517cm" svg:x2="15.981cm" svg:y2="13.335cm">
          <text:p/>
        </draw:line>
        <draw:custom-shape draw:style-name="gr178" draw:text-style-name="P115" draw:layer="layout" svg:width="3.861cm" svg:height="0.66cm" svg:x="9.678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9" draw:text-style-name="P114" draw:layer="layout" svg:x1="8.022cm" svg:y1="12.789cm" svg:x2="15.981cm" svg:y2="8.195cm">
          <text:p/>
        </draw:line>
        <draw:line draw:style-name="gr177" draw:text-style-name="P114" draw:layer="layout" svg:x1="14.699cm" svg:y1="8.217cm" svg:x2="20.068cm" svg:y2="11.316cm">
          <text:p/>
        </draw:line>
        <draw:custom-shape draw:style-name="gr180" draw:text-style-name="P42" draw:layer="layout" svg:width="2.235cm" svg:height="0.762cm" svg:x="14.396cm" svg:y="7.764cm">
          <text:p/>
          <draw:enhanced-geometry svg:viewBox="0 0 21600 21600" draw:type="rectangle" draw:enhanced-path="M 0 0 L 21600 0 21600 21600 0 21600 0 0 Z N"/>
        </draw:custom-shape>
        <draw:line draw:style-name="gr177" draw:text-style-name="P114" draw:layer="layout" svg:x1="14.698cm" svg:y1="13.335cm" svg:x2="20.116cm" svg:y2="10.206cm">
          <text:p/>
        </draw:line>
        <draw:custom-shape draw:style-name="gr180" draw:text-style-name="P42" draw:layer="layout" svg:width="2.235cm" svg:height="0.762cm" svg:x="14.396cm" svg:y="13.064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116" draw:layer="layout" svg:width="3.935cm" svg:height="0.149cm" svg:x="13.416cm" svg:y="12.961cm">
          <text:p/>
          <draw:enhanced-geometry svg:viewBox="0 0 21600 21600" draw:type="rectangle" draw:enhanced-path="M 0 0 L 21600 0 21600 21600 0 21600 0 0 Z N"/>
        </draw:custom-shape>
        <draw:frame draw:style-name="gr182" draw:text-style-name="P7" xml:id="id21" draw:id="id21" draw:layer="layout" svg:width="1.132cm" svg:height="0.242cm" draw:transform="rotate (1.5707963267949) translate (19.02cm 11.339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81" draw:text-style-name="P116" draw:layer="layout" svg:width="3.935cm" svg:height="0.149cm" svg:x="13.416cm" svg:y="8.426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117" draw:layer="layout" svg:width="3.935cm" svg:height="0.149cm" svg:x="9.569cm" svg:y="10.724cm">
          <text:p/>
          <draw:enhanced-geometry svg:viewBox="0 0 21600 21600" draw:type="rectangle" draw:enhanced-path="M 0 0 L 21600 0 21600 21600 0 21600 0 0 Z N"/>
        </draw:custom-shape>
        <draw:frame draw:style-name="gr184" draw:text-style-name="P13" draw:layer="layout" svg:width="2.157cm" svg:height="0.962cm" svg:x="14.305cm" svg:y="7.592cm">
          <draw:text-box>
            <text:p>Mirror</text:p>
          </draw:text-box>
        </draw:frame>
        <draw:frame draw:style-name="gr185" draw:text-style-name="P13" draw:layer="layout" svg:width="2.369cm" svg:height="1.673cm" svg:x="7.476cm" svg:y="9.931cm">
          <draw:text-box>
            <text:p>Beam </text:p>
            <text:p>splitter</text:p>
          </draw:text-box>
        </draw:frame>
        <draw:frame draw:style-name="gr184" draw:text-style-name="P13" draw:layer="layout" svg:width="2.157cm" svg:height="0.962cm" svg:x="14.306cm" svg:y="12.992cm">
          <draw:text-box>
            <text:p>Mirror</text:p>
          </draw:text-box>
        </draw:frame>
        <draw:frame draw:style-name="gr184" draw:text-style-name="P13" draw:layer="layout" svg:width="2.157cm" svg:height="0.962cm" draw:transform="rotate (0.523598775598299) translate (7.911cm 13.165cm)">
          <draw:text-box>
            <text:p>Laser</text:p>
          </draw:text-box>
        </draw:frame>
        <draw:frame draw:style-name="gr186" draw:text-style-name="P13" xml:id="id20" draw:id="id20" draw:layer="layout" svg:width="2.648cm" svg:height="0.962cm" svg:x="17.817cm" svg:y="12.554cm">
          <draw:text-box>
            <text:p>Sample</text:p>
          </draw:text-box>
        </draw:frame>
        <draw:connector draw:style-name="gr9" draw:text-style-name="P1" draw:layer="layout" draw:type="line" svg:x1="19.141cm" svg:y1="12.554cm" svg:x2="19.141cm" svg:y2="11.339cm" draw:start-shape="id20" draw:start-glue-point="0" draw:end-shape="id21" svg:d="M19141 12554v-1215" svg:viewBox="0 0 1 1216">
          <text:p/>
        </draw:connector>
      </draw:page>
      <draw:page draw:name="page24" draw:style-name="dp1" draw:master-page-name="Default">
        <draw:line draw:style-name="gr187" draw:text-style-name="P114" draw:layer="layout" svg:x1="6.017cm" svg:y1="9.951cm" svg:x2="16.811cm" svg:y2="16.433cm">
          <text:p/>
        </draw:line>
        <draw:custom-shape draw:style-name="gr188" draw:text-style-name="P118" draw:layer="layout" svg:width="7.371cm" svg:height="2.286cm" svg:x="3.705cm" svg:y="8.4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9" draw:text-style-name="P114" draw:layer="layout" svg:x1="3.264cm" svg:y1="13.099cm" svg:x2="16.248cm" svg:y2="5.301cm">
          <text:p/>
        </draw:line>
        <draw:line draw:style-name="gr187" draw:text-style-name="P114" draw:layer="layout" svg:x1="12.814cm" svg:y1="5.412cm" svg:x2="23.421cm" svg:y2="11.782cm">
          <text:p/>
        </draw:line>
        <draw:custom-shape draw:style-name="gr190" draw:text-style-name="P119" draw:layer="layout" svg:width="5.334cm" svg:height="2.438cm" svg:x="11.772cm" svg:y="3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7" draw:text-style-name="P114" draw:layer="layout" svg:x1="12.815cm" svg:y1="16.025cm" svg:x2="23.511cm" svg:y2="9.597cm">
          <text:p/>
        </draw:line>
        <draw:custom-shape draw:style-name="gr191" draw:text-style-name="P119" draw:layer="layout" svg:width="5.993cm" svg:height="2.489cm" svg:x="11.702cm" svg:y="15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20" draw:layer="layout" svg:width="7.461cm" svg:height="0.281cm" svg:x="10.862cm" svg:y="15.0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3" draw:text-style-name="P7" draw:layer="layout" svg:width="2.896cm" svg:height="0.69cm" draw:transform="rotate (1.5707963267949) translate (21.316cm 12.179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94" draw:text-style-name="P121" draw:layer="layout" svg:width="7.474cm" svg:height="0.3cm" svg:x="3.547cm" svg:y="10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5" draw:text-style-name="P122" draw:layer="layout" svg:width="4.181cm" svg:height="1.826cm" svg:x="12.502cm" svg:y="4.665cm">
          <draw:text-box>
            <text:p><text:span text:style-name="T30">Mirror</text:span></text:p>
          </draw:text-box>
        </draw:frame>
        <draw:frame draw:style-name="gr195" draw:text-style-name="P122" draw:layer="layout" svg:width="4.181cm" svg:height="1.826cm" svg:x="12.502cm" svg:y="15.149cm">
          <draw:text-box>
            <text:p><text:span text:style-name="T30">Mirror</text:span></text:p>
          </draw:text-box>
        </draw:frame>
        <draw:frame draw:style-name="gr196" draw:text-style-name="P122" draw:layer="layout" svg:width="4.161cm" svg:height="1.969cm" draw:transform="rotate (0.540877535193043) translate (3.423cm 14.006cm)">
          <draw:text-box>
            <text:p><text:span text:style-name="T30">Laser</text:span></text:p>
          </draw:text-box>
        </draw:frame>
        <draw:frame draw:style-name="gr197" draw:text-style-name="P122" xml:id="id22" draw:id="id22" draw:layer="layout" svg:width="5.277cm" svg:height="1.826cm" svg:x="19.023cm" svg:y="14.29cm">
          <draw:text-box>
            <text:p><text:span text:style-name="T30">Sample</text:span></text:p>
          </draw:text-box>
        </draw:frame>
        <draw:custom-shape draw:style-name="gr198" draw:text-style-name="P120" draw:layer="layout" svg:width="7.461cm" svg:height="0.264cm" svg:x="10.862cm" svg:y="6.1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9" draw:text-style-name="P123" draw:layer="layout" svg:x1="3.269cm" svg:y1="13.12cm" svg:x2="5.416cm" svg:y2="11.817cm">
          <text:p/>
        </draw:line>
        <draw:custom-shape draw:style-name="gr200" draw:text-style-name="P7" xml:id="id23" draw:id="id23" draw:layer="layout" svg:width="1.321cm" svg:height="3.404cm" svg:x="21.001cm" svg:y="9.029cm">
          <text:p/>
          <draw:enhanced-geometry svg:viewBox="0 0 21600 21600" draw:type="rectangle" draw:enhanced-path="M 0 0 L 21600 0 21600 21600 0 21600 0 0 Z N"/>
        </draw:custom-shape>
        <draw:connector draw:style-name="gr201" draw:text-style-name="P7" draw:layer="layout" draw:type="line" svg:x1="21.661cm" svg:y1="14.29cm" svg:x2="21.661cm" svg:y2="12.433cm" draw:start-shape="id22" draw:start-glue-point="0" draw:end-shape="id23" draw:end-glue-point="2" svg:d="M21661 14290v-1857" svg:viewBox="0 0 1 1858">
          <text:p/>
        </draw:connector>
        <draw:frame draw:style-name="gr202" draw:text-style-name="P124" draw:layer="layout" svg:width="8.732cm" svg:height="1.826cm" svg:x="2.918cm" svg:y="8.808cm">
          <draw:text-box>
            <text:p><text:span text:style-name="T31">Beam splitter</text:span></text:p>
          </draw:text-box>
        </draw:frame>
      </draw:page>
      <draw:page draw:name="page25" draw:style-name="dp1" draw:master-page-name="Default">
        <draw:frame draw:style-name="gr193" draw:text-style-name="P7" draw:layer="layout" svg:width="12.7cm" svg:height="2.438cm" draw:transform="rotate (1.5707963267949) translate (8.855cm 16.169cm)">
          <draw:image xlink:href="Pictures/100002010000033D0000033DBB3ECB1074B64378.png" xlink:type="simple" xlink:show="embed" xlink:actuate="onLoad" loext:mime-type="image/png">
            <text:p/>
          </draw:image>
        </draw:frame>
        <draw:g>
          <draw:path draw:style-name="gr203" draw:text-style-name="P125" draw:layer="layout" svg:width="1.001cm" svg:height="0.986cm" svg:x="7.12cm" svg:y="14.321cm" svg:viewBox="0 0 1002 987" svg:d="M458 190c-57 128-114 256-171 384-91 212-136 328-132 348 3 16 17 23 41 23 0 0-1 0-2 0 0 0 1-1 2-1 13-1 26-1 39-2 8 1 17 2 25 3 0 14 0 28 0 42-87 0-173 0-260 0 0-14 0-28 1-42 45-4 77-17 93-37 6-7 20-37 43-92 115-272 230-544 345-816 16 0 31 0 46 0 113 273 225 547 337 820 18 44 33 74 46 88 19 21 49 33 90 37 0 14 1 28 1 42-120 0-241 0-361 0 0-14 0-28-1-42 17 1 34 2 51 3 42 0 60-11 56-34-6-34-16-66-28-98-87-209-174-417-261-626z">
            <text:p/>
          </draw:path>
        </draw:g>
        <draw:line draw:style-name="gr204" draw:text-style-name="P7" draw:layer="layout" svg:x1="8.536cm" svg:y1="15.39cm" svg:x2="8.536cm" svg:y2="14.222cm">
          <text:p/>
        </draw:line>
        <draw:line draw:style-name="gr205" draw:text-style-name="P7" draw:layer="layout" svg:x1="8.855cm" svg:y1="16.739cm" svg:x2="11.293cm" svg:y2="16.739cm">
          <text:p/>
        </draw:line>
        <draw:frame draw:style-name="gr206" draw:text-style-name="P126" draw:layer="layout" svg:width="1.285cm" svg:height="1.826cm" svg:x="9.336cm" svg:y="16.539cm">
          <draw:text-box>
            <text:p><text:span text:style-name="T32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StarSymbol1" svg:font-family="StarSymbol"/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StarSymbol" svg:font-family="Star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3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6" draw:display-name="Bitmap 6" xlink:href="Pictures/100002010000016100000295BAFE577E0D8280F8.png" xlink:type="simple" xlink:show="embed" xlink:actuate="onLoad"/>
    <draw:opacity draw:name="Transparency_20_1" draw:display-name="Transparency 1" draw:style="axial" draw:start="100%" draw:end="0%" draw:angle="0" draw:border="0%"/>
    <draw:opacity draw:name="Transparency_20_1575" draw:display-name="Transparency 1575" draw:style="linear" draw:start="100%" draw:end="45%" draw:angle="2700" draw:border="5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StarSymbol1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style:font-name="StarSymbol1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1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1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1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1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1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1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1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1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1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10-10T23:24:01.770209721</dc:date>
    <meta:editing-duration>P1DT21H46M44S</meta:editing-duration>
    <meta:editing-cycles>68</meta:editing-cycles>
    <meta:generator>LibreOffice/6.4.7.2$Linux_X86_64 LibreOffice_project/40$Build-2</meta:generator>
    <meta:document-statistic meta:object-count="1021"/>
  </office:meta>
</office:document-meta>
</file>

<file path=Object 1/content.xml><?xml version="1.0" encoding="utf-8"?>
<math xmlns="http://www.w3.org/1998/Math/MathML" display="block">
  <semantics>
    <msub>
      <mover accent="true">
        <mi>k</mi>
        <mo stretchy="false">⃗</mo>
      </mover>
      <mn>0</mn>
    </msub>
    <annotation encoding="StarMath 5.0">{vec k}_{ 0 } </annotation>
  </semantics>
</math>
</file>

<file path=Object 2/content.xml><?xml version="1.0" encoding="utf-8"?>
<math xmlns="http://www.w3.org/1998/Math/MathML" display="block">
  <semantics>
    <mrow>
      <mi>δ</mi>
      <mrow>
        <msub>
          <mover accent="true">
            <mi>q</mi>
            <mo stretchy="false">⃗</mo>
          </mover>
          <mn>0</mn>
        </msub>
        <mo stretchy="false">=</mo>
        <mn>0</mn>
      </mrow>
    </mrow>
    <annotation encoding="StarMath 5.0">%delta{vec q}_{ 0 } = 0
</annotation>
  </semantics>
</math>
</file>

<file path=Object 3/content.xml><?xml version="1.0" encoding="utf-8"?>
<math xmlns="http://www.w3.org/1998/Math/MathML" display="block">
  <semantics>
    <msub>
      <mover accent="true">
        <mi>k</mi>
        <mo stretchy="false">⃗</mo>
      </mover>
      <mn>1</mn>
    </msub>
    <annotation encoding="StarMath 5.0">{vec k}_{ 1 } </annotation>
  </semantics>
</math>
</file>

<file path=Object 4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2</mn>
      </mrow>
    </msub>
    <annotation encoding="StarMath 5.0">{vec k}_{ -2 } </annotation>
  </semantics>
</math>
</file>

<file path=Object 5/content.xml><?xml version="1.0" encoding="utf-8"?>
<math xmlns="http://www.w3.org/1998/Math/MathML" display="block">
  <semantics>
    <msub>
      <mover accent="true">
        <mi>k</mi>
        <mo stretchy="false">⃗</mo>
      </mover>
      <mrow>
        <mo stretchy="false">−</mo>
        <mn>1</mn>
      </mrow>
    </msub>
    <annotation encoding="StarMath 5.0">{vec k}_{ -1} </annotation>
  </semantics>
</math>
</file>

<file path=Object 6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1</mn>
        </mrow>
      </msub>
    </mrow>
    <annotation encoding="StarMath 5.0">%delta{vec q}_{ -1 } 
</annotation>
  </semantics>
</math>
</file>

<file path=Object 7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row>
          <mo stretchy="false">−</mo>
          <mn>2</mn>
        </mrow>
      </msub>
    </mrow>
    <annotation encoding="StarMath 5.0">%delta{vec q}_{ -2 } 
</annotation>
  </semantics>
</math>
</file>

<file path=Object 8/content.xml><?xml version="1.0" encoding="utf-8"?>
<math xmlns="http://www.w3.org/1998/Math/MathML" display="block">
  <semantics>
    <mrow>
      <mi>δ</mi>
      <msub>
        <mover accent="true">
          <mi>q</mi>
          <mo stretchy="false">⃗</mo>
        </mover>
        <mn>1</mn>
      </msub>
    </mrow>
    <annotation encoding="StarMath 5.0">%delta{vec q}_{ 1 } 
</annotation>
  </semantics>
</math>
</file>

<file path=Object 9/content.xml><?xml version="1.0" encoding="utf-8"?>
<math xmlns="http://www.w3.org/1998/Math/MathML" display="block">
  <semantics>
    <msub>
      <mover accent="true">
        <mi>k</mi>
        <mo stretchy="false">⃗</mo>
      </mover>
      <mrow>
        <mi>i</mi>
        <mi>n</mi>
      </mrow>
    </msub>
    <annotation encoding="StarMath 5.0">{vec k}_{i n}</annotation>
  </semantics>
</math>
</file>